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286.0" calcext:value-type="float">
            <text:p>278286.0</text:p>
          </table:table-cell>
          <table:table-cell office:value-type="float" office:value="135.88" calcext:value-type="float">
            <text:p>135.88</text:p>
          </table:table-cell>
          <table:table-cell office:value-type="float" office:value="919.538059301" calcext:value-type="float">
            <text:p>919.53805930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16-02</text:p>
          </table:table-cell>
          <table:table-cell office:value-type="float" office:value="1.52588076265e+12" calcext:value-type="float">
            <text:p>1.52588076265e+12</text:p>
          </table:table-cell>
          <table:table-cell office:value-type="string" calcext:value-type="string">
            <text:p>Wed May  9 21:16:0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9359.0" calcext:value-type="float">
            <text:p>279359.0</text:p>
          </table:table-cell>
          <table:table-cell office:value-type="float" office:value="272.81" calcext:value-type="float">
            <text:p>272.81</text:p>
          </table:table-cell>
          <table:table-cell office:value-type="float" office:value="916.00575219" calcext:value-type="float">
            <text:p>916.005752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18-13</text:p>
          </table:table-cell>
          <table:table-cell office:value-type="float" office:value="1.52588089375e+12" calcext:value-type="float">
            <text:p>1.52588089375e+12</text:p>
          </table:table-cell>
          <table:table-cell office:value-type="string" calcext:value-type="string">
            <text:p>Wed May  9 21:18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6274.0" calcext:value-type="float">
            <text:p>276274.0</text:p>
          </table:table-cell>
          <table:table-cell office:value-type="float" office:value="539.6" calcext:value-type="float">
            <text:p>539.6</text:p>
          </table:table-cell>
          <table:table-cell office:value-type="float" office:value="926.245900397" calcext:value-type="float">
            <text:p>926.24590039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0-24</text:p>
          </table:table-cell>
          <table:table-cell office:value-type="float" office:value="1.52588102484e+12" calcext:value-type="float">
            <text:p>1.52588102484e+12</text:p>
          </table:table-cell>
          <table:table-cell office:value-type="string" calcext:value-type="string">
            <text:p>Wed May  9 21:20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184.0" calcext:value-type="float">
            <text:p>278184.0</text:p>
          </table:table-cell>
          <table:table-cell office:value-type="float" office:value="1086.66" calcext:value-type="float">
            <text:p>1086.66</text:p>
          </table:table-cell>
          <table:table-cell office:value-type="float" office:value="919.889407287" calcext:value-type="float">
            <text:p>919.8894072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2-35</text:p>
          </table:table-cell>
          <table:table-cell office:value-type="float" office:value="1.52588115594e+12" calcext:value-type="float">
            <text:p>1.52588115594e+12</text:p>
          </table:table-cell>
          <table:table-cell office:value-type="string" calcext:value-type="string">
            <text:p>Wed May  9 21:22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0365.0" calcext:value-type="float">
            <text:p>260365.0</text:p>
          </table:table-cell>
          <table:table-cell office:value-type="float" office:value="2034.1" calcext:value-type="float">
            <text:p>2034.1</text:p>
          </table:table-cell>
          <table:table-cell office:value-type="float" office:value="982.854967275" calcext:value-type="float">
            <text:p>982.8549672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4-47</text:p>
          </table:table-cell>
          <table:table-cell office:value-type="float" office:value="1.52588128703e+12" calcext:value-type="float">
            <text:p>1.52588128703e+12</text:p>
          </table:table-cell>
          <table:table-cell office:value-type="string" calcext:value-type="string">
            <text:p>Wed May  9 21:24:4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4355.0" calcext:value-type="float">
            <text:p>234355.0</text:p>
          </table:table-cell>
          <table:table-cell office:value-type="float" office:value="3661.8" calcext:value-type="float">
            <text:p>3661.8</text:p>
          </table:table-cell>
          <table:table-cell office:value-type="float" office:value="1091.98748122" calcext:value-type="float">
            <text:p>1091.9874812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6-58</text:p>
          </table:table-cell>
          <table:table-cell office:value-type="float" office:value="1.52588141815e+12" calcext:value-type="float">
            <text:p>1.52588141815e+12</text:p>
          </table:table-cell>
          <table:table-cell office:value-type="string" calcext:value-type="string">
            <text:p>Wed May  9 21:26:5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2701.0" calcext:value-type="float">
            <text:p>172701.0</text:p>
          </table:table-cell>
          <table:table-cell office:value-type="float" office:value="5396.91" calcext:value-type="float">
            <text:p>5396.91</text:p>
          </table:table-cell>
          <table:table-cell office:value-type="float" office:value="1481.968975" calcext:value-type="float">
            <text:p>1481.9689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29-09</text:p>
          </table:table-cell>
          <table:table-cell office:value-type="float" office:value="1.52588154926e+12" calcext:value-type="float">
            <text:p>1.52588154926e+12</text:p>
          </table:table-cell>
          <table:table-cell office:value-type="string" calcext:value-type="string">
            <text:p>Wed May  9 21:29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6657.0" calcext:value-type="float">
            <text:p>86657.0</text:p>
          </table:table-cell>
          <table:table-cell office:value-type="float" office:value="5416.07" calcext:value-type="float">
            <text:p>5416.07</text:p>
          </table:table-cell>
          <table:table-cell office:value-type="float" office:value="2953.78863455" calcext:value-type="float">
            <text:p>2953.7886345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1-20</text:p>
          </table:table-cell>
          <table:table-cell office:value-type="float" office:value="1.52588168037e+12" calcext:value-type="float">
            <text:p>1.52588168037e+12</text:p>
          </table:table-cell>
          <table:table-cell office:value-type="string" calcext:value-type="string">
            <text:p>Wed May  9 21:31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9263.0" calcext:value-type="float">
            <text:p>39263.0</text:p>
          </table:table-cell>
          <table:table-cell office:value-type="float" office:value="4907.94" calcext:value-type="float">
            <text:p>4907.94</text:p>
          </table:table-cell>
          <table:table-cell office:value-type="float" office:value="6519.59938793" calcext:value-type="float">
            <text:p>6519.5993879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3-31</text:p>
          </table:table-cell>
          <table:table-cell office:value-type="float" office:value="1.5258818115e+12" calcext:value-type="float">
            <text:p>1.5258818115e+12</text:p>
          </table:table-cell>
          <table:table-cell office:value-type="string" calcext:value-type="string">
            <text:p>Wed May  9 21:33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74387.0" calcext:value-type="float">
            <text:p>1674387.0</text:p>
          </table:table-cell>
          <table:table-cell office:value-type="float" office:value="817.57" calcext:value-type="float">
            <text:p>817.57</text:p>
          </table:table-cell>
          <table:table-cell office:value-type="float" office:value="152.327104945" calcext:value-type="float">
            <text:p>152.32710494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5-42</text:p>
          </table:table-cell>
          <table:table-cell office:value-type="float" office:value="1.52588194265e+12" calcext:value-type="float">
            <text:p>1.52588194265e+12</text:p>
          </table:table-cell>
          <table:table-cell office:value-type="string" calcext:value-type="string">
            <text:p>Wed May  9 21:35:4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10769.0" calcext:value-type="float">
            <text:p>1710769.0</text:p>
          </table:table-cell>
          <table:table-cell office:value-type="float" office:value="1670.67" calcext:value-type="float">
            <text:p>1670.67</text:p>
          </table:table-cell>
          <table:table-cell office:value-type="float" office:value="149.0594953" calcext:value-type="float">
            <text:p>149.059495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37-53</text:p>
          </table:table-cell>
          <table:table-cell office:value-type="float" office:value="1.52588207375e+12" calcext:value-type="float">
            <text:p>1.52588207375e+12</text:p>
          </table:table-cell>
          <table:table-cell office:value-type="string" calcext:value-type="string">
            <text:p>Wed May  9 21:37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8700.0" calcext:value-type="float">
            <text:p>1348700.0</text:p>
          </table:table-cell>
          <table:table-cell office:value-type="float" office:value="2634.18" calcext:value-type="float">
            <text:p>2634.18</text:p>
          </table:table-cell>
          <table:table-cell office:value-type="float" office:value="189.227057136" calcext:value-type="float">
            <text:p>189.2270571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0-04</text:p>
          </table:table-cell>
          <table:table-cell office:value-type="float" office:value="1.52588220486e+12" calcext:value-type="float">
            <text:p>1.52588220486e+12</text:p>
          </table:table-cell>
          <table:table-cell office:value-type="string" calcext:value-type="string">
            <text:p>Wed May  9 21:40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23458.0" calcext:value-type="float">
            <text:p>523458.0</text:p>
          </table:table-cell>
          <table:table-cell office:value-type="float" office:value="2044.76" calcext:value-type="float">
            <text:p>2044.76</text:p>
          </table:table-cell>
          <table:table-cell office:value-type="float" office:value="488.415399555" calcext:value-type="float">
            <text:p>488.41539955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2-15</text:p>
          </table:table-cell>
          <table:table-cell office:value-type="float" office:value="1.52588233598e+12" calcext:value-type="float">
            <text:p>1.52588233598e+12</text:p>
          </table:table-cell>
          <table:table-cell office:value-type="string" calcext:value-type="string">
            <text:p>Wed May  9 21:42:1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84083.0" calcext:value-type="float">
            <text:p>284083.0</text:p>
          </table:table-cell>
          <table:table-cell office:value-type="float" office:value="2219.4" calcext:value-type="float">
            <text:p>2219.4</text:p>
          </table:table-cell>
          <table:table-cell office:value-type="float" office:value="900.415447569" calcext:value-type="float">
            <text:p>900.4154475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4-27</text:p>
          </table:table-cell>
          <table:table-cell office:value-type="float" office:value="1.52588246711e+12" calcext:value-type="float">
            <text:p>1.52588246711e+12</text:p>
          </table:table-cell>
          <table:table-cell office:value-type="string" calcext:value-type="string">
            <text:p>Wed May  9 21:44:2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52824.0" calcext:value-type="float">
            <text:p>152824.0</text:p>
          </table:table-cell>
          <table:table-cell office:value-type="float" office:value="2387.88" calcext:value-type="float">
            <text:p>2387.88</text:p>
          </table:table-cell>
          <table:table-cell office:value-type="float" office:value="1674.24485042" calcext:value-type="float">
            <text:p>1674.244850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6-38</text:p>
          </table:table-cell>
          <table:table-cell office:value-type="float" office:value="1.52588259822e+12" calcext:value-type="float">
            <text:p>1.52588259822e+12</text:p>
          </table:table-cell>
          <table:table-cell office:value-type="string" calcext:value-type="string">
            <text:p>Wed May  9 21:46:3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88001.0" calcext:value-type="float">
            <text:p>88001.0</text:p>
          </table:table-cell>
          <table:table-cell office:value-type="float" office:value="2750.03" calcext:value-type="float">
            <text:p>2750.03</text:p>
          </table:table-cell>
          <table:table-cell office:value-type="float" office:value="2907.78237856" calcext:value-type="float">
            <text:p>2907.782378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48-49</text:p>
          </table:table-cell>
          <table:table-cell office:value-type="float" office:value="1.52588272936e+12" calcext:value-type="float">
            <text:p>1.52588272936e+12</text:p>
          </table:table-cell>
          <table:table-cell office:value-type="string" calcext:value-type="string">
            <text:p>Wed May  9 21:48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44103.0" calcext:value-type="float">
            <text:p>44103.0</text:p>
          </table:table-cell>
          <table:table-cell office:value-type="float" office:value="2756.41" calcext:value-type="float">
            <text:p>2756.41</text:p>
          </table:table-cell>
          <table:table-cell office:value-type="float" office:value="5802.03585287" calcext:value-type="float">
            <text:p>5802.035852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51-00</text:p>
          </table:table-cell>
          <table:table-cell office:value-type="float" office:value="1.52588286047e+12" calcext:value-type="float">
            <text:p>1.52588286047e+12</text:p>
          </table:table-cell>
          <table:table-cell office:value-type="string" calcext:value-type="string">
            <text:p>Wed May  9 21:51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2230.0" calcext:value-type="float">
            <text:p>22230.0</text:p>
          </table:table-cell>
          <table:table-cell office:value-type="float" office:value="2778.73" calcext:value-type="float">
            <text:p>2778.73</text:p>
          </table:table-cell>
          <table:table-cell office:value-type="float" office:value="11511.0819977" calcext:value-type="float">
            <text:p>11511.081997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1-53-11</text:p>
          </table:table-cell>
          <table:table-cell office:value-type="float" office:value="1.52588299161e+12" calcext:value-type="float">
            <text:p>1.52588299161e+12</text:p>
          </table:table-cell>
          <table:table-cell office:value-type="string" calcext:value-type="string">
            <text:p>Wed May  9 21:53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111.0" calcext:value-type="float">
            <text:p>34111.0</text:p>
          </table:table-cell>
          <table:table-cell office:value-type="float" office:value="16.66" calcext:value-type="float">
            <text:p>16.66</text:p>
          </table:table-cell>
          <table:table-cell office:value-type="float" office:value="0.0" calcext:value-type="float">
            <text:p>0.0</text:p>
          </table:table-cell>
          <table:table-cell office:value-type="float" office:value="28.941473747" calcext:value-type="float">
            <text:p>28.941473747</text:p>
          </table:table-cell>
          <table:table-cell office:value-type="string" calcext:value-type="string">
            <text:p>2018-05-09_21-55-22</text:p>
          </table:table-cell>
          <table:table-cell office:value-type="float" office:value="1.52588312264e+12" calcext:value-type="float">
            <text:p>1.52588312264e+12</text:p>
          </table:table-cell>
          <table:table-cell office:value-type="string" calcext:value-type="string">
            <text:p>Wed May  9 21:55:2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483.0" calcext:value-type="float">
            <text:p>33483.0</text:p>
          </table:table-cell>
          <table:table-cell office:value-type="float" office:value="32.7" calcext:value-type="float">
            <text:p>32.7</text:p>
          </table:table-cell>
          <table:table-cell office:value-type="float" office:value="0.0" calcext:value-type="float">
            <text:p>0.0</text:p>
          </table:table-cell>
          <table:table-cell office:value-type="float" office:value="29.484274128" calcext:value-type="float">
            <text:p>29.484274128</text:p>
          </table:table-cell>
          <table:table-cell office:value-type="string" calcext:value-type="string">
            <text:p>2018-05-09_21-57-33</text:p>
          </table:table-cell>
          <table:table-cell office:value-type="float" office:value="1.52588325374e+12" calcext:value-type="float">
            <text:p>1.52588325374e+12</text:p>
          </table:table-cell>
          <table:table-cell office:value-type="string" calcext:value-type="string">
            <text:p>Wed May  9 21:57:3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252.0" calcext:value-type="float">
            <text:p>32252.0</text:p>
          </table:table-cell>
          <table:table-cell office:value-type="float" office:value="62.99" calcext:value-type="float">
            <text:p>62.99</text:p>
          </table:table-cell>
          <table:table-cell office:value-type="float" office:value="0.0" calcext:value-type="float">
            <text:p>0.0</text:p>
          </table:table-cell>
          <table:table-cell office:value-type="float" office:value="30.619305909" calcext:value-type="float">
            <text:p>30.619305909</text:p>
          </table:table-cell>
          <table:table-cell office:value-type="string" calcext:value-type="string">
            <text:p>2018-05-09_21-59-44</text:p>
          </table:table-cell>
          <table:table-cell office:value-type="float" office:value="1.52588338484e+12" calcext:value-type="float">
            <text:p>1.52588338484e+12</text:p>
          </table:table-cell>
          <table:table-cell office:value-type="string" calcext:value-type="string">
            <text:p>Wed May  9 21:59:4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965.0" calcext:value-type="float">
            <text:p>29965.0</text:p>
          </table:table-cell>
          <table:table-cell office:value-type="float" office:value="117.05" calcext:value-type="float">
            <text:p>117.05</text:p>
          </table:table-cell>
          <table:table-cell office:value-type="float" office:value="0.0" calcext:value-type="float">
            <text:p>0.0</text:p>
          </table:table-cell>
          <table:table-cell office:value-type="float" office:value="32.941759833" calcext:value-type="float">
            <text:p>32.941759833</text:p>
          </table:table-cell>
          <table:table-cell office:value-type="string" calcext:value-type="string">
            <text:p>2018-05-09_22-01-55</text:p>
          </table:table-cell>
          <table:table-cell office:value-type="float" office:value="1.52588351594e+12" calcext:value-type="float">
            <text:p>1.52588351594e+12</text:p>
          </table:table-cell>
          <table:table-cell office:value-type="string" calcext:value-type="string">
            <text:p>Wed May  9 22:01:5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305.0" calcext:value-type="float">
            <text:p>19305.0</text:p>
          </table:table-cell>
          <table:table-cell office:value-type="float" office:value="150.82" calcext:value-type="float">
            <text:p>150.82</text:p>
          </table:table-cell>
          <table:table-cell office:value-type="float" office:value="0.0" calcext:value-type="float">
            <text:p>0.0</text:p>
          </table:table-cell>
          <table:table-cell office:value-type="float" office:value="50.847418639" calcext:value-type="float">
            <text:p>50.847418639</text:p>
          </table:table-cell>
          <table:table-cell office:value-type="string" calcext:value-type="string">
            <text:p>2018-05-09_22-04-07</text:p>
          </table:table-cell>
          <table:table-cell office:value-type="float" office:value="1.52588364703e+12" calcext:value-type="float">
            <text:p>1.52588364703e+12</text:p>
          </table:table-cell>
          <table:table-cell office:value-type="string" calcext:value-type="string">
            <text:p>Wed May  9 22:04:0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951.0" calcext:value-type="float">
            <text:p>16951.0</text:p>
          </table:table-cell>
          <table:table-cell office:value-type="float" office:value="264.86" calcext:value-type="float">
            <text:p>264.86</text:p>
          </table:table-cell>
          <table:table-cell office:value-type="float" office:value="0.0" calcext:value-type="float">
            <text:p>0.0</text:p>
          </table:table-cell>
          <table:table-cell office:value-type="float" office:value="58.372198278" calcext:value-type="float">
            <text:p>58.372198278</text:p>
          </table:table-cell>
          <table:table-cell office:value-type="string" calcext:value-type="string">
            <text:p>2018-05-09_22-06-18</text:p>
          </table:table-cell>
          <table:table-cell office:value-type="float" office:value="1.52588377813e+12" calcext:value-type="float">
            <text:p>1.52588377813e+12</text:p>
          </table:table-cell>
          <table:table-cell office:value-type="string" calcext:value-type="string">
            <text:p>Wed May  9 22:06:1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55.0" calcext:value-type="float">
            <text:p>12355.0</text:p>
          </table:table-cell>
          <table:table-cell office:value-type="float" office:value="386.08" calcext:value-type="float">
            <text:p>386.08</text:p>
          </table:table-cell>
          <table:table-cell office:value-type="float" office:value="0.0" calcext:value-type="float">
            <text:p>0.0</text:p>
          </table:table-cell>
          <table:table-cell office:value-type="float" office:value="80.01903105" calcext:value-type="float">
            <text:p>80.01903105</text:p>
          </table:table-cell>
          <table:table-cell office:value-type="string" calcext:value-type="string">
            <text:p>2018-05-09_22-08-29</text:p>
          </table:table-cell>
          <table:table-cell office:value-type="float" office:value="1.52588390925e+12" calcext:value-type="float">
            <text:p>1.52588390925e+12</text:p>
          </table:table-cell>
          <table:table-cell office:value-type="string" calcext:value-type="string">
            <text:p>Wed May  9 22:08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21.0" calcext:value-type="float">
            <text:p>8921.0</text:p>
          </table:table-cell>
          <table:table-cell office:value-type="float" office:value="557.57" calcext:value-type="float">
            <text:p>557.57</text:p>
          </table:table-cell>
          <table:table-cell office:value-type="float" office:value="0.0" calcext:value-type="float">
            <text:p>0.0</text:p>
          </table:table-cell>
          <table:table-cell office:value-type="float" office:value="110.954051018" calcext:value-type="float">
            <text:p>110.954051018</text:p>
          </table:table-cell>
          <table:table-cell office:value-type="string" calcext:value-type="string">
            <text:p>2018-05-09_22-10-40</text:p>
          </table:table-cell>
          <table:table-cell office:value-type="float" office:value="1.52588404035e+12" calcext:value-type="float">
            <text:p>1.52588404035e+12</text:p>
          </table:table-cell>
          <table:table-cell office:value-type="string" calcext:value-type="string">
            <text:p>Wed May  9 22:10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055.0" calcext:value-type="float">
            <text:p>5055.0</text:p>
          </table:table-cell>
          <table:table-cell office:value-type="float" office:value="631.84" calcext:value-type="float">
            <text:p>631.84</text:p>
          </table:table-cell>
          <table:table-cell office:value-type="float" office:value="0.0" calcext:value-type="float">
            <text:p>0.0</text:p>
          </table:table-cell>
          <table:table-cell office:value-type="float" office:value="196.468605484" calcext:value-type="float">
            <text:p>196.468605484</text:p>
          </table:table-cell>
          <table:table-cell office:value-type="string" calcext:value-type="string">
            <text:p>2018-05-09_22-12-51</text:p>
          </table:table-cell>
          <table:table-cell office:value-type="float" office:value="1.52588417146e+12" calcext:value-type="float">
            <text:p>1.52588417146e+12</text:p>
          </table:table-cell>
          <table:table-cell office:value-type="string" calcext:value-type="string">
            <text:p>Wed May  9 22:12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4467.0" calcext:value-type="float">
            <text:p>24467.0</text:p>
          </table:table-cell>
          <table:table-cell office:value-type="float" office:value="95.57" calcext:value-type="float">
            <text:p>95.57</text:p>
          </table:table-cell>
          <table:table-cell office:value-type="float" office:value="49.224568571" calcext:value-type="float">
            <text:p>49.224568571</text:p>
          </table:table-cell>
          <table:table-cell office:value-type="float" office:value="31.649080638" calcext:value-type="float">
            <text:p>31.649080638</text:p>
          </table:table-cell>
          <table:table-cell office:value-type="string" calcext:value-type="string">
            <text:p>2018-05-09_22-15-02</text:p>
          </table:table-cell>
          <table:table-cell office:value-type="float" office:value="1.52588430259e+12" calcext:value-type="float">
            <text:p>1.52588430259e+12</text:p>
          </table:table-cell>
          <table:table-cell office:value-type="string" calcext:value-type="string">
            <text:p>Wed May  9 22:15:0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5771.0" calcext:value-type="float">
            <text:p>45771.0</text:p>
          </table:table-cell>
          <table:table-cell office:value-type="float" office:value="178.79" calcext:value-type="float">
            <text:p>178.79</text:p>
          </table:table-cell>
          <table:table-cell office:value-type="float" office:value="52.48671145" calcext:value-type="float">
            <text:p>52.48671145</text:p>
          </table:table-cell>
          <table:table-cell office:value-type="float" office:value="33.888052356" calcext:value-type="float">
            <text:p>33.888052356</text:p>
          </table:table-cell>
          <table:table-cell office:value-type="string" calcext:value-type="string">
            <text:p>2018-05-09_22-17-13</text:p>
          </table:table-cell>
          <table:table-cell office:value-type="float" office:value="1.5258844337e+12" calcext:value-type="float">
            <text:p>1.5258844337e+12</text:p>
          </table:table-cell>
          <table:table-cell office:value-type="string" calcext:value-type="string">
            <text:p>Wed May  9 22:17:1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922.0" calcext:value-type="float">
            <text:p>82922.0</text:p>
          </table:table-cell>
          <table:table-cell office:value-type="float" office:value="323.91" calcext:value-type="float">
            <text:p>323.91</text:p>
          </table:table-cell>
          <table:table-cell office:value-type="float" office:value="58.924854268" calcext:value-type="float">
            <text:p>58.924854268</text:p>
          </table:table-cell>
          <table:table-cell office:value-type="float" office:value="36.421366573" calcext:value-type="float">
            <text:p>36.421366573</text:p>
          </table:table-cell>
          <table:table-cell office:value-type="string" calcext:value-type="string">
            <text:p>2018-05-09_22-19-24</text:p>
          </table:table-cell>
          <table:table-cell office:value-type="float" office:value="1.52588456482e+12" calcext:value-type="float">
            <text:p>1.52588456482e+12</text:p>
          </table:table-cell>
          <table:table-cell office:value-type="string" calcext:value-type="string">
            <text:p>Wed May  9 22:19:2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744.0" calcext:value-type="float">
            <text:p>152744.0</text:p>
          </table:table-cell>
          <table:table-cell office:value-type="float" office:value="596.65" calcext:value-type="float">
            <text:p>596.65</text:p>
          </table:table-cell>
          <table:table-cell office:value-type="float" office:value="67.123589739" calcext:value-type="float">
            <text:p>67.123589739</text:p>
          </table:table-cell>
          <table:table-cell office:value-type="float" office:value="36.47928856" calcext:value-type="float">
            <text:p>36.47928856</text:p>
          </table:table-cell>
          <table:table-cell office:value-type="string" calcext:value-type="string">
            <text:p>2018-05-09_22-21-35</text:p>
          </table:table-cell>
          <table:table-cell office:value-type="float" office:value="1.52588469594e+12" calcext:value-type="float">
            <text:p>1.52588469594e+12</text:p>
          </table:table-cell>
          <table:table-cell office:value-type="string" calcext:value-type="string">
            <text:p>Wed May  9 22:21:3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68725.0" calcext:value-type="float">
            <text:p>268725.0</text:p>
          </table:table-cell>
          <table:table-cell office:value-type="float" office:value="1049.71" calcext:value-type="float">
            <text:p>1049.71</text:p>
          </table:table-cell>
          <table:table-cell office:value-type="float" office:value="81.617336399" calcext:value-type="float">
            <text:p>81.617336399</text:p>
          </table:table-cell>
          <table:table-cell office:value-type="float" office:value="36.175919477" calcext:value-type="float">
            <text:p>36.175919477</text:p>
          </table:table-cell>
          <table:table-cell office:value-type="string" calcext:value-type="string">
            <text:p>2018-05-09_22-23-47</text:p>
          </table:table-cell>
          <table:table-cell office:value-type="float" office:value="1.52588482705e+12" calcext:value-type="float">
            <text:p>1.52588482705e+12</text:p>
          </table:table-cell>
          <table:table-cell office:value-type="string" calcext:value-type="string">
            <text:p>Wed May  9 22:23:4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4731.0" calcext:value-type="float">
            <text:p>454731.0</text:p>
          </table:table-cell>
          <table:table-cell office:value-type="float" office:value="1776.29" calcext:value-type="float">
            <text:p>1776.29</text:p>
          </table:table-cell>
          <table:table-cell office:value-type="float" office:value="103.420898805" calcext:value-type="float">
            <text:p>103.420898805</text:p>
          </table:table-cell>
          <table:table-cell office:value-type="float" office:value="36.020096212" calcext:value-type="float">
            <text:p>36.020096212</text:p>
          </table:table-cell>
          <table:table-cell office:value-type="string" calcext:value-type="string">
            <text:p>2018-05-09_22-25-58</text:p>
          </table:table-cell>
          <table:table-cell office:value-type="float" office:value="1.52588495818e+12" calcext:value-type="float">
            <text:p>1.52588495818e+12</text:p>
          </table:table-cell>
          <table:table-cell office:value-type="string" calcext:value-type="string">
            <text:p>Wed May  9 22:25:5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6195.0" calcext:value-type="float">
            <text:p>706195.0</text:p>
          </table:table-cell>
          <table:table-cell office:value-type="float" office:value="2758.57" calcext:value-type="float">
            <text:p>2758.57</text:p>
          </table:table-cell>
          <table:table-cell office:value-type="float" office:value="138.711933186" calcext:value-type="float">
            <text:p>138.711933186</text:p>
          </table:table-cell>
          <table:table-cell office:value-type="float" office:value="40.930876884" calcext:value-type="float">
            <text:p>40.930876884</text:p>
          </table:table-cell>
          <table:table-cell office:value-type="string" calcext:value-type="string">
            <text:p>2018-05-09_22-28-09</text:p>
          </table:table-cell>
          <table:table-cell office:value-type="float" office:value="1.52588508933e+12" calcext:value-type="float">
            <text:p>1.52588508933e+12</text:p>
          </table:table-cell>
          <table:table-cell office:value-type="string" calcext:value-type="string">
            <text:p>Wed May  9 22:28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488.0" calcext:value-type="float">
            <text:p>17488.0</text:p>
          </table:table-cell>
          <table:table-cell office:value-type="float" office:value="68.31" calcext:value-type="float">
            <text:p>68.31</text:p>
          </table:table-cell>
          <table:table-cell office:value-type="float" office:value="56.438929272" calcext:value-type="float">
            <text:p>56.4389292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0-20</text:p>
          </table:table-cell>
          <table:table-cell office:value-type="float" office:value="1.5258852204e+12" calcext:value-type="float">
            <text:p>1.5258852204e+12</text:p>
          </table:table-cell>
          <table:table-cell office:value-type="string" calcext:value-type="string">
            <text:p>Wed May  9 22:30:2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5161.0" calcext:value-type="float">
            <text:p>35161.0</text:p>
          </table:table-cell>
          <table:table-cell office:value-type="float" office:value="137.35" calcext:value-type="float">
            <text:p>137.35</text:p>
          </table:table-cell>
          <table:table-cell office:value-type="float" office:value="56.321277373" calcext:value-type="float">
            <text:p>56.3212773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2-31</text:p>
          </table:table-cell>
          <table:table-cell office:value-type="float" office:value="1.52588535151e+12" calcext:value-type="float">
            <text:p>1.52588535151e+12</text:p>
          </table:table-cell>
          <table:table-cell office:value-type="string" calcext:value-type="string">
            <text:p>Wed May  9 22:32:3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258.0" calcext:value-type="float">
            <text:p>69258.0</text:p>
          </table:table-cell>
          <table:table-cell office:value-type="float" office:value="270.54" calcext:value-type="float">
            <text:p>270.54</text:p>
          </table:table-cell>
          <table:table-cell office:value-type="float" office:value="57.176654855" calcext:value-type="float">
            <text:p>57.17665485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4-42</text:p>
          </table:table-cell>
          <table:table-cell office:value-type="float" office:value="1.52588548262e+12" calcext:value-type="float">
            <text:p>1.52588548262e+12</text:p>
          </table:table-cell>
          <table:table-cell office:value-type="string" calcext:value-type="string">
            <text:p>Wed May  9 22:34:4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055.0" calcext:value-type="float">
            <text:p>139055.0</text:p>
          </table:table-cell>
          <table:table-cell office:value-type="float" office:value="543.19" calcext:value-type="float">
            <text:p>543.19</text:p>
          </table:table-cell>
          <table:table-cell office:value-type="float" office:value="56.977107752" calcext:value-type="float">
            <text:p>56.9771077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6-53</text:p>
          </table:table-cell>
          <table:table-cell office:value-type="float" office:value="1.52588561373e+12" calcext:value-type="float">
            <text:p>1.52588561373e+12</text:p>
          </table:table-cell>
          <table:table-cell office:value-type="string" calcext:value-type="string">
            <text:p>Wed May  9 22:36:5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7485.0" calcext:value-type="float">
            <text:p>287485.0</text:p>
          </table:table-cell>
          <table:table-cell office:value-type="float" office:value="1122.99" calcext:value-type="float">
            <text:p>1122.99</text:p>
          </table:table-cell>
          <table:table-cell office:value-type="float" office:value="55.14462405" calcext:value-type="float">
            <text:p>55.1446240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39-04</text:p>
          </table:table-cell>
          <table:table-cell office:value-type="float" office:value="1.52588574485e+12" calcext:value-type="float">
            <text:p>1.52588574485e+12</text:p>
          </table:table-cell>
          <table:table-cell office:value-type="string" calcext:value-type="string">
            <text:p>Wed May  9 22:39:0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3356.0" calcext:value-type="float">
            <text:p>553356.0</text:p>
          </table:table-cell>
          <table:table-cell office:value-type="float" office:value="2161.55" calcext:value-type="float">
            <text:p>2161.55</text:p>
          </table:table-cell>
          <table:table-cell office:value-type="float" office:value="57.217051256" calcext:value-type="float">
            <text:p>57.2170512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41-15</text:p>
          </table:table-cell>
          <table:table-cell office:value-type="float" office:value="1.52588587599e+12" calcext:value-type="float">
            <text:p>1.52588587599e+12</text:p>
          </table:table-cell>
          <table:table-cell office:value-type="string" calcext:value-type="string">
            <text:p>Wed May  9 22:41:1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8842.0" calcext:value-type="float">
            <text:p>948842.0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66.709454784" calcext:value-type="float">
            <text:p>66.7094547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22-43-27</text:p>
          </table:table-cell>
          <table:table-cell office:value-type="float" office:value="1.52588600715e+12" calcext:value-type="float">
            <text:p>1.52588600715e+12</text:p>
          </table:table-cell>
          <table:table-cell office:value-type="string" calcext:value-type="string">
            <text:p>Wed May  9 22:43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998.0" calcext:value-type="float">
            <text:p>29998.0</text:p>
          </table:table-cell>
          <table:table-cell office:value-type="float" office:value="117.18" calcext:value-type="float">
            <text:p>117.18</text:p>
          </table:table-cell>
          <table:table-cell office:value-type="float" office:value="0.0" calcext:value-type="float">
            <text:p>0.0</text:p>
          </table:table-cell>
          <table:table-cell office:value-type="float" office:value="32.889360253" calcext:value-type="float">
            <text:p>32.889360253</text:p>
          </table:table-cell>
          <table:table-cell office:value-type="string" calcext:value-type="string">
            <text:p>2018-05-09_22-45-38</text:p>
          </table:table-cell>
          <table:table-cell office:value-type="float" office:value="1.52588613821e+12" calcext:value-type="float">
            <text:p>1.52588613821e+12</text:p>
          </table:table-cell>
          <table:table-cell office:value-type="string" calcext:value-type="string">
            <text:p>Wed May  9 22:45:3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342.0" calcext:value-type="float">
            <text:p>58342.0</text:p>
          </table:table-cell>
          <table:table-cell office:value-type="float" office:value="227.9" calcext:value-type="float">
            <text:p>227.9</text:p>
          </table:table-cell>
          <table:table-cell office:value-type="float" office:value="0.0" calcext:value-type="float">
            <text:p>0.0</text:p>
          </table:table-cell>
          <table:table-cell office:value-type="float" office:value="33.76379348" calcext:value-type="float">
            <text:p>33.76379348</text:p>
          </table:table-cell>
          <table:table-cell office:value-type="string" calcext:value-type="string">
            <text:p>2018-05-09_22-47-49</text:p>
          </table:table-cell>
          <table:table-cell office:value-type="float" office:value="1.52588626932e+12" calcext:value-type="float">
            <text:p>1.52588626932e+12</text:p>
          </table:table-cell>
          <table:table-cell office:value-type="string" calcext:value-type="string">
            <text:p>Wed May  9 22:47:4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3561.0" calcext:value-type="float">
            <text:p>113561.0</text:p>
          </table:table-cell>
          <table:table-cell office:value-type="float" office:value="443.6" calcext:value-type="float">
            <text:p>443.6</text:p>
          </table:table-cell>
          <table:table-cell office:value-type="float" office:value="0.0" calcext:value-type="float">
            <text:p>0.0</text:p>
          </table:table-cell>
          <table:table-cell office:value-type="float" office:value="34.705005954" calcext:value-type="float">
            <text:p>34.705005954</text:p>
          </table:table-cell>
          <table:table-cell office:value-type="string" calcext:value-type="string">
            <text:p>2018-05-09_22-50-00</text:p>
          </table:table-cell>
          <table:table-cell office:value-type="float" office:value="1.52588640046e+12" calcext:value-type="float">
            <text:p>1.52588640046e+12</text:p>
          </table:table-cell>
          <table:table-cell office:value-type="string" calcext:value-type="string">
            <text:p>Wed May  9 22:50:0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6376.0" calcext:value-type="float">
            <text:p>226376.0</text:p>
          </table:table-cell>
          <table:table-cell office:value-type="float" office:value="884.28" calcext:value-type="float">
            <text:p>884.28</text:p>
          </table:table-cell>
          <table:table-cell office:value-type="float" office:value="0.0" calcext:value-type="float">
            <text:p>0.0</text:p>
          </table:table-cell>
          <table:table-cell office:value-type="float" office:value="34.746836493" calcext:value-type="float">
            <text:p>34.746836493</text:p>
          </table:table-cell>
          <table:table-cell office:value-type="string" calcext:value-type="string">
            <text:p>2018-05-09_22-52-11</text:p>
          </table:table-cell>
          <table:table-cell office:value-type="float" office:value="1.5258865316e+12" calcext:value-type="float">
            <text:p>1.5258865316e+12</text:p>
          </table:table-cell>
          <table:table-cell office:value-type="string" calcext:value-type="string">
            <text:p>Wed May  9 22:52:1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48709.0" calcext:value-type="float">
            <text:p>448709.0</text:p>
          </table:table-cell>
          <table:table-cell office:value-type="float" office:value="1752.77" calcext:value-type="float">
            <text:p>1752.77</text:p>
          </table:table-cell>
          <table:table-cell office:value-type="float" office:value="0.0" calcext:value-type="float">
            <text:p>0.0</text:p>
          </table:table-cell>
          <table:table-cell office:value-type="float" office:value="34.966988795" calcext:value-type="float">
            <text:p>34.966988795</text:p>
          </table:table-cell>
          <table:table-cell office:value-type="string" calcext:value-type="string">
            <text:p>2018-05-09_22-54-22</text:p>
          </table:table-cell>
          <table:table-cell office:value-type="float" office:value="1.5258866627e+12" calcext:value-type="float">
            <text:p>1.5258866627e+12</text:p>
          </table:table-cell>
          <table:table-cell office:value-type="string" calcext:value-type="string">
            <text:p>Wed May  9 22:54:2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6055.0" calcext:value-type="float">
            <text:p>786055.0</text:p>
          </table:table-cell>
          <table:table-cell office:value-type="float" office:value="3070.53" calcext:value-type="float">
            <text:p>3070.53</text:p>
          </table:table-cell>
          <table:table-cell office:value-type="float" office:value="0.0" calcext:value-type="float">
            <text:p>0.0</text:p>
          </table:table-cell>
          <table:table-cell office:value-type="float" office:value="39.967754245" calcext:value-type="float">
            <text:p>39.967754245</text:p>
          </table:table-cell>
          <table:table-cell office:value-type="string" calcext:value-type="string">
            <text:p>2018-05-09_22-56-33</text:p>
          </table:table-cell>
          <table:table-cell office:value-type="float" office:value="1.52588679383e+12" calcext:value-type="float">
            <text:p>1.52588679383e+12</text:p>
          </table:table-cell>
          <table:table-cell office:value-type="string" calcext:value-type="string">
            <text:p>Wed May  9 22:56:3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6752.0" calcext:value-type="float">
            <text:p>1106752.0</text:p>
          </table:table-cell>
          <table:table-cell office:value-type="float" office:value="4323.25" calcext:value-type="float">
            <text:p>4323.25</text:p>
          </table:table-cell>
          <table:table-cell office:value-type="float" office:value="0.0" calcext:value-type="float">
            <text:p>0.0</text:p>
          </table:table-cell>
          <table:table-cell office:value-type="float" office:value="56.950740174" calcext:value-type="float">
            <text:p>56.950740174</text:p>
          </table:table-cell>
          <table:table-cell office:value-type="string" calcext:value-type="string">
            <text:p>2018-05-09_22-58-44</text:p>
          </table:table-cell>
          <table:table-cell office:value-type="float" office:value="1.52588692497e+12" calcext:value-type="float">
            <text:p>1.52588692497e+12</text:p>
          </table:table-cell>
          <table:table-cell office:value-type="string" calcext:value-type="string">
            <text:p>Wed May  9 22:58:44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99318891" calcext:value-type="float">
            <text:p>0.999999318891</text:p>
          </table:table-cell>
          <table:table-cell office:value-type="float" office:value="2.416" calcext:value-type="float">
            <text:p>2.416</text:p>
          </table:table-cell>
          <table:table-cell office:value-type="float" office:value="0.999999318727" calcext:value-type="float">
            <text:p>0.999999318727</text:p>
          </table:table-cell>
          <table:table-cell office:value-type="string" calcext:value-type="string">
            <text:p/>
          </table:table-cell>
          <table:table-cell office:value-type="float" office:value="1.416" calcext:value-type="float">
            <text:p>1.416</text:p>
          </table:table-cell>
          <table:table-cell office:value-type="float" office:value="0.999999798947" calcext:value-type="float">
            <text:p>0.999999798947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79907" calcext:value-type="float">
            <text:p>0.99999979907</text:p>
          </table:table-cell>
          <table:table-cell office:value-type="string" calcext:value-type="string">
            <text:p/>
          </table:table-cell>
          <table:table-cell office:value-type="float" office:value="7.904" calcext:value-type="float">
            <text:p>7.904</text:p>
          </table:table-cell>
          <table:table-cell office:value-type="float" office:value="0.999999937973" calcext:value-type="float">
            <text:p>0.999999937973</text:p>
          </table:table-cell>
          <table:table-cell office:value-type="float" office:value="1.656" calcext:value-type="float">
            <text:p>1.656</text:p>
          </table:table-cell>
          <table:table-cell office:value-type="float" office:value="0.999999937986" calcext:value-type="float">
            <text:p>0.999999937986</text:p>
          </table:table-cell>
          <table:table-cell office:value-type="string" calcext:value-type="string">
            <text:p/>
          </table:table-cell>
          <table:table-cell office:value-type="float" office:value="0.644" calcext:value-type="float">
            <text:p>0.644</text:p>
          </table:table-cell>
          <table:table-cell office:value-type="float" office:value="0.999999963352" calcext:value-type="float">
            <text:p>0.99999996335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9963346" calcext:value-type="float">
            <text:p>0.999999963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998637782" calcext:value-type="float">
            <text:p>0.999998637782</text:p>
          </table:table-cell>
          <table:table-cell office:value-type="float" office:value="2.512" calcext:value-type="float">
            <text:p>2.512</text:p>
          </table:table-cell>
          <table:table-cell office:value-type="float" office:value="0.999998637455" calcext:value-type="float">
            <text:p>0.999998637455</text:p>
          </table:table-cell>
          <table:table-cell office:value-type="string" calcext:value-type="string">
            <text:p/>
          </table:table-cell>
          <table:table-cell office:value-type="float" office:value="2.04" calcext:value-type="float">
            <text:p>2.04</text:p>
          </table:table-cell>
          <table:table-cell office:value-type="float" office:value="0.999999597894" calcext:value-type="float">
            <text:p>0.999999597894</text:p>
          </table:table-cell>
          <table:table-cell office:value-type="float" office:value="0.54" calcext:value-type="float">
            <text:p>0.54</text:p>
          </table:table-cell>
          <table:table-cell office:value-type="float" office:value="0.999999598139" calcext:value-type="float">
            <text:p>0.999999598139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9875946" calcext:value-type="float">
            <text:p>0.999999875946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9875973" calcext:value-type="float">
            <text:p>0.999999875973</text:p>
          </table:table-cell>
          <table:table-cell office:value-type="string" calcext:value-type="string">
            <text:p/>
          </table:table-cell>
          <table:table-cell office:value-type="float" office:value="0.676" calcext:value-type="float">
            <text:p>0.676</text:p>
          </table:table-cell>
          <table:table-cell office:value-type="float" office:value="0.999999926703" calcext:value-type="float">
            <text:p>0.999999926703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9926693" calcext:value-type="float">
            <text:p>0.999999926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997956673" calcext:value-type="float">
            <text:p>0.999997956673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97956182" calcext:value-type="float">
            <text:p>0.999997956182</text:p>
          </table:table-cell>
          <table:table-cell office:value-type="string" calcext:value-type="string">
            <text:p/>
          </table:table-cell>
          <table:table-cell office:value-type="float" office:value="2.32" calcext:value-type="float">
            <text:p>2.32</text:p>
          </table:table-cell>
          <table:table-cell office:value-type="float" office:value="0.999999396841" calcext:value-type="float">
            <text:p>0.999999396841</text:p>
          </table:table-cell>
          <table:table-cell office:value-type="float" office:value="1.448" calcext:value-type="float">
            <text:p>1.448</text:p>
          </table:table-cell>
          <table:table-cell office:value-type="float" office:value="0.999999397209" calcext:value-type="float">
            <text:p>0.999999397209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81392" calcext:value-type="float">
            <text:p>0.99999981392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9813959" calcext:value-type="float">
            <text:p>0.999999813959</text:p>
          </table:table-cell>
          <table:table-cell office:value-type="string" calcext:value-type="string">
            <text:p/>
          </table:table-cell>
          <table:table-cell office:value-type="float" office:value="3.12" calcext:value-type="float">
            <text:p>3.12</text:p>
          </table:table-cell>
          <table:table-cell office:value-type="float" office:value="0.999999890055" calcext:value-type="float">
            <text:p>0.999999890055</text:p>
          </table:table-cell>
          <table:table-cell office:value-type="float" office:value="0.852" calcext:value-type="float">
            <text:p>0.852</text:p>
          </table:table-cell>
          <table:table-cell office:value-type="float" office:value="0.999999890039" calcext:value-type="float">
            <text:p>0.999999890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995913347" calcext:value-type="float">
            <text:p>0.9999959133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274909" calcext:value-type="float">
            <text:p>0.999997274909</text:p>
          </table:table-cell>
          <table:table-cell office:value-type="string" calcext:value-type="string">
            <text:p/>
          </table:table-cell>
          <table:table-cell office:value-type="float" office:value="3.024" calcext:value-type="float">
            <text:p>3.024</text:p>
          </table:table-cell>
          <table:table-cell office:value-type="float" office:value="0.999999195789" calcext:value-type="float">
            <text:p>0.999999195789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9196278" calcext:value-type="float">
            <text:p>0.999999196278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751893" calcext:value-type="float">
            <text:p>0.999999751893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99751946" calcext:value-type="float">
            <text:p>0.999999751946</text:p>
          </table:table-cell>
          <table:table-cell office:value-type="string" calcext:value-type="string">
            <text:p/>
          </table:table-cell>
          <table:table-cell office:value-type="float" office:value="7.008" calcext:value-type="float">
            <text:p>7.008</text:p>
          </table:table-cell>
          <table:table-cell office:value-type="float" office:value="0.999999853406" calcext:value-type="float">
            <text:p>0.999999853406</text:p>
          </table:table-cell>
          <table:table-cell office:value-type="float" office:value="1.272" calcext:value-type="float">
            <text:p>1.272</text:p>
          </table:table-cell>
          <table:table-cell office:value-type="float" office:value="0.999999853385" calcext:value-type="float">
            <text:p>0.999999853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99387002" calcext:value-type="float">
            <text:p>0.99999387002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593637" calcext:value-type="float">
            <text:p>0.999996593637</text:p>
          </table:table-cell>
          <table:table-cell office:value-type="string" calcext:value-type="string">
            <text:p/>
          </table:table-cell>
          <table:table-cell office:value-type="float" office:value="5.152" calcext:value-type="float">
            <text:p>5.152</text:p>
          </table:table-cell>
          <table:table-cell office:value-type="float" office:value="0.999998994736" calcext:value-type="float">
            <text:p>0.999998994736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98995348" calcext:value-type="float">
            <text:p>0.99999899534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689866" calcext:value-type="float">
            <text:p>0.999999689866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9689932" calcext:value-type="float">
            <text:p>0.999999689932</text:p>
          </table:table-cell>
          <table:table-cell office:value-type="string" calcext:value-type="string">
            <text:p/>
          </table:table-cell>
          <table:table-cell office:value-type="float" office:value="10.176" calcext:value-type="float">
            <text:p>10.176</text:p>
          </table:table-cell>
          <table:table-cell office:value-type="float" office:value="0.999999816758" calcext:value-type="float">
            <text:p>0.999999816758</text:p>
          </table:table-cell>
          <table:table-cell office:value-type="float" office:value="3.568" calcext:value-type="float">
            <text:p>3.568</text:p>
          </table:table-cell>
          <table:table-cell office:value-type="float" office:value="0.999999816731" calcext:value-type="float">
            <text:p>0.99999981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992507802" calcext:value-type="float">
            <text:p>0.99999250780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5912364" calcext:value-type="float">
            <text:p>0.999995912364</text:p>
          </table:table-cell>
          <table:table-cell office:value-type="string" calcext:value-type="string">
            <text:p/>
          </table:table-cell>
          <table:table-cell office:value-type="float" office:value="5.728" calcext:value-type="float">
            <text:p>5.728</text:p>
          </table:table-cell>
          <table:table-cell office:value-type="float" office:value="0.999998793683" calcext:value-type="float">
            <text:p>0.999998793683</text:p>
          </table:table-cell>
          <table:table-cell office:value-type="float" office:value="2.96" calcext:value-type="float">
            <text:p>2.96</text:p>
          </table:table-cell>
          <table:table-cell office:value-type="float" office:value="0.999998794418" calcext:value-type="float">
            <text:p>0.999998794418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627839" calcext:value-type="float">
            <text:p>0.999999627839</text:p>
          </table:table-cell>
          <table:table-cell office:value-type="float" office:value="7.2" calcext:value-type="float">
            <text:p>7.2</text:p>
          </table:table-cell>
          <table:table-cell office:value-type="float" office:value="0.999999565905" calcext:value-type="float">
            <text:p>0.999999565905</text:p>
          </table:table-cell>
          <table:table-cell office:value-type="string" calcext:value-type="string">
            <text:p/>
          </table:table-cell>
          <table:table-cell office:value-type="float" office:value="13.632" calcext:value-type="float">
            <text:p>13.632</text:p>
          </table:table-cell>
          <table:table-cell office:value-type="float" office:value="0.999999780109" calcext:value-type="float">
            <text:p>0.999999780109</text:p>
          </table:table-cell>
          <table:table-cell office:value-type="float" office:value="3.6" calcext:value-type="float">
            <text:p>3.6</text:p>
          </table:table-cell>
          <table:table-cell office:value-type="float" office:value="0.999999780078" calcext:value-type="float">
            <text:p>0.999999780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990464475" calcext:value-type="float">
            <text:p>0.99999046447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5231091" calcext:value-type="float">
            <text:p>0.999995231091</text:p>
          </table:table-cell>
          <table:table-cell office:value-type="string" calcext:value-type="string">
            <text:p/>
          </table:table-cell>
          <table:table-cell office:value-type="float" office:value="6.112" calcext:value-type="float">
            <text:p>6.112</text:p>
          </table:table-cell>
          <table:table-cell office:value-type="float" office:value="0.99999859263" calcext:value-type="float">
            <text:p>0.99999859263</text:p>
          </table:table-cell>
          <table:table-cell office:value-type="float" office:value="3.376" calcext:value-type="float">
            <text:p>3.376</text:p>
          </table:table-cell>
          <table:table-cell office:value-type="float" office:value="0.999998593487" calcext:value-type="float">
            <text:p>0.999998593487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441759" calcext:value-type="float">
            <text:p>0.999999441759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9503891" calcext:value-type="float">
            <text:p>0.999999503891</text:p>
          </table:table-cell>
          <table:table-cell office:value-type="string" calcext:value-type="string">
            <text:p/>
          </table:table-cell>
          <table:table-cell office:value-type="float" office:value="13.888" calcext:value-type="float">
            <text:p>13.888</text:p>
          </table:table-cell>
          <table:table-cell office:value-type="float" office:value="0.999999743461" calcext:value-type="float">
            <text:p>0.999999743461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9743424" calcext:value-type="float">
            <text:p>0.999999743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988421149" calcext:value-type="float">
            <text:p>0.999988421149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4549818" calcext:value-type="float">
            <text:p>0.999994549818</text:p>
          </table:table-cell>
          <table:table-cell office:value-type="string" calcext:value-type="string">
            <text:p/>
          </table:table-cell>
          <table:table-cell office:value-type="float" office:value="6.304" calcext:value-type="float">
            <text:p>6.304</text:p>
          </table:table-cell>
          <table:table-cell office:value-type="float" office:value="0.999998391577" calcext:value-type="float">
            <text:p>0.999998391577</text:p>
          </table:table-cell>
          <table:table-cell office:value-type="float" office:value="3.952" calcext:value-type="float">
            <text:p>3.952</text:p>
          </table:table-cell>
          <table:table-cell office:value-type="float" office:value="0.999998392557" calcext:value-type="float">
            <text:p>0.99999839255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379732" calcext:value-type="float">
            <text:p>0.999999379732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9379864" calcext:value-type="float">
            <text:p>0.999999379864</text:p>
          </table:table-cell>
          <table:table-cell office:value-type="string" calcext:value-type="string">
            <text:p/>
          </table:table-cell>
          <table:table-cell office:value-type="float" office:value="15.424" calcext:value-type="float">
            <text:p>15.424</text:p>
          </table:table-cell>
          <table:table-cell office:value-type="float" office:value="0.999999706813" calcext:value-type="float">
            <text:p>0.999999706813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970677" calcext:value-type="float">
            <text:p>0.99999970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986377822" calcext:value-type="float">
            <text:p>0.99998637782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3868546" calcext:value-type="float">
            <text:p>0.999993868546</text:p>
          </table:table-cell>
          <table:table-cell office:value-type="string" calcext:value-type="string">
            <text:p/>
          </table:table-cell>
          <table:table-cell office:value-type="float" office:value="6.752" calcext:value-type="float">
            <text:p>6.752</text:p>
          </table:table-cell>
          <table:table-cell office:value-type="float" office:value="0.999998190524" calcext:value-type="float">
            <text:p>0.999998190524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7990696" calcext:value-type="float">
            <text:p>0.999997990696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255678" calcext:value-type="float">
            <text:p>0.999999255678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931785" calcext:value-type="float">
            <text:p>0.99999931785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670164" calcext:value-type="float">
            <text:p>0.99999967016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670116" calcext:value-type="float">
            <text:p>0.999999670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9983653386" calcext:value-type="float">
            <text:p>0.999983653386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1824728" calcext:value-type="float">
            <text:p>0.999991824728</text:p>
          </table:table-cell>
          <table:table-cell office:value-type="string" calcext:value-type="string">
            <text:p/>
          </table:table-cell>
          <table:table-cell office:value-type="float" office:value="8.512" calcext:value-type="float">
            <text:p>8.512</text:p>
          </table:table-cell>
          <table:table-cell office:value-type="float" office:value="0.999997989471" calcext:value-type="float">
            <text:p>0.999997989471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7789766" calcext:value-type="float">
            <text:p>0.999997789766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193651" calcext:value-type="float">
            <text:p>0.999999193651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9255837" calcext:value-type="float">
            <text:p>0.999999255837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9633516" calcext:value-type="float">
            <text:p>0.999999633516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9633463" calcext:value-type="float">
            <text:p>0.999999633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9980928951" calcext:value-type="float">
            <text:p>0.99998092895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0462182" calcext:value-type="float">
            <text:p>0.999990462182</text:p>
          </table:table-cell>
          <table:table-cell office:value-type="string" calcext:value-type="string">
            <text:p/>
          </table:table-cell>
          <table:table-cell office:value-type="float" office:value="8.768" calcext:value-type="float">
            <text:p>8.768</text:p>
          </table:table-cell>
          <table:table-cell office:value-type="float" office:value="0.999997788418" calcext:value-type="float">
            <text:p>0.999997788418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7588835" calcext:value-type="float">
            <text:p>0.999997588835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069598" calcext:value-type="float">
            <text:p>0.999999069598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9193823" calcext:value-type="float">
            <text:p>0.999999193823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9596867" calcext:value-type="float">
            <text:p>0.999999596867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9596809" calcext:value-type="float">
            <text:p>0.999999596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9979566733" calcext:value-type="float">
            <text:p>0.99997956673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978091" calcext:value-type="float">
            <text:p>0.99998978091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7386313" calcext:value-type="float">
            <text:p>0.999997386313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7387905" calcext:value-type="float">
            <text:p>0.99999738790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883517" calcext:value-type="float">
            <text:p>0.999998883517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131809" calcext:value-type="float">
            <text:p>0.999999131809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560219" calcext:value-type="float">
            <text:p>0.999999560219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9560155" calcext:value-type="float">
            <text:p>0.999999560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9978885624" calcext:value-type="float">
            <text:p>0.999978885624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8418364" calcext:value-type="float">
            <text:p>0.999988418364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6984207" calcext:value-type="float">
            <text:p>0.999996984207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7186975" calcext:value-type="float">
            <text:p>0.999997186975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697437" calcext:value-type="float">
            <text:p>0.999998697437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9069796" calcext:value-type="float">
            <text:p>0.99999906979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52357" calcext:value-type="float">
            <text:p>0.9999995235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9523502" calcext:value-type="float">
            <text:p>0.999999523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9978204515" calcext:value-type="float">
            <text:p>0.99997820451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5693273" calcext:value-type="float">
            <text:p>0.999985693273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6582101" calcext:value-type="float">
            <text:p>0.999996582101</text:p>
          </table:table-cell>
          <table:table-cell office:value-type="float" office:value="7.2" calcext:value-type="float">
            <text:p>7.2</text:p>
          </table:table-cell>
          <table:table-cell office:value-type="float" office:value="0.999996986044" calcext:value-type="float">
            <text:p>0.999996986044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8387303" calcext:value-type="float">
            <text:p>0.999998387303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8945769" calcext:value-type="float">
            <text:p>0.999998945769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486922" calcext:value-type="float">
            <text:p>0.99999948692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9486848" calcext:value-type="float">
            <text:p>0.999999486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9977523406" calcext:value-type="float">
            <text:p>0.99997752340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2968183" calcext:value-type="float">
            <text:p>0.999982968183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5978943" calcext:value-type="float">
            <text:p>0.999995978943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6785114" calcext:value-type="float">
            <text:p>0.999996785114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8263249" calcext:value-type="float">
            <text:p>0.999998263249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759728" calcext:value-type="float">
            <text:p>0.99999875972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413625" calcext:value-type="float">
            <text:p>0.999999413625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9450194" calcext:value-type="float">
            <text:p>0.999999450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9974798971" calcext:value-type="float">
            <text:p>0.999974798971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0243092" calcext:value-type="float">
            <text:p>0.999980243092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5375784" calcext:value-type="float">
            <text:p>0.999995375784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6584183" calcext:value-type="float">
            <text:p>0.999996584183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8139196" calcext:value-type="float">
            <text:p>0.99999813919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8635701" calcext:value-type="float">
            <text:p>0.999998635701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340328" calcext:value-type="float">
            <text:p>0.99999934032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941354" calcext:value-type="float">
            <text:p>0.99999941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9959133466" calcext:value-type="float">
            <text:p>0.999959133466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79561819" calcext:value-type="float">
            <text:p>0.999979561819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4571572" calcext:value-type="float">
            <text:p>0.999994571572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6383253" calcext:value-type="float">
            <text:p>0.99999638325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7891088" calcext:value-type="float">
            <text:p>0.99999789108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573687" calcext:value-type="float">
            <text:p>0.99999857368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9230383" calcext:value-type="float">
            <text:p>0.999999230383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9376887" calcext:value-type="float">
            <text:p>0.999999376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9884211487" calcext:value-type="float">
            <text:p>0.99988421148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78880546" calcext:value-type="float">
            <text:p>0.99997888054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437052" calcext:value-type="float">
            <text:p>0.99999437052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5981392" calcext:value-type="float">
            <text:p>0.999995981392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7456901" calcext:value-type="float">
            <text:p>0.99999745690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263619" calcext:value-type="float">
            <text:p>0.99999826361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9193734" calcext:value-type="float">
            <text:p>0.99999919373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9340233" calcext:value-type="float">
            <text:p>0.999999340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9673748837" calcext:value-type="float">
            <text:p>0.99967374883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8199274" calcext:value-type="float">
            <text:p>0.999978199274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2963149" calcext:value-type="float">
            <text:p>0.999992963149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5780462" calcext:value-type="float">
            <text:p>0.999995780462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6588525" calcext:value-type="float">
            <text:p>0.99999658852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201605" calcext:value-type="float">
            <text:p>0.999998201605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9157086" calcext:value-type="float">
            <text:p>0.999999157086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9303579" calcext:value-type="float">
            <text:p>0.999999303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9263721279" calcext:value-type="float">
            <text:p>0.99926372127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6836728" calcext:value-type="float">
            <text:p>0.99997683672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1756832" calcext:value-type="float">
            <text:p>0.999991756832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5579531" calcext:value-type="float">
            <text:p>0.999995579531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5596097" calcext:value-type="float">
            <text:p>0.99999559609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139592" calcext:value-type="float">
            <text:p>0.999998139592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9083789" calcext:value-type="float">
            <text:p>0.99999908378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9266925" calcext:value-type="float">
            <text:p>0.999999266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8429362877" calcext:value-type="float">
            <text:p>0.99842936287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4111637" calcext:value-type="float">
            <text:p>0.999974111637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0550515" calcext:value-type="float">
            <text:p>0.999990550515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5177671" calcext:value-type="float">
            <text:p>0.999995177671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3921373" calcext:value-type="float">
            <text:p>0.999993921373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077578" calcext:value-type="float">
            <text:p>0.999998077578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9010492" calcext:value-type="float">
            <text:p>0.99999901049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9193618" calcext:value-type="float">
            <text:p>0.999999193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5973284185" calcext:value-type="float">
            <text:p>0.99597328418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72749092" calcext:value-type="float">
            <text:p>0.99997274909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8942092" calcext:value-type="float">
            <text:p>0.99998894209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4173019" calcext:value-type="float">
            <text:p>0.999994173019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2742863" calcext:value-type="float">
            <text:p>0.99999274286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8015564" calcext:value-type="float">
            <text:p>0.99999801556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8973844" calcext:value-type="float">
            <text:p>0.999998973844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9120311" calcext:value-type="float">
            <text:p>0.999999120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79458436692" calcext:value-type="float">
            <text:p>0.97945843669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72067819" calcext:value-type="float">
            <text:p>0.999972067819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7735775" calcext:value-type="float">
            <text:p>0.999987735775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3972088" calcext:value-type="float">
            <text:p>0.999993972088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0199764" calcext:value-type="float">
            <text:p>0.99999019976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7829524" calcext:value-type="float">
            <text:p>0.999997829524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8937195" calcext:value-type="float">
            <text:p>0.999998937195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9083657" calcext:value-type="float">
            <text:p>0.999999083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35142767236" calcext:value-type="float">
            <text:p>0.93514276723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71386547" calcext:value-type="float">
            <text:p>0.999971386547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532314" calcext:value-type="float">
            <text:p>0.99998532314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3570228" calcext:value-type="float">
            <text:p>0.999993570228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7160451" calcext:value-type="float">
            <text:p>0.99998716045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7705496" calcext:value-type="float">
            <text:p>0.99999770549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8900547" calcext:value-type="float">
            <text:p>0.999998900547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9047003" calcext:value-type="float">
            <text:p>0.999999047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833818963979" calcext:value-type="float">
            <text:p>0.83381896397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70705274" calcext:value-type="float">
            <text:p>0.999970705274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4116823" calcext:value-type="float">
            <text:p>0.999984116823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3369297" calcext:value-type="float">
            <text:p>0.99999336929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3128708" calcext:value-type="float">
            <text:p>0.999983128708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7519456" calcext:value-type="float">
            <text:p>0.999997519456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9882725" calcext:value-type="float">
            <text:p>0.99999882725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8973696" calcext:value-type="float">
            <text:p>0.999998973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553788532033" calcext:value-type="float">
            <text:p>0.553788532033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70024001" calcext:value-type="float">
            <text:p>0.99997002400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1905241" calcext:value-type="float">
            <text:p>0.99998190524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2967436" calcext:value-type="float">
            <text:p>0.99999296743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77298188" calcext:value-type="float">
            <text:p>0.99997729818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7395428" calcext:value-type="float">
            <text:p>0.99999739542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8753953" calcext:value-type="float">
            <text:p>0.99999875395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98937042" calcext:value-type="float">
            <text:p>0.999998937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300690508203" calcext:value-type="float">
            <text:p>0.300690508203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68661456" calcext:value-type="float">
            <text:p>0.999968661456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7969366" calcext:value-type="float">
            <text:p>0.9999796936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2364645" calcext:value-type="float">
            <text:p>0.999992364645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2522124" calcext:value-type="float">
            <text:p>0.99997252212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7147374" calcext:value-type="float">
            <text:p>0.99999714737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8680656" calcext:value-type="float">
            <text:p>0.99999868065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8900388" calcext:value-type="float">
            <text:p>0.999998900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182106724316" calcext:value-type="float">
            <text:p>0.18210672431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67980183" calcext:value-type="float">
            <text:p>0.999967980183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5471549" calcext:value-type="float">
            <text:p>0.999975471549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761854" calcext:value-type="float">
            <text:p>0.999991761854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65947282" calcext:value-type="float">
            <text:p>0.99996594728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6899319" calcext:value-type="float">
            <text:p>0.99999689931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860736" calcext:value-type="float">
            <text:p>0.9999986073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863734" calcext:value-type="float">
            <text:p>0.999998863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124824784736" calcext:value-type="float">
            <text:p>0.12482478473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66617638" calcext:value-type="float">
            <text:p>0.999966617638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1852598" calcext:value-type="float">
            <text:p>0.999971852598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1359993" calcext:value-type="float">
            <text:p>0.999991359993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58628118" calcext:value-type="float">
            <text:p>0.99995862811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6775292" calcext:value-type="float">
            <text:p>0.999996775292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8534063" calcext:value-type="float">
            <text:p>0.99999853406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827081" calcext:value-type="float">
            <text:p>0.999998827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0936851669466" calcext:value-type="float">
            <text:p>0.093685166946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65255092" calcext:value-type="float">
            <text:p>0.999965255092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66223117" calcext:value-type="float">
            <text:p>0.99996622311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355341" calcext:value-type="float">
            <text:p>0.99999035534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51433008" calcext:value-type="float">
            <text:p>0.99995143300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621717" calcext:value-type="float">
            <text:p>0.99999621717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8497414" calcext:value-type="float">
            <text:p>0.99999849741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643812" calcext:value-type="float">
            <text:p>0.999998643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0752025958422" calcext:value-type="float">
            <text:p>0.075202595842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59123638" calcext:value-type="float">
            <text:p>0.99995912363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2604165" calcext:value-type="float">
            <text:p>0.99996260416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9953481" calcext:value-type="float">
            <text:p>0.999989953481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44734113" calcext:value-type="float">
            <text:p>0.99994473411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5659047" calcext:value-type="float">
            <text:p>0.999995659047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8424117" calcext:value-type="float">
            <text:p>0.99999842411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842389" calcext:value-type="float">
            <text:p>0.99999842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0644553785126" calcext:value-type="float">
            <text:p>0.064455378512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54354729" calcext:value-type="float">
            <text:p>0.99995435472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54763103" calcext:value-type="float">
            <text:p>0.999954763103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955162" calcext:value-type="float">
            <text:p>0.99998955162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35616172" calcext:value-type="float">
            <text:p>0.99993561617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5286966" calcext:value-type="float">
            <text:p>0.99999528696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8387469" calcext:value-type="float">
            <text:p>0.99999838746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8313928" calcext:value-type="float">
            <text:p>0.999998313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0580311593699" calcext:value-type="float">
            <text:p>0.0580311593699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926422548" calcext:value-type="float">
            <text:p>0.999926422548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43705195" calcext:value-type="float">
            <text:p>0.99994370519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9149759" calcext:value-type="float">
            <text:p>0.999989149759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26684312" calcext:value-type="float">
            <text:p>0.999926684312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4976897" calcext:value-type="float">
            <text:p>0.99999497689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8277524" calcext:value-type="float">
            <text:p>0.99999827752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813066" calcext:value-type="float">
            <text:p>0.99999813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0534874818995" calcext:value-type="float">
            <text:p>0.053487481899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871920733" calcext:value-type="float">
            <text:p>0.999871920733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29229388" calcext:value-type="float">
            <text:p>0.99992922938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7542316" calcext:value-type="float">
            <text:p>0.999987542316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18620826" calcext:value-type="float">
            <text:p>0.999918620826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4232734" calcext:value-type="float">
            <text:p>0.99999423273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98204227" calcext:value-type="float">
            <text:p>0.999998204227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984045" calcext:value-type="float">
            <text:p>0.999997984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050297167813" calcext:value-type="float">
            <text:p>0.050297167813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7779051" calcext:value-type="float">
            <text:p>0.9997779051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09928313" calcext:value-type="float">
            <text:p>0.99990992831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6738594" calcext:value-type="float">
            <text:p>0.99998673859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10681395" calcext:value-type="float">
            <text:p>0.999910681395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3488571" calcext:value-type="float">
            <text:p>0.99999348857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057633" calcext:value-type="float">
            <text:p>0.99999805763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75442" calcext:value-type="float">
            <text:p>0.9999975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481353281651" calcext:value-type="float">
            <text:p>0.048135328165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655957287" calcext:value-type="float">
            <text:p>0.999655957287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875749324" calcext:value-type="float">
            <text:p>0.999875749324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5533012" calcext:value-type="float">
            <text:p>0.999985533012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01935615" calcext:value-type="float">
            <text:p>0.99990193561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2806421" calcext:value-type="float">
            <text:p>0.99999280642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7984336" calcext:value-type="float">
            <text:p>0.99999798433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7067702" calcext:value-type="float">
            <text:p>0.999997067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466791173374" calcext:value-type="float">
            <text:p>0.046679117337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9481551476" calcext:value-type="float">
            <text:p>0.999481551476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32522956" calcext:value-type="float">
            <text:p>0.99983252295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452836" calcext:value-type="float">
            <text:p>0.9999845283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893499969" calcext:value-type="float">
            <text:p>0.99989349996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1814203" calcext:value-type="float">
            <text:p>0.999991814203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7801094" calcext:value-type="float">
            <text:p>0.99999780109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6664511" calcext:value-type="float">
            <text:p>0.999996664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456751628191" calcext:value-type="float">
            <text:p>0.0456751628191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9235612032" calcext:value-type="float">
            <text:p>0.99923561203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783063949" calcext:value-type="float">
            <text:p>0.999783063949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3523708" calcext:value-type="float">
            <text:p>0.999983523708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884940269" calcext:value-type="float">
            <text:p>0.999884940269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0883999" calcext:value-type="float">
            <text:p>0.99999088399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7691149" calcext:value-type="float">
            <text:p>0.99999769114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5784821" calcext:value-type="float">
            <text:p>0.999995784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450403693245" calcext:value-type="float">
            <text:p>0.0450403693245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8913370045" calcext:value-type="float">
            <text:p>0.998913370045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08674386" calcext:value-type="float">
            <text:p>0.99970867438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2117195" calcext:value-type="float">
            <text:p>0.999982117195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877372998" calcext:value-type="float">
            <text:p>0.99987737299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0015809" calcext:value-type="float">
            <text:p>0.99999001580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7251368" calcext:value-type="float">
            <text:p>0.99999725136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50884" calcext:value-type="float">
            <text:p>0.9999950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446112707176" calcext:value-type="float">
            <text:p>0.0446112707176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8422172429" calcext:value-type="float">
            <text:p>0.99842217242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22623756" calcext:value-type="float">
            <text:p>0.99962262375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0308822" calcext:value-type="float">
            <text:p>0.99998030882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869991808" calcext:value-type="float">
            <text:p>0.99986999180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81554" calcext:value-type="float">
            <text:p>0.999988155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6848235" calcext:value-type="float">
            <text:p>0.99999684823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4025442" calcext:value-type="float">
            <text:p>0.999994025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44323161653" calcext:value-type="float">
            <text:p>0.04432316165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7659147006" calcext:value-type="float">
            <text:p>0.99765914700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507822565" calcext:value-type="float">
            <text:p>0.99950782256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8701379" calcext:value-type="float">
            <text:p>0.99997870137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862238457" calcext:value-type="float">
            <text:p>0.999862238457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7039155" calcext:value-type="float">
            <text:p>0.999987039155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6115266" calcext:value-type="float">
            <text:p>0.99999611526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2962484" calcext:value-type="float">
            <text:p>0.999992962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440772813402" calcext:value-type="float">
            <text:p>0.044077281340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6348378333" calcext:value-type="float">
            <text:p>0.996348378333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367286607" calcext:value-type="float">
            <text:p>0.999367286607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7294866" calcext:value-type="float">
            <text:p>0.999977294866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56656044" calcext:value-type="float">
            <text:p>0.999856656044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5550828" calcext:value-type="float">
            <text:p>0.999985550828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5162407" calcext:value-type="float">
            <text:p>0.99999516240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1166451" calcext:value-type="float">
            <text:p>0.999991166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438375310075" calcext:value-type="float">
            <text:p>0.0438375310075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091894831" calcext:value-type="float">
            <text:p>0.993091894831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209460101" calcext:value-type="float">
            <text:p>0.99920946010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6692075" calcext:value-type="float">
            <text:p>0.99997669207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49584988" calcext:value-type="float">
            <text:p>0.99984958498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4186529" calcext:value-type="float">
            <text:p>0.99998418652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391636" calcext:value-type="float">
            <text:p>0.9999939163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9040535" calcext:value-type="float">
            <text:p>0.999989040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436257061397" calcext:value-type="float">
            <text:p>0.043625706139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3296555962" calcext:value-type="float">
            <text:p>0.98329655596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031327255" calcext:value-type="float">
            <text:p>0.999031327255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407998" calcext:value-type="float">
            <text:p>0.99997407998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38110028" calcext:value-type="float">
            <text:p>0.999838110028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282223" calcext:value-type="float">
            <text:p>0.99998282223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1131079" calcext:value-type="float">
            <text:p>0.99999113107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5998276" calcext:value-type="float">
            <text:p>0.999985998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434363578655" calcext:value-type="float">
            <text:p>0.043436357865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63459257508" calcext:value-type="float">
            <text:p>0.963459257508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8832485962" calcext:value-type="float">
            <text:p>0.998832485962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2271606" calcext:value-type="float">
            <text:p>0.99997227160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28061685" calcext:value-type="float">
            <text:p>0.999828061685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1333903" calcext:value-type="float">
            <text:p>0.999981333903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6586674" calcext:value-type="float">
            <text:p>0.99998658667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81966366" calcext:value-type="float">
            <text:p>0.999981966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432967305411" calcext:value-type="float">
            <text:p>0.043296730541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37494592398" calcext:value-type="float">
            <text:p>0.93749459239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618364652" calcext:value-type="float">
            <text:p>0.99861836465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0061372" calcext:value-type="float">
            <text:p>0.999970061372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18385503" calcext:value-type="float">
            <text:p>0.99981838550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0093631" calcext:value-type="float">
            <text:p>0.999980093631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9073745" calcext:value-type="float">
            <text:p>0.99997907374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6908151" calcext:value-type="float">
            <text:p>0.999976908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3154378781" calcext:value-type="float">
            <text:p>0.04315437878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05709133346" calcext:value-type="float">
            <text:p>0.90570913334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410677033" calcext:value-type="float">
            <text:p>0.99841067703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7449277" calcext:value-type="float">
            <text:p>0.99996744927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10632152" calcext:value-type="float">
            <text:p>0.999810632152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8605304" calcext:value-type="float">
            <text:p>0.999978605304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4964099" calcext:value-type="float">
            <text:p>0.99996496409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70823632" calcext:value-type="float">
            <text:p>0.999970823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30324602879" calcext:value-type="float">
            <text:p>0.043032460287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41587746902" calcext:value-type="float">
            <text:p>0.841587746902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212841006" calcext:value-type="float">
            <text:p>0.99821284100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5239043" calcext:value-type="float">
            <text:p>0.99996523904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803623122" calcext:value-type="float">
            <text:p>0.999803623122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7054964" calcext:value-type="float">
            <text:p>0.99997705496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43231579" calcext:value-type="float">
            <text:p>0.99994323157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382277" calcext:value-type="float">
            <text:p>0.99996382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29221206462" calcext:value-type="float">
            <text:p>0.0429221206462</text:p>
          </table:table-cell>
          <table:table-cell office:value-type="float" office:value="28.8" calcext:value-type="float">
            <text:p>28.8</text:p>
          </table:table-cell>
          <table:table-cell office:value-type="float" office:value="0.706164359764" calcext:value-type="float">
            <text:p>0.70616435976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028274468" calcext:value-type="float">
            <text:p>0.9980282744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9612992" calcext:value-type="float">
            <text:p>0.99995961299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795931798" calcext:value-type="float">
            <text:p>0.99979593179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5132542" calcext:value-type="float">
            <text:p>0.99997513254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08525514" calcext:value-type="float">
            <text:p>0.99990852551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54402762" calcext:value-type="float">
            <text:p>0.999954402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28240409646" calcext:value-type="float">
            <text:p>0.042824040964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515831074347" calcext:value-type="float">
            <text:p>0.515831074347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7875474284" calcext:value-type="float">
            <text:p>0.99787547428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4388802" calcext:value-type="float">
            <text:p>0.99995438880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789418983" calcext:value-type="float">
            <text:p>0.999789418983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73582201" calcext:value-type="float">
            <text:p>0.999973582201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46809554" calcext:value-type="float">
            <text:p>0.999846809554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43333336" calcext:value-type="float">
            <text:p>0.999943333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27286857186" calcext:value-type="float">
            <text:p>0.042728685718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342684255311" calcext:value-type="float">
            <text:p>0.342684255311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7747403603" calcext:value-type="float">
            <text:p>0.99774740360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0370194" calcext:value-type="float">
            <text:p>0.99995037019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782161846" calcext:value-type="float">
            <text:p>0.99978216184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71721793" calcext:value-type="float">
            <text:p>0.99997172179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2700583" calcext:value-type="float">
            <text:p>0.9997270058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27535578" calcext:value-type="float">
            <text:p>0.999927535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26340115816" calcext:value-type="float">
            <text:p>0.042634011581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228255648943" calcext:value-type="float">
            <text:p>0.228255648943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640644527" calcext:value-type="float">
            <text:p>0.997640644527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44141352" calcext:value-type="float">
            <text:p>0.999944141352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775028763" calcext:value-type="float">
            <text:p>0.99977502876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69675344" calcext:value-type="float">
            <text:p>0.99996967534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446572028" calcext:value-type="float">
            <text:p>0.99944657202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07779219" calcext:value-type="float">
            <text:p>0.999907779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2542742989" calcext:value-type="float">
            <text:p>0.04254274298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166024112966" calcext:value-type="float">
            <text:p>0.166024112966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546752835" calcext:value-type="float">
            <text:p>0.99754675283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36104137" calcext:value-type="float">
            <text:p>0.999936104137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765724742" calcext:value-type="float">
            <text:p>0.99976572474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68249031" calcext:value-type="float">
            <text:p>0.999968249031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581962221" calcext:value-type="float">
            <text:p>0.99858196222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80105654" calcext:value-type="float">
            <text:p>0.999880105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424521555053" calcext:value-type="float">
            <text:p>0.0424521555053</text:p>
          </table:table-cell>
          <table:table-cell office:value-type="float" office:value="30.08" calcext:value-type="float">
            <text:p>30.08</text:p>
          </table:table-cell>
          <table:table-cell office:value-type="float" office:value="0.131185189677" calcext:value-type="float">
            <text:p>0.13118518967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471961166" calcext:value-type="float">
            <text:p>0.99747196116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2766506" calcext:value-type="float">
            <text:p>0.99992766506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751520603" calcext:value-type="float">
            <text:p>0.99975152060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66450636" calcext:value-type="float">
            <text:p>0.99996645063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919233746" calcext:value-type="float">
            <text:p>0.995919233746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43525232" calcext:value-type="float">
            <text:p>0.999843525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423513513882" calcext:value-type="float">
            <text:p>0.042351351388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108313502621" calcext:value-type="float">
            <text:p>0.10831350262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407222141" calcext:value-type="float">
            <text:p>0.99740722214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9225984" calcext:value-type="float">
            <text:p>0.999919225984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22243949" calcext:value-type="float">
            <text:p>0.999722243949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65086337" calcext:value-type="float">
            <text:p>0.99996508633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848651761" calcext:value-type="float">
            <text:p>0.98884865176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96351884" calcext:value-type="float">
            <text:p>0.999796351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22219406972" calcext:value-type="float">
            <text:p>0.042221940697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090687615348" calcext:value-type="float">
            <text:p>0.09068761534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350324178" calcext:value-type="float">
            <text:p>0.99735032417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8375743" calcext:value-type="float">
            <text:p>0.99990837574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640120454" calcext:value-type="float">
            <text:p>0.99964012045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62791833" calcext:value-type="float">
            <text:p>0.99996279183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589820561" calcext:value-type="float">
            <text:p>0.97358982056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31364823" calcext:value-type="float">
            <text:p>0.999731364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20986599864" calcext:value-type="float">
            <text:p>0.0420986599864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0765491630224" calcext:value-type="float">
            <text:p>0.076549163022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297849378" calcext:value-type="float">
            <text:p>0.997297849378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92100382" calcext:value-type="float">
            <text:p>0.999892100382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81282579" calcext:value-type="float">
            <text:p>0.99938128257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60559343" calcext:value-type="float">
            <text:p>0.99996055934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6774089573" calcext:value-type="float">
            <text:p>0.94677408957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40170346" calcext:value-type="float">
            <text:p>0.999640170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19733359488" calcext:value-type="float">
            <text:p>0.0419733359488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0651174071306" calcext:value-type="float">
            <text:p>0.065117407130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215618752" calcext:value-type="float">
            <text:p>0.99721561875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75021299" calcext:value-type="float">
            <text:p>0.99987502129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603466393" calcext:value-type="float">
            <text:p>0.99860346639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58946989" calcext:value-type="float">
            <text:p>0.99995894698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6924893473" calcext:value-type="float">
            <text:p>0.90692489347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10086263" calcext:value-type="float">
            <text:p>0.999510086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18337086243" calcext:value-type="float">
            <text:p>0.0418337086243</text:p>
          </table:table-cell>
          <table:table-cell office:value-type="float" office:value="31.36" calcext:value-type="float">
            <text:p>31.36</text:p>
          </table:table-cell>
          <table:table-cell office:value-type="float" office:value="0.0562567744054" calcext:value-type="float">
            <text:p>0.056256774405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154900784" calcext:value-type="float">
            <text:p>0.99715490078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56133842" calcext:value-type="float">
            <text:p>0.99985613384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479296288" calcext:value-type="float">
            <text:p>0.99647929628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57272622" calcext:value-type="float">
            <text:p>0.999957272622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5251373977" calcext:value-type="float">
            <text:p>0.85525137397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296908177" calcext:value-type="float">
            <text:p>0.999296908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13780467704" calcext:value-type="float">
            <text:p>0.041378046770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0494038523246" calcext:value-type="float">
            <text:p>0.0494038523246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115695474" calcext:value-type="float">
            <text:p>0.99711569547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32424056" calcext:value-type="float">
            <text:p>0.999832424056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1355385642" calcext:value-type="float">
            <text:p>0.991355385642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55598254" calcext:value-type="float">
            <text:p>0.99995559825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4656526681" calcext:value-type="float">
            <text:p>0.79465652668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930994004" calcext:value-type="float">
            <text:p>0.998930994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03236901935" calcext:value-type="float">
            <text:p>0.040323690193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0437404323765" calcext:value-type="float">
            <text:p>0.043740432376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08392912" calcext:value-type="float">
            <text:p>0.9970839291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05700315" calcext:value-type="float">
            <text:p>0.999805700315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0450700441" calcext:value-type="float">
            <text:p>0.98045070044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53551805" calcext:value-type="float">
            <text:p>0.99995355180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29034504022" calcext:value-type="float">
            <text:p>0.729034504022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253193255" calcext:value-type="float">
            <text:p>0.998253193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378921314213" calcext:value-type="float">
            <text:p>0.037892131421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0393033032869" calcext:value-type="float">
            <text:p>0.039303303286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062014357" calcext:value-type="float">
            <text:p>0.997062014357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7757006" calcext:value-type="float">
            <text:p>0.9997775700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6057700067" calcext:value-type="float">
            <text:p>0.96057700067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51443342" calcext:value-type="float">
            <text:p>0.99995144334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62094933585" calcext:value-type="float">
            <text:p>0.66209493358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984277823" calcext:value-type="float">
            <text:p>0.996984277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18758965096" calcext:value-type="float">
            <text:p>0.031875896509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0358233623397" calcext:value-type="float">
            <text:p>0.0358233623397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040501699" calcext:value-type="float">
            <text:p>0.997040501699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42809103" calcext:value-type="float">
            <text:p>0.99974280910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29066823404" calcext:value-type="float">
            <text:p>0.929066823404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49396893" calcext:value-type="float">
            <text:p>0.99994939689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97178356594" calcext:value-type="float">
            <text:p>0.59717835659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71068369" calcext:value-type="float">
            <text:p>0.99471068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64747029344" calcext:value-type="float">
            <text:p>0.0264747029344</text:p>
          </table:table-cell>
          <table:table-cell office:value-type="float" office:value="32.64" calcext:value-type="float">
            <text:p>32.64</text:p>
          </table:table-cell>
          <table:table-cell office:value-type="float" office:value="0.0327923801011" calcext:value-type="float">
            <text:p>0.0327923801011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026830104" calcext:value-type="float">
            <text:p>0.99702683010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09253728" calcext:value-type="float">
            <text:p>0.99970925372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85071207707" calcext:value-type="float">
            <text:p>0.88507120770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46420239" calcext:value-type="float">
            <text:p>0.999946420239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6569912729" calcext:value-type="float">
            <text:p>0.536569912729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0864131446" calcext:value-type="float">
            <text:p>0.99086413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36392465846" calcext:value-type="float">
            <text:p>0.023639246584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264851574523" calcext:value-type="float">
            <text:p>0.0264851574523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017380619" calcext:value-type="float">
            <text:p>0.99701738061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73287189" calcext:value-type="float">
            <text:p>0.99967328718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29938554382" calcext:value-type="float">
            <text:p>0.82993855438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44311777" calcext:value-type="float">
            <text:p>0.99994431177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81693466871" calcext:value-type="float">
            <text:p>0.48169346687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4763154968" calcext:value-type="float">
            <text:p>0.984763154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22995053787" calcext:value-type="float">
            <text:p>0.022299505378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214669027504" calcext:value-type="float">
            <text:p>0.0214669027504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009137451" calcext:value-type="float">
            <text:p>0.997009137451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26269478" calcext:value-type="float">
            <text:p>0.999626269478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66240122773" calcext:value-type="float">
            <text:p>0.76624012277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41645191" calcext:value-type="float">
            <text:p>0.99994164519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33176366877" calcext:value-type="float">
            <text:p>0.43317636687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5805020344" calcext:value-type="float">
            <text:p>0.975805020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14985213126" calcext:value-type="float">
            <text:p>0.021498521312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187642939528" calcext:value-type="float">
            <text:p>0.0187642939528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001698495" calcext:value-type="float">
            <text:p>0.99700169849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581662932" calcext:value-type="float">
            <text:p>0.99958166293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98146285391" calcext:value-type="float">
            <text:p>0.698146285391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38668538" calcext:value-type="float">
            <text:p>0.99993866853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1106568986" calcext:value-type="float">
            <text:p>0.39110656898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3418699134" calcext:value-type="float">
            <text:p>0.963418699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10217450827" calcext:value-type="float">
            <text:p>0.0210217450827</text:p>
          </table:table-cell>
          <table:table-cell office:value-type="float" office:value="34.56" calcext:value-type="float">
            <text:p>34.56</text:p>
          </table:table-cell>
          <table:table-cell office:value-type="float" office:value="0.0169657340271" calcext:value-type="float">
            <text:p>0.0169657340271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6989233217" calcext:value-type="float">
            <text:p>0.996989233217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25402423" calcext:value-type="float">
            <text:p>0.99952540242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29087931127" calcext:value-type="float">
            <text:p>0.62908793112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35753898" calcext:value-type="float">
            <text:p>0.99993575389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5204262418" calcext:value-type="float">
            <text:p>0.355204262418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7188318134" calcext:value-type="float">
            <text:p>0.947188318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05197678236" calcext:value-type="float">
            <text:p>0.020519767823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157728255308" calcext:value-type="float">
            <text:p>0.0157728255308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6971741616" calcext:value-type="float">
            <text:p>0.99697174161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469744706" calcext:value-type="float">
            <text:p>0.999469744706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2329034731" calcext:value-type="float">
            <text:p>0.56232903473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3321134" calcext:value-type="float">
            <text:p>0.99993321134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4899967189" calcext:value-type="float">
            <text:p>0.324899967189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6967555659" calcext:value-type="float">
            <text:p>0.926967555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02813797087" calcext:value-type="float">
            <text:p>0.020281379708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150445450154" calcext:value-type="float">
            <text:p>0.015044545015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694540369" calcext:value-type="float">
            <text:p>0.9969454036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41468978" calcext:value-type="float">
            <text:p>0.9994146897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9957852783" calcext:value-type="float">
            <text:p>0.49995785278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29924619" calcext:value-type="float">
            <text:p>0.99992992461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9623067212" calcext:value-type="float">
            <text:p>0.299623067212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2593815768" calcext:value-type="float">
            <text:p>0.902593815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01594612156" calcext:value-type="float">
            <text:p>0.020159461215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146078492153" calcext:value-type="float">
            <text:p>0.014607849215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6901775216" calcext:value-type="float">
            <text:p>0.996901775216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35260229" calcext:value-type="float">
            <text:p>0.9993526022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3267954389" calcext:value-type="float">
            <text:p>0.443267954389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26761925" calcext:value-type="float">
            <text:p>0.99992676192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78648399964" calcext:value-type="float">
            <text:p>0.27864839996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4377079045" calcext:value-type="float">
            <text:p>0.874377079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0913503256" calcext:value-type="float">
            <text:p>0.020091350325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142767506835" calcext:value-type="float">
            <text:p>0.0142767506835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803661414" calcext:value-type="float">
            <text:p>0.99680366141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291921312" calcext:value-type="float">
            <text:p>0.99929192131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2936548249" calcext:value-type="float">
            <text:p>0.39293654824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23289162" calcext:value-type="float">
            <text:p>0.999923289162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61275650558" calcext:value-type="float">
            <text:p>0.26127565055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2726730985" calcext:value-type="float">
            <text:p>0.842726730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0395860493" calcext:value-type="float">
            <text:p>0.020039586049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139565525149" calcext:value-type="float">
            <text:p>0.013956552514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539477938" calcext:value-type="float">
            <text:p>0.99653947793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234053361" calcext:value-type="float">
            <text:p>0.99923405336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49238475155" calcext:value-type="float">
            <text:p>0.34923847515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20374523" calcext:value-type="float">
            <text:p>0.99992037452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46850314647" calcext:value-type="float">
            <text:p>0.246850314647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07963345098" calcext:value-type="float">
            <text:p>0.807963345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199905462085" calcext:value-type="float">
            <text:p>0.0199905462085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137351388877" calcext:value-type="float">
            <text:p>0.013735138887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872987662" calcext:value-type="float">
            <text:p>0.99587298766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17156401" calcext:value-type="float">
            <text:p>0.99917156401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11876874799" calcext:value-type="float">
            <text:p>0.31187687479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18018005" calcext:value-type="float">
            <text:p>0.999918018005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4969552666" calcext:value-type="float">
            <text:p>0.23496955266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080782692" calcext:value-type="float">
            <text:p>0.77080782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199360574965" calcext:value-type="float">
            <text:p>0.019936057496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35566454405" calcext:value-type="float">
            <text:p>0.0135566454405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4036972819" calcext:value-type="float">
            <text:p>0.994036972819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115102571" calcext:value-type="float">
            <text:p>0.99911510257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80479772406" calcext:value-type="float">
            <text:p>0.28047977240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15413434" calcext:value-type="float">
            <text:p>0.99991541343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25170898052" calcext:value-type="float">
            <text:p>0.225170898052</text:p>
          </table:table-cell>
          <table:table-cell office:value-type="float" office:value="28.8" calcext:value-type="float">
            <text:p>28.8</text:p>
          </table:table-cell>
          <table:table-cell office:value-type="float" office:value="0.731620812486" calcext:value-type="float">
            <text:p>0.731620812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198924665269" calcext:value-type="float">
            <text:p>0.019892466526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33842834476" calcext:value-type="float">
            <text:p>0.013384283447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9674527566" calcext:value-type="float">
            <text:p>0.98967452756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053416942" calcext:value-type="float">
            <text:p>0.999053416942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54071920457" calcext:value-type="float">
            <text:p>0.25407192045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13242957" calcext:value-type="float">
            <text:p>0.99991324295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7020689909" calcext:value-type="float">
            <text:p>0.2170206899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91350643716" calcext:value-type="float">
            <text:p>0.691350643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198556866463" calcext:value-type="float">
            <text:p>0.019855686646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32630169071" calcext:value-type="float">
            <text:p>0.0132630169071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0459671206" calcext:value-type="float">
            <text:p>0.98045967120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8997156433" calcext:value-type="float">
            <text:p>0.99899715643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32129812683" calcext:value-type="float">
            <text:p>0.23212981268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10948454" calcext:value-type="float">
            <text:p>0.99991094845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10248536106" calcext:value-type="float">
            <text:p>0.21024853610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50403993732" calcext:value-type="float">
            <text:p>0.650403993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198120956767" calcext:value-type="float">
            <text:p>0.019812095676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3154694548" calcext:value-type="float">
            <text:p>0.01315469454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2557320174" calcext:value-type="float">
            <text:p>0.96255732017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952750817" calcext:value-type="float">
            <text:p>0.998952750817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13871663183" calcext:value-type="float">
            <text:p>0.21387166318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08157841" calcext:value-type="float">
            <text:p>0.99990815784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04563008311" calcext:value-type="float">
            <text:p>0.204563008311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09460495967" calcext:value-type="float">
            <text:p>0.609460495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197644180537" calcext:value-type="float">
            <text:p>0.019764418053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30525036431" calcext:value-type="float">
            <text:p>0.0130525036431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28267752567" calcext:value-type="float">
            <text:p>0.92826775256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905733107" calcext:value-type="float">
            <text:p>0.998905733107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98855406886" calcext:value-type="float">
            <text:p>0.19885540688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06111392" calcext:value-type="float">
            <text:p>0.99990611139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9761477345" calcext:value-type="float">
            <text:p>0.19976147734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69069956353" calcext:value-type="float">
            <text:p>0.569069956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197201459753" calcext:value-type="float">
            <text:p>0.0197201459753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2959850556" calcext:value-type="float">
            <text:p>0.012959850556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70796989676" calcext:value-type="float">
            <text:p>0.870796989676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869565637" calcext:value-type="float">
            <text:p>0.99886956563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86411650471" calcext:value-type="float">
            <text:p>0.18641165047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03878902" calcext:value-type="float">
            <text:p>0.99990387890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5662423523" calcext:value-type="float">
            <text:p>0.19566242352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29341456386" calcext:value-type="float">
            <text:p>0.529341456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196765550057" calcext:value-type="float">
            <text:p>0.019676555005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8719663778" calcext:value-type="float">
            <text:p>0.012871966377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91023230453" calcext:value-type="float">
            <text:p>0.791023230453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83500561" calcext:value-type="float">
            <text:p>0.99883500561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76002869608" calcext:value-type="float">
            <text:p>0.176002869608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01336344" calcext:value-type="float">
            <text:p>0.99990133634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92179832976" calcext:value-type="float">
            <text:p>0.19217983297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91102087452" calcext:value-type="float">
            <text:p>0.491102087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196377317984" calcext:value-type="float">
            <text:p>0.019637731798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27915761993" calcext:value-type="float">
            <text:p>0.012791576199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86952834604" calcext:value-type="float">
            <text:p>0.686952834604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79883814" calcext:value-type="float">
            <text:p>0.9987988381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67375126542" calcext:value-type="float">
            <text:p>0.16737512654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89817365" calcext:value-type="float">
            <text:p>0.9998981736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9167295218" calcext:value-type="float">
            <text:p>0.18916729521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5440620703" calcext:value-type="float">
            <text:p>0.45440620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19592778611" calcext:value-type="float">
            <text:p>0.01959277861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27166362024" calcext:value-type="float">
            <text:p>0.012716636202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162511842" calcext:value-type="float">
            <text:p>0.5616251184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768497652" calcext:value-type="float">
            <text:p>0.998768497652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60137342242" calcext:value-type="float">
            <text:p>0.16013734224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895383037" calcext:value-type="float">
            <text:p>0.999895383037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6539529347" calcext:value-type="float">
            <text:p>0.18653952934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19495912999" calcext:value-type="float">
            <text:p>0.419495912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5539554037" calcext:value-type="float">
            <text:p>0.0195539554037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26457838417" calcext:value-type="float">
            <text:p>0.012645783841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47669354878" calcext:value-type="float">
            <text:p>0.447669354878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741171119" calcext:value-type="float">
            <text:p>0.99874117111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54034276387" calcext:value-type="float">
            <text:p>0.15403427638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892840479" calcext:value-type="float">
            <text:p>0.99989284047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4223165203" calcext:value-type="float">
            <text:p>0.18422316520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86568255804" calcext:value-type="float">
            <text:p>0.386568255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5335221367" calcext:value-type="float">
            <text:p>0.019533522136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25510869365" calcext:value-type="float">
            <text:p>0.012551086936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64600741161" calcext:value-type="float">
            <text:p>0.36460074116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686317123" calcext:value-type="float">
            <text:p>0.998686317123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48861426588" calcext:value-type="float">
            <text:p>0.14886142658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888623553" calcext:value-type="float">
            <text:p>0.99988862355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82160994583" calcext:value-type="float">
            <text:p>0.18216099458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55557808538" calcext:value-type="float">
            <text:p>0.355557808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4981044739" calcext:value-type="float">
            <text:p>0.019498104473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2470696758" calcext:value-type="float">
            <text:p>0.01247069675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05039631542" calcext:value-type="float">
            <text:p>0.30503963154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647135697" calcext:value-type="float">
            <text:p>0.998647135697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44454918016" calcext:value-type="float">
            <text:p>0.144454918016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83786492" calcext:value-type="float">
            <text:p>0.99988378649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80321133351" calcext:value-type="float">
            <text:p>0.18032113335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26729687622" calcext:value-type="float">
            <text:p>0.326729687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4729034446" calcext:value-type="float">
            <text:p>0.019472903444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371230944" calcext:value-type="float">
            <text:p>0.012371230944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58603454571" calcext:value-type="float">
            <text:p>0.25860345457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610767297" calcext:value-type="float">
            <text:p>0.99861076729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40670848473" calcext:value-type="float">
            <text:p>0.140670848473</text:p>
          </table:table-cell>
          <table:table-cell office:value-type="float" office:value="22.4" calcext:value-type="float">
            <text:p>22.4</text:p>
          </table:table-cell>
          <table:table-cell office:value-type="float" office:value="0.999879197484" calcext:value-type="float">
            <text:p>0.99987919748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8657587726" calcext:value-type="float">
            <text:p>0.17865758772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9818116868" calcext:value-type="float">
            <text:p>0.299818116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4442968708" calcext:value-type="float">
            <text:p>0.0194442968708</text:p>
          </table:table-cell>
          <table:table-cell office:value-type="float" office:value="44.8" calcext:value-type="float">
            <text:p>44.8</text:p>
          </table:table-cell>
          <table:table-cell office:value-type="float" office:value="0.0122588209486" calcext:value-type="float">
            <text:p>0.0122588209486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20912675499" calcext:value-type="float">
            <text:p>0.22091267549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579221226" calcext:value-type="float">
            <text:p>0.99857922122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37405881295" calcext:value-type="float">
            <text:p>0.137405881295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7312015" calcext:value-type="float">
            <text:p>0.9998731201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7135138564" calcext:value-type="float">
            <text:p>0.1771351385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5029896614" calcext:value-type="float">
            <text:p>0.275029896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4211391683" calcext:value-type="float">
            <text:p>0.019421139168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21457296805" calcext:value-type="float">
            <text:p>0.0121457296805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91115232248" calcext:value-type="float">
            <text:p>0.19111523224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549483529" calcext:value-type="float">
            <text:p>0.99854948352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34588685653" calcext:value-type="float">
            <text:p>0.13458868565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6555449" calcext:value-type="float">
            <text:p>0.9998655544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5740445836" calcext:value-type="float">
            <text:p>0.17574044583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2180878527" calcext:value-type="float">
            <text:p>0.252180878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3925325945" calcext:value-type="float">
            <text:p>0.019392532594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19801804146" calcext:value-type="float">
            <text:p>0.0119801804146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68735835825" calcext:value-type="float">
            <text:p>0.16873583582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523362578" calcext:value-type="float">
            <text:p>0.998523362578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32125911197" calcext:value-type="float">
            <text:p>0.132125911197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55570298" calcext:value-type="float">
            <text:p>0.999855570298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74446059867" calcext:value-type="float">
            <text:p>0.174446059867</text:p>
          </table:table-cell>
          <table:table-cell office:value-type="float" office:value="32.64" calcext:value-type="float">
            <text:p>32.64</text:p>
          </table:table-cell>
          <table:table-cell office:value-type="float" office:value="0.231090469686" calcext:value-type="float">
            <text:p>0.231090469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3625638029" calcext:value-type="float">
            <text:p>0.0193625638029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15026082525" calcext:value-type="float">
            <text:p>0.011502608252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52018892536" calcext:value-type="float">
            <text:p>0.15201889253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502063957" calcext:value-type="float">
            <text:p>0.998502063957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29954290584" calcext:value-type="float">
            <text:p>0.12995429058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4031495" calcext:value-type="float">
            <text:p>0.99984031495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73209761662" calcext:value-type="float">
            <text:p>0.173209761662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4055872158" calcext:value-type="float">
            <text:p>0.194055872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3319139024" calcext:value-type="float">
            <text:p>0.0193319139024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06796308319" calcext:value-type="float">
            <text:p>0.0106796308319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39213835011" calcext:value-type="float">
            <text:p>0.13921383501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484382083" calcext:value-type="float">
            <text:p>0.99848438208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28041880005" calcext:value-type="float">
            <text:p>0.128041880005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16377696" calcext:value-type="float">
            <text:p>0.99981637769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71970421637" calcext:value-type="float">
            <text:p>0.17197042163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3298885426" calcext:value-type="float">
            <text:p>0.163298885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3019451108" calcext:value-type="float">
            <text:p>0.019301945110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790821349179" calcext:value-type="float">
            <text:p>0.0079082134917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29371894738" calcext:value-type="float">
            <text:p>0.12937189473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467905791" calcext:value-type="float">
            <text:p>0.99846790579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26343523945" calcext:value-type="float">
            <text:p>0.12634352394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79727651" calcext:value-type="float">
            <text:p>0.999779727651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70619230598" calcext:value-type="float">
            <text:p>0.17061923059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7838435789" calcext:value-type="float">
            <text:p>0.137838435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2644841213" calcext:value-type="float">
            <text:p>0.019264484121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89211093027" calcext:value-type="float">
            <text:p>0.0038921109302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21948017377" calcext:value-type="float">
            <text:p>0.12194801737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453237873" calcext:value-type="float">
            <text:p>0.998453237873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24807492045" calcext:value-type="float">
            <text:p>0.12480749204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716659808" calcext:value-type="float">
            <text:p>0.999716659808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9105650356" calcext:value-type="float">
            <text:p>0.169105650356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6870816939" calcext:value-type="float">
            <text:p>0.116870816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1357545393" calcext:value-type="float">
            <text:p>0.019135754539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00226046282" calcext:value-type="float">
            <text:p>0.00200226046282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16202529406" calcext:value-type="float">
            <text:p>0.11620252940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442588562" calcext:value-type="float">
            <text:p>0.99844258856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23406368454" calcext:value-type="float">
            <text:p>0.12340636845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99950191" calcext:value-type="float">
            <text:p>0.999599950191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7340478629" calcext:value-type="float">
            <text:p>0.16734047862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96175036802" calcext:value-type="float">
            <text:p>0.0996175036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83184238595" calcext:value-type="float">
            <text:p>0.018318423859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32848176335" calcext:value-type="float">
            <text:p>0.0013284817633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11686278704" calcext:value-type="float">
            <text:p>0.11168627870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431537391" calcext:value-type="float">
            <text:p>0.99843153739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22105356133" calcext:value-type="float">
            <text:p>0.12210535613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390406197" calcext:value-type="float">
            <text:p>0.99939040619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5370002386" calcext:value-type="float">
            <text:p>0.16537000238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55626314357" calcext:value-type="float">
            <text:p>0.0855626314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52248272367" calcext:value-type="float">
            <text:p>0.0152248272367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0959913233109" calcext:value-type="float">
            <text:p>0.00095991323310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07948906835" calcext:value-type="float">
            <text:p>0.10794890683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423299245" calcext:value-type="float">
            <text:p>0.99842329924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20851546214" calcext:value-type="float">
            <text:p>0.12085154621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024959983" calcext:value-type="float">
            <text:p>0.999024959983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63221707951" calcext:value-type="float">
            <text:p>0.16322170795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4073996694" calcext:value-type="float">
            <text:p>0.074073996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21952548505" calcext:value-type="float">
            <text:p>0.0121952548505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720786515706" calcext:value-type="float">
            <text:p>0.00072078651570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04799212516" calcext:value-type="float">
            <text:p>0.10479921251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417070403" calcext:value-type="float">
            <text:p>0.998417070403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9600837635" calcext:value-type="float">
            <text:p>0.11960083763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390498721" calcext:value-type="float">
            <text:p>0.998390498721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60993519934" calcext:value-type="float">
            <text:p>0.16099351993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46766037857" calcext:value-type="float">
            <text:p>0.0646766037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12941477761" calcext:value-type="float">
            <text:p>0.011294147776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554555977112" calcext:value-type="float">
            <text:p>0.00055455597711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02069316597" calcext:value-type="float">
            <text:p>0.102069316597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412449004" calcext:value-type="float">
            <text:p>0.998412449004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8259135727" calcext:value-type="float">
            <text:p>0.118259135727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332112409" calcext:value-type="float">
            <text:p>0.99733211240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8764122519" calcext:value-type="float">
            <text:p>0.15876412251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9548727357" calcext:value-type="float">
            <text:p>0.0569548727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09590421974" calcext:value-type="float">
            <text:p>0.0109590421974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45100252684" calcext:value-type="float">
            <text:p>0.0004510025268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99635772614" calcext:value-type="float">
            <text:p>0.09963577261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407626675" calcext:value-type="float">
            <text:p>0.99840762667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16723413961" calcext:value-type="float">
            <text:p>0.11672341396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5588041593" calcext:value-type="float">
            <text:p>0.995588041593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6604283828" calcext:value-type="float">
            <text:p>0.15660428382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06411213636" calcext:value-type="float">
            <text:p>0.0506411213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08241826353" calcext:value-type="float">
            <text:p>0.010824182635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348811621967" calcext:value-type="float">
            <text:p>0.00034881162196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974692268472" calcext:value-type="float">
            <text:p>0.097469226847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402000624" calcext:value-type="float">
            <text:p>0.99840200062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14989640592" calcext:value-type="float">
            <text:p>0.11498964059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839288252" calcext:value-type="float">
            <text:p>0.992839288252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4543872333" calcext:value-type="float">
            <text:p>0.15454387233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4547653769" calcext:value-type="float">
            <text:p>0.0454547653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07622017254" calcext:value-type="float">
            <text:p>0.010762201725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253433444086" calcext:value-type="float">
            <text:p>0.00025343344408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954418096689" calcext:value-type="float">
            <text:p>0.095441809668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398986668" calcext:value-type="float">
            <text:p>0.99839898666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13048945789" calcext:value-type="float">
            <text:p>0.113048945789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8539140387" calcext:value-type="float">
            <text:p>0.98853914038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2639436564" calcext:value-type="float">
            <text:p>0.15263943656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11821135376" calcext:value-type="float">
            <text:p>0.0411821135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07199729736" calcext:value-type="float">
            <text:p>0.010719972973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196206537357" calcext:value-type="float">
            <text:p>0.00019620653735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934944115343" calcext:value-type="float">
            <text:p>0.093494411534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395369921" calcext:value-type="float">
            <text:p>0.998395369921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10991454504" calcext:value-type="float">
            <text:p>0.11099145450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217753604" calcext:value-type="float">
            <text:p>0.9821775360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9352768534" calcext:value-type="float">
            <text:p>0.14935276853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7596865725" calcext:value-type="float">
            <text:p>0.03759686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06961341621" calcext:value-type="float">
            <text:p>0.0106961341621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171680720187" calcext:value-type="float">
            <text:p>0.000171680720187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916207998044" calcext:value-type="float">
            <text:p>0.0916207998044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392155035" calcext:value-type="float">
            <text:p>0.998392155035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8863066577" calcext:value-type="float">
            <text:p>0.10886306657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3167764432" calcext:value-type="float">
            <text:p>0.97316776443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6787634834" calcext:value-type="float">
            <text:p>0.14678763483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46168809334" calcext:value-type="float">
            <text:p>0.0346168809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06804686574" calcext:value-type="float">
            <text:p>0.010680468657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147836175717" calcext:value-type="float">
            <text:p>0.000147836175717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897855891734" calcext:value-type="float">
            <text:p>0.089785589173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388739218" calcext:value-type="float">
            <text:p>0.99838873921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675235629" calcext:value-type="float">
            <text:p>0.1067523562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61012104313" calcext:value-type="float">
            <text:p>0.96101210431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4777651581" calcext:value-type="float">
            <text:p>0.144777651581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2100419194" calcext:value-type="float">
            <text:p>0.032100419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0662759826" calcext:value-type="float">
            <text:p>0.010662759826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134891994433" calcext:value-type="float">
            <text:p>0.00013489199443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879483680136" calcext:value-type="float">
            <text:p>0.087948368013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386127123" calcext:value-type="float">
            <text:p>0.998386127123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04702494303" calcext:value-type="float">
            <text:p>0.10470249430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45203160313" calcext:value-type="float">
            <text:p>0.94520316031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3242668655" calcext:value-type="float">
            <text:p>0.14324266865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99691881426" calcext:value-type="float">
            <text:p>0.0299691881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06430076679" calcext:value-type="float">
            <text:p>0.010643007667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127397994742" calcext:value-type="float">
            <text:p>0.000127397994742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861129563297" calcext:value-type="float">
            <text:p>0.086112956329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383715958" calcext:value-type="float">
            <text:p>0.99838371595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02784253204" calcext:value-type="float">
            <text:p>0.102784253204</text:p>
          </table:table-cell>
          <table:table-cell office:value-type="float" office:value="27.52" calcext:value-type="float">
            <text:p>27.52</text:p>
          </table:table-cell>
          <table:table-cell office:value-type="float" office:value="0.925427267584" calcext:value-type="float">
            <text:p>0.925427267584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2041113164" calcext:value-type="float">
            <text:p>0.14204111316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81616461688" calcext:value-type="float">
            <text:p>0.0281616461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5803456491" calcext:value-type="float">
            <text:p>0.010580345649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121947813149" calcext:value-type="float">
            <text:p>0.00012194781314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84302676255" calcext:value-type="float">
            <text:p>0.084302676255</text:p>
          </table:table-cell>
          <table:table-cell office:value-type="float" office:value="22.4" calcext:value-type="float">
            <text:p>22.4</text:p>
          </table:table-cell>
          <table:table-cell office:value-type="float" office:value="0.99837929549" calcext:value-type="float">
            <text:p>0.9983792954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94563288155" calcext:value-type="float">
            <text:p>0.099456328815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01894838309" calcext:value-type="float">
            <text:p>0.901894838309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082720019" calcext:value-type="float">
            <text:p>0.141082720019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66069782688" calcext:value-type="float">
            <text:p>0.0266069782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1035694193" calcext:value-type="float">
            <text:p>0.010103569419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118541449653" calcext:value-type="float">
            <text:p>0.00011854144965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825074751458" calcext:value-type="float">
            <text:p>0.082507475145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375276882" calcext:value-type="float">
            <text:p>0.99837527688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68277566993" calcext:value-type="float">
            <text:p>0.096827756699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74532634415" calcext:value-type="float">
            <text:p>0.87453263441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287485693" calcext:value-type="float">
            <text:p>0.14028748569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52664781052" calcext:value-type="float">
            <text:p>0.0252664781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0804525832417" calcext:value-type="float">
            <text:p>0.0080452583241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113772540759" calcext:value-type="float">
            <text:p>0.00011377254075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806813118941" calcext:value-type="float">
            <text:p>0.080681311894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370655483" calcext:value-type="float">
            <text:p>0.99837065548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48359518054" calcext:value-type="float">
            <text:p>0.094835951805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43760550066" calcext:value-type="float">
            <text:p>0.843760550066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611065584" calcext:value-type="float">
            <text:p>0.13961106558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40871443864" calcext:value-type="float">
            <text:p>0.0240871443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45831817866" calcext:value-type="float">
            <text:p>0.004583181786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111047449962" calcext:value-type="float">
            <text:p>0.00011104744996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87542200998" calcext:value-type="float">
            <text:p>0.078754220099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363020128" calcext:value-type="float">
            <text:p>0.99836302012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33376942315" calcext:value-type="float">
            <text:p>0.093337694231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10075438318" calcext:value-type="float">
            <text:p>0.81007543831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015235376" calcext:value-type="float">
            <text:p>0.13901523537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30549387344" calcext:value-type="float">
            <text:p>0.0230549387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303093460401" calcext:value-type="float">
            <text:p>0.0030309346040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109684904564" calcext:value-type="float">
            <text:p>0.00010968490456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767131313261" calcext:value-type="float">
            <text:p>0.076713131326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357193147" calcext:value-type="float">
            <text:p>0.99835719314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2216559657" calcext:value-type="float">
            <text:p>0.092216559657</text:p>
          </table:table-cell>
          <table:table-cell office:value-type="float" office:value="28.8" calcext:value-type="float">
            <text:p>28.8</text:p>
          </table:table-cell>
          <table:table-cell office:value-type="float" office:value="0.773809258037" calcext:value-type="float">
            <text:p>0.773809258037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47547727" calcext:value-type="float">
            <text:p>0.1384754772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21376058679" calcext:value-type="float">
            <text:p>0.0221376058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255211504747" calcext:value-type="float">
            <text:p>0.00255211504747</text:p>
          </table:table-cell>
          <table:table-cell office:value-type="float" office:value="57.6" calcext:value-type="float">
            <text:p>57.6</text:p>
          </table:table-cell>
          <table:table-cell office:value-type="float" office:value="0.000106959813767" calcext:value-type="float">
            <text:p>0.00010695981376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744106738166" calcext:value-type="float">
            <text:p>0.074410673816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34835221" calcext:value-type="float">
            <text:p>0.9983483522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13400588175" calcext:value-type="float">
            <text:p>0.091340058817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3593965381" calcext:value-type="float">
            <text:p>0.7359396538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7978158048" calcext:value-type="float">
            <text:p>0.13797815804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2943501869" calcext:value-type="float">
            <text:p>0.0212943501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236549120893" calcext:value-type="float">
            <text:p>0.00236549120893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105597268369" calcext:value-type="float">
            <text:p>0.000105597268369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718291549185" calcext:value-type="float">
            <text:p>0.071829154918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336296387" calcext:value-type="float">
            <text:p>0.99833629638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6595006681" calcext:value-type="float">
            <text:p>0.090659500668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96832816016" calcext:value-type="float">
            <text:p>0.69683281601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516900883" calcext:value-type="float">
            <text:p>0.137516900883</text:p>
          </table:table-cell>
          <table:table-cell office:value-type="float" office:value="44.8" calcext:value-type="float">
            <text:p>44.8</text:p>
          </table:table-cell>
          <table:table-cell office:value-type="float" office:value="0.0204503980852" calcext:value-type="float">
            <text:p>0.0204503980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25787600276" calcext:value-type="float">
            <text:p>0.0022578760027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101509632174" calcext:value-type="float">
            <text:p>0.00010150963217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89697809489" calcext:value-type="float">
            <text:p>0.068969780948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323838703" calcext:value-type="float">
            <text:p>0.99832383870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901004530376" calcext:value-type="float">
            <text:p>0.090100453037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57078742156" calcext:value-type="float">
            <text:p>0.65707874215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076936456" calcext:value-type="float">
            <text:p>0.13707693645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5475067877" calcext:value-type="float">
            <text:p>0.0195475067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1366386186" calcext:value-type="float">
            <text:p>0.0021366386186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100147086776" calcext:value-type="float">
            <text:p>0.00010014708677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57416760089" calcext:value-type="float">
            <text:p>0.065741676008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305353107" calcext:value-type="float">
            <text:p>0.998305353107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630165771" calcext:value-type="float">
            <text:p>0.08963016577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17180424634" calcext:value-type="float">
            <text:p>0.61718042463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664796656" calcext:value-type="float">
            <text:p>0.1366479665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5327483105" calcext:value-type="float">
            <text:p>0.0185327483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07670103542" calcext:value-type="float">
            <text:p>0.00207670103542</text:p>
          </table:table-cell>
          <table:table-cell office:value-type="float" office:value="60.16" calcext:value-type="float">
            <text:p>60.16</text:p>
          </table:table-cell>
          <table:table-cell office:value-type="float" office:value="9.81032686783e-05" calcext:value-type="float">
            <text:p>9.81032686783e-0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621685643377" calcext:value-type="float">
            <text:p>0.062168564337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278629365" calcext:value-type="float">
            <text:p>0.99827862936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2264952973" calcext:value-type="float">
            <text:p>0.089226495297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77525324499" calcext:value-type="float">
            <text:p>0.57752532449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229991193" calcext:value-type="float">
            <text:p>0.13622999119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73891153234" calcext:value-type="float">
            <text:p>0.0173891153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04877557053" calcext:value-type="float">
            <text:p>0.00204877557053</text:p>
          </table:table-cell>
          <table:table-cell office:value-type="float" office:value="60.672" calcext:value-type="float">
            <text:p>60.672</text:p>
          </table:table-cell>
          <table:table-cell office:value-type="float" office:value="9.40156324833e-05" calcext:value-type="float">
            <text:p>9.40156324833e-05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83972145331" calcext:value-type="float">
            <text:p>0.058397214533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245475851" calcext:value-type="float">
            <text:p>0.99824547585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8592965875" calcext:value-type="float">
            <text:p>0.0888592965875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38812025084" calcext:value-type="float">
            <text:p>0.538812025084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5827921246" calcext:value-type="float">
            <text:p>0.13582792124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1207496978" calcext:value-type="float">
            <text:p>0.0161207496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03855893703" calcext:value-type="float">
            <text:p>0.00203855893703</text:p>
          </table:table-cell>
          <table:table-cell office:value-type="float" office:value="61.184" calcext:value-type="float">
            <text:p>61.184</text:p>
          </table:table-cell>
          <table:table-cell office:value-type="float" office:value="9.26530870851e-05" calcext:value-type="float">
            <text:p>9.26530870851e-05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44614034777" calcext:value-type="float">
            <text:p>0.054461403477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19303302" calcext:value-type="float">
            <text:p>0.9981930330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52218088" calcext:value-type="float">
            <text:p>0.0885221808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01003132184" calcext:value-type="float">
            <text:p>0.501003132184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424715197" calcext:value-type="float">
            <text:p>0.135424715197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7810192625" calcext:value-type="float">
            <text:p>0.0147810192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2153121454" calcext:value-type="float">
            <text:p>0.00202153121454</text:p>
          </table:table-cell>
          <table:table-cell office:value-type="float" office:value="61.696" calcext:value-type="float">
            <text:p>61.696</text:p>
          </table:table-cell>
          <table:table-cell office:value-type="float" office:value="8.99279962884e-05" calcext:value-type="float">
            <text:p>8.99279962884e-05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504729165695" calcext:value-type="float">
            <text:p>0.050472916569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109044118" calcext:value-type="float">
            <text:p>0.998109044118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2149000677" calcext:value-type="float">
            <text:p>0.088214900067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6470241032" calcext:value-type="float">
            <text:p>0.4647024103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024331077" calcext:value-type="float">
            <text:p>0.13502433107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34214958137" calcext:value-type="float">
            <text:p>0.0134214958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1131458104" calcext:value-type="float">
            <text:p>0.00201131458104</text:p>
          </table:table-cell>
          <table:table-cell office:value-type="float" office:value="62.208" calcext:value-type="float">
            <text:p>62.208</text:p>
          </table:table-cell>
          <table:table-cell office:value-type="float" office:value="8.85654508901e-05" calcext:value-type="float">
            <text:p>8.85654508901e-0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70009344938" calcext:value-type="float">
            <text:p>0.047000934493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977434714" calcext:value-type="float">
            <text:p>0.99797743471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9218233947" calcext:value-type="float">
            <text:p>0.087921823394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30215276532" calcext:value-type="float">
            <text:p>0.43021527653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4638313143" calcext:value-type="float">
            <text:p>0.13463831314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20664807736" calcext:value-type="float">
            <text:p>0.0120664807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0041683865" calcext:value-type="float">
            <text:p>0.00200041683865</text:p>
          </table:table-cell>
          <table:table-cell office:value-type="float" office:value="63.232" calcext:value-type="float">
            <text:p>63.232</text:p>
          </table:table-cell>
          <table:table-cell office:value-type="float" office:value="8.58403600935e-05" calcext:value-type="float">
            <text:p>8.58403600935e-0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24336163622" calcext:value-type="float">
            <text:p>0.042433616362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770275484" calcext:value-type="float">
            <text:p>0.997770275484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6449357188" calcext:value-type="float">
            <text:p>0.0876449357188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7250266845" calcext:value-type="float">
            <text:p>0.39725026684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254457466" calcext:value-type="float">
            <text:p>0.13425445746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07860560713" calcext:value-type="float">
            <text:p>0.0107860560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9496796745" calcext:value-type="float">
            <text:p>0.00199496796745</text:p>
          </table:table-cell>
          <table:table-cell office:value-type="float" office:value="63.744" calcext:value-type="float">
            <text:p>63.744</text:p>
          </table:table-cell>
          <table:table-cell office:value-type="float" office:value="8.37965419961e-05" calcext:value-type="float">
            <text:p>8.37965419961e-0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96717530363" calcext:value-type="float">
            <text:p>0.039671753036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412217532" calcext:value-type="float">
            <text:p>0.997412217532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3781584129" calcext:value-type="float">
            <text:p>0.087378158412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6424912803" calcext:value-type="float">
            <text:p>0.366424912803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3869209149" calcext:value-type="float">
            <text:p>0.13386920914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6013709081" calcext:value-type="float">
            <text:p>0.0096013709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8543244285" calcext:value-type="float">
            <text:p>0.00198543244285</text:p>
          </table:table-cell>
          <table:table-cell office:value-type="float" office:value="64.256" calcext:value-type="float">
            <text:p>64.256</text:p>
          </table:table-cell>
          <table:table-cell office:value-type="float" office:value="8.17527238985e-05" calcext:value-type="float">
            <text:p>8.17527238985e-0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79125403915" calcext:value-type="float">
            <text:p>0.037912540391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6785515652" calcext:value-type="float">
            <text:p>0.99678551565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1191344581" calcext:value-type="float">
            <text:p>0.087119134458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37419162156" calcext:value-type="float">
            <text:p>0.33741916215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3482384949" calcext:value-type="float">
            <text:p>0.13348238494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51843649562" calcext:value-type="float">
            <text:p>0.00851843649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7794024495" calcext:value-type="float">
            <text:p>0.00197794024495</text:p>
          </table:table-cell>
          <table:table-cell office:value-type="float" office:value="64.768" calcext:value-type="float">
            <text:p>64.768</text:p>
          </table:table-cell>
          <table:table-cell office:value-type="float" office:value="8.10714511994e-05" calcext:value-type="float">
            <text:p>8.10714511994e-0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8403254161" calcext:value-type="float">
            <text:p>0.036840325416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810199548" calcext:value-type="float">
            <text:p>0.995810199548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8568230824" calcext:value-type="float">
            <text:p>0.086856823082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10395490569" calcext:value-type="float">
            <text:p>0.31039549056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104283077" calcext:value-type="float">
            <text:p>0.13310428307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57551932652" calcext:value-type="float">
            <text:p>0.00757551932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7112915596" calcext:value-type="float">
            <text:p>0.00197112915596</text:p>
          </table:table-cell>
          <table:table-cell office:value-type="float" office:value="65.28" calcext:value-type="float">
            <text:p>65.28</text:p>
          </table:table-cell>
          <table:table-cell office:value-type="float" office:value="7.97089058011e-05" calcext:value-type="float">
            <text:p>7.97089058011e-05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1597614387" calcext:value-type="float">
            <text:p>0.036159761438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4310856992" calcext:value-type="float">
            <text:p>0.99431085699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6028232991" calcext:value-type="float">
            <text:p>0.086602823299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85323635397" calcext:value-type="float">
            <text:p>0.28532363539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272533829" calcext:value-type="float">
            <text:p>0.1327253382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74630202365" calcext:value-type="float">
            <text:p>0.00674630202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6227474026" calcext:value-type="float">
            <text:p>0.00196227474026</text:p>
          </table:table-cell>
          <table:table-cell office:value-type="float" office:value="66.048" calcext:value-type="float">
            <text:p>66.048</text:p>
          </table:table-cell>
          <table:table-cell office:value-type="float" office:value="7.69838150045e-05" calcext:value-type="float">
            <text:p>7.69838150045e-0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7274977603" calcext:value-type="float">
            <text:p>0.035727497760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2052600361" calcext:value-type="float">
            <text:p>0.99205260036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3555224112" calcext:value-type="float">
            <text:p>0.0863555224112</text:p>
          </table:table-cell>
          <table:table-cell office:value-type="float" office:value="32.64" calcext:value-type="float">
            <text:p>32.64</text:p>
          </table:table-cell>
          <table:table-cell office:value-type="float" office:value="0.262175504475" calcext:value-type="float">
            <text:p>0.262175504475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330121599" calcext:value-type="float">
            <text:p>0.132330121599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02330722635" calcext:value-type="float">
            <text:p>0.00602330722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93434927537" calcext:value-type="float">
            <text:p>0.00193434927537</text:p>
          </table:table-cell>
          <table:table-cell office:value-type="float" office:value="67.072" calcext:value-type="float">
            <text:p>67.072</text:p>
          </table:table-cell>
          <table:table-cell office:value-type="float" office:value="7.4939996907e-05" calcext:value-type="float">
            <text:p>7.4939996907e-0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3973689417" calcext:value-type="float">
            <text:p>0.035397368941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8739861053" calcext:value-type="float">
            <text:p>0.988739861053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1174635178" calcext:value-type="float">
            <text:p>0.086117463517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21389710156" calcext:value-type="float">
            <text:p>0.22138971015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1867178606" calcext:value-type="float">
            <text:p>0.13186717860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40004722466" calcext:value-type="float">
            <text:p>0.00540004722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6147062309" calcext:value-type="float">
            <text:p>0.00186147062309</text:p>
          </table:table-cell>
          <table:table-cell office:value-type="float" office:value="75.264" calcext:value-type="float">
            <text:p>75.264</text:p>
          </table:table-cell>
          <table:table-cell office:value-type="float" office:value="7.42587242079e-05" calcext:value-type="float">
            <text:p>7.42587242079e-0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1480633783" calcext:value-type="float">
            <text:p>0.035148063378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3929185701" calcext:value-type="float">
            <text:p>0.98392918570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8740082921" calcext:value-type="float">
            <text:p>0.085874008292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87207311256" calcext:value-type="float">
            <text:p>0.18720731125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0947816041" calcext:value-type="float">
            <text:p>0.13094781604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86691874169" calcext:value-type="float">
            <text:p>0.00486691874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8586753522" calcext:value-type="float">
            <text:p>0.00178586753522</text:p>
          </table:table-cell>
          <table:table-cell office:value-type="float" office:value="76.288" calcext:value-type="float">
            <text:p>76.288</text:p>
          </table:table-cell>
          <table:table-cell office:value-type="float" office:value="7.35774515087e-05" calcext:value-type="float">
            <text:p>7.35774515087e-0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9375610195" calcext:value-type="float">
            <text:p>0.034937561019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7076655747" calcext:value-type="float">
            <text:p>0.97707665574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6353911575" calcext:value-type="float">
            <text:p>0.085635391157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58818782087" calcext:value-type="float">
            <text:p>0.15881878208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8926471774" calcext:value-type="float">
            <text:p>0.12892647177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41112962613" calcext:value-type="float">
            <text:p>0.00441112962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6202872372" calcext:value-type="float">
            <text:p>0.00176202872372</text:p>
          </table:table-cell>
          <table:table-cell office:value-type="float" office:value="78.336" calcext:value-type="float">
            <text:p>78.336</text:p>
          </table:table-cell>
          <table:table-cell office:value-type="float" office:value="7.28961788096e-05" calcext:value-type="float">
            <text:p>7.28961788096e-0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7550050102" calcext:value-type="float">
            <text:p>0.034755005010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7369507769" calcext:value-type="float">
            <text:p>0.967369507769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3959676744" calcext:value-type="float">
            <text:p>0.085395967674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35274074118" calcext:value-type="float">
            <text:p>0.135274074118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5615872319" calcext:value-type="float">
            <text:p>0.12561587231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02677862768" calcext:value-type="float">
            <text:p>0.00402677862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5249319913" calcext:value-type="float">
            <text:p>0.00175249319913</text:p>
          </table:table-cell>
          <table:table-cell office:value-type="float" office:value="79.36" calcext:value-type="float">
            <text:p>79.36</text:p>
          </table:table-cell>
          <table:table-cell office:value-type="float" office:value="7.22149061104e-05" calcext:value-type="float">
            <text:p>7.22149061104e-0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5734542653" calcext:value-type="float">
            <text:p>0.034573454265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3848098234" calcext:value-type="float">
            <text:p>0.95384809823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1510238052" calcext:value-type="float">
            <text:p>0.085151023805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15887750898" calcext:value-type="float">
            <text:p>0.11588775089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1550461757" calcext:value-type="float">
            <text:p>0.12155046175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69440261643" calcext:value-type="float">
            <text:p>0.00369440261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4091434783" calcext:value-type="float">
            <text:p>0.00174091434783</text:p>
          </table:table-cell>
          <table:table-cell office:value-type="float" office:value="80.384" calcext:value-type="float">
            <text:p>80.384</text:p>
          </table:table-cell>
          <table:table-cell office:value-type="float" office:value="6.81272699155e-05" calcext:value-type="float">
            <text:p>6.81272699155e-05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4146224951" calcext:value-type="float">
            <text:p>0.0344146224951</text:p>
          </table:table-cell>
          <table:table-cell office:value-type="float" office:value="28.8" calcext:value-type="float">
            <text:p>28.8</text:p>
          </table:table-cell>
          <table:table-cell office:value-type="float" office:value="0.93483345282" calcext:value-type="float">
            <text:p>0.93483345282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8645840008" calcext:value-type="float">
            <text:p>0.084864584000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999532913476" calcext:value-type="float">
            <text:p>0.099953291347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7501726233" calcext:value-type="float">
            <text:p>0.11750172623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4144047834" calcext:value-type="float">
            <text:p>0.0034144047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2729216984" calcext:value-type="float">
            <text:p>0.00172729216984</text:p>
          </table:table-cell>
          <table:table-cell office:value-type="float" office:value="81.408" calcext:value-type="float">
            <text:p>81.408</text:p>
          </table:table-cell>
          <table:table-cell office:value-type="float" office:value="5.7226906729e-05" calcext:value-type="float">
            <text:p>5.7226906729e-0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260414941" calcext:value-type="float">
            <text:p>0.03426041494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08469376601" calcext:value-type="float">
            <text:p>0.90846937660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3427524558" calcext:value-type="float">
            <text:p>0.084342752455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868057855227" calcext:value-type="float">
            <text:p>0.086805785522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3947854485" calcext:value-type="float">
            <text:p>0.11394785448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17945438286" calcext:value-type="float">
            <text:p>0.00317945438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1639442744" calcext:value-type="float">
            <text:p>0.00171639442744</text:p>
          </table:table-cell>
          <table:table-cell office:value-type="float" office:value="82.432" calcext:value-type="float">
            <text:p>82.432</text:p>
          </table:table-cell>
          <table:table-cell office:value-type="float" office:value="4.42827254451e-05" calcext:value-type="float">
            <text:p>4.42827254451e-05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0981652719" calcext:value-type="float">
            <text:p>0.034098165271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73898700543" calcext:value-type="float">
            <text:p>0.873898700543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2357599937" calcext:value-type="float">
            <text:p>0.083235759993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759927821117" calcext:value-type="float">
            <text:p>0.075992782111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093931141" calcext:value-type="float">
            <text:p>0.11109393114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97950829316" calcext:value-type="float">
            <text:p>0.00297950829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71026444734" calcext:value-type="float">
            <text:p>0.00171026444734</text:p>
          </table:table-cell>
          <table:table-cell office:value-type="float" office:value="83.456" calcext:value-type="float">
            <text:p>83.456</text:p>
          </table:table-cell>
          <table:table-cell office:value-type="float" office:value="3.67887257544e-05" calcext:value-type="float">
            <text:p>3.67887257544e-0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39194292672" calcext:value-type="float">
            <text:p>0.033919429267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32735498452" calcext:value-type="float">
            <text:p>0.83273549845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12479248156" calcext:value-type="float">
            <text:p>0.081247924815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670280943986" calcext:value-type="float">
            <text:p>0.0670280943986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8929584692" calcext:value-type="float">
            <text:p>0.10892958469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80382697182" calcext:value-type="float">
            <text:p>0.00280382697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9868559605" calcext:value-type="float">
            <text:p>0.00169868559605</text:p>
          </table:table-cell>
          <table:table-cell office:value-type="float" office:value="84.48" calcext:value-type="float">
            <text:p>84.48</text:p>
          </table:table-cell>
          <table:table-cell office:value-type="float" office:value="3.0657271462e-05" calcext:value-type="float">
            <text:p>3.0657271462e-0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37364711521" calcext:value-type="float">
            <text:p>0.033736471152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85703521586" calcext:value-type="float">
            <text:p>0.785703521586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85492003783" calcext:value-type="float">
            <text:p>0.078549200378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96178398774" calcext:value-type="float">
            <text:p>0.059617839877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316174122" calcext:value-type="float">
            <text:p>0.10731617412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65219049647" calcext:value-type="float">
            <text:p>0.00265219049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9323672485" calcext:value-type="float">
            <text:p>0.00169323672485</text:p>
          </table:table-cell>
          <table:table-cell office:value-type="float" office:value="85.504" calcext:value-type="float">
            <text:p>85.504</text:p>
          </table:table-cell>
          <table:table-cell office:value-type="float" office:value="2.86134533645e-05" calcext:value-type="float">
            <text:p>2.86134533645e-0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5699993727" calcext:value-type="float">
            <text:p>0.0335699993727</text:p>
          </table:table-cell>
          <table:table-cell office:value-type="float" office:value="30.08" calcext:value-type="float">
            <text:p>30.08</text:p>
          </table:table-cell>
          <table:table-cell office:value-type="float" office:value="0.732283766754" calcext:value-type="float">
            <text:p>0.732283766754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56580687792" calcext:value-type="float">
            <text:p>0.075658068779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534071766616" calcext:value-type="float">
            <text:p>0.053407176661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103953937" calcext:value-type="float">
            <text:p>0.10610395393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53042680994" calcext:value-type="float">
            <text:p>0.00253042680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8574452695" calcext:value-type="float">
            <text:p>0.00168574452695</text:p>
          </table:table-cell>
          <table:table-cell office:value-type="float" office:value="86.528" calcext:value-type="float">
            <text:p>86.528</text:p>
          </table:table-cell>
          <table:table-cell office:value-type="float" office:value="2.79321806653e-05" calcext:value-type="float">
            <text:p>2.79321806653e-0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4441402738" calcext:value-type="float">
            <text:p>0.033444140273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6977171093" calcext:value-type="float">
            <text:p>0.66977171093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3010330379" calcext:value-type="float">
            <text:p>0.07301033037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82386521912" calcext:value-type="float">
            <text:p>0.0482386521912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175685803" calcext:value-type="float">
            <text:p>0.105175685803</text:p>
          </table:table-cell>
          <table:table-cell office:value-type="float" office:value="57.6" calcext:value-type="float">
            <text:p>57.6</text:p>
          </table:table-cell>
          <table:table-cell office:value-type="float" office:value="0.00242306803878" calcext:value-type="float">
            <text:p>0.00242306803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7757122015" calcext:value-type="float">
            <text:p>0.00167757122015</text:p>
          </table:table-cell>
          <table:table-cell office:value-type="float" office:value="87.552" calcext:value-type="float">
            <text:p>87.552</text:p>
          </table:table-cell>
          <table:table-cell office:value-type="float" office:value="2.58883625679e-05" calcext:value-type="float">
            <text:p>2.58883625679e-05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342005414" calcext:value-type="float">
            <text:p>0.03334200541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97480172189" calcext:value-type="float">
            <text:p>0.59748017218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8242575189" calcext:value-type="float">
            <text:p>0.070824257518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38332052132" calcext:value-type="float">
            <text:p>0.0438332052132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439968531" calcext:value-type="float">
            <text:p>0.104439968531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32883130246" calcext:value-type="float">
            <text:p>0.00232883130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6871680446" calcext:value-type="float">
            <text:p>0.00166871680446</text:p>
          </table:table-cell>
          <table:table-cell office:value-type="float" office:value="88.576" calcext:value-type="float">
            <text:p>88.576</text:p>
          </table:table-cell>
          <table:table-cell office:value-type="float" office:value="2.45258171696e-05" calcext:value-type="float">
            <text:p>2.45258171696e-0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2557537311" calcext:value-type="float">
            <text:p>0.033255753731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21815012233" calcext:value-type="float">
            <text:p>0.52181501223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91134960971" calcext:value-type="float">
            <text:p>0.069113496097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01223727003" calcext:value-type="float">
            <text:p>0.0401223727003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793380245" calcext:value-type="float">
            <text:p>0.10379338024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24691021896" calcext:value-type="float">
            <text:p>0.00224691021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6599236886" calcext:value-type="float">
            <text:p>0.00166599236886</text:p>
          </table:table-cell>
          <table:table-cell office:value-type="float" office:value="89.6" calcext:value-type="float">
            <text:p>89.6</text:p>
          </table:table-cell>
          <table:table-cell office:value-type="float" office:value="2.31632717712e-05" calcext:value-type="float">
            <text:p>2.31632717712e-0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1817662736" calcext:value-type="float">
            <text:p>0.033181766273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52021841937" calcext:value-type="float">
            <text:p>0.45202184193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8184383498" calcext:value-type="float">
            <text:p>0.0678184383498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69496322965" calcext:value-type="float">
            <text:p>0.036949632296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973151689" calcext:value-type="float">
            <text:p>0.10297315168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17275972594" calcext:value-type="float">
            <text:p>0.00217275972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6122460656" calcext:value-type="float">
            <text:p>0.00166122460656</text:p>
          </table:table-cell>
          <table:table-cell office:value-type="float" office:value="90.624" calcext:value-type="float">
            <text:p>90.624</text:p>
          </table:table-cell>
          <table:table-cell office:value-type="float" office:value="1.90756355763e-05" calcext:value-type="float">
            <text:p>1.90756355763e-05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1170272483" calcext:value-type="float">
            <text:p>0.033117027248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3320029063" calcext:value-type="float">
            <text:p>0.393320029063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8513163422" calcext:value-type="float">
            <text:p>0.066851316342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42554509345" calcext:value-type="float">
            <text:p>0.034255450934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371541914" calcext:value-type="float">
            <text:p>0.10137154191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10758939643" calcext:value-type="float">
            <text:p>0.00210758939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5441351756" calcext:value-type="float">
            <text:p>0.00165441351756</text:p>
          </table:table-cell>
          <table:table-cell office:value-type="float" office:value="91.648" calcext:value-type="float">
            <text:p>91.648</text:p>
          </table:table-cell>
          <table:table-cell office:value-type="float" office:value="1.63505447797e-05" calcext:value-type="float">
            <text:p>1.63505447797e-0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0528913816" calcext:value-type="float">
            <text:p>0.033052891381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6602106393" calcext:value-type="float">
            <text:p>0.34660210639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61308129277" calcext:value-type="float">
            <text:p>0.066130812927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19249173917" calcext:value-type="float">
            <text:p>0.031924917391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5297858482" calcext:value-type="float">
            <text:p>0.098529785848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04960319773" calcext:value-type="float">
            <text:p>0.00204960319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5100797306" calcext:value-type="float">
            <text:p>0.00165100797306</text:p>
          </table:table-cell>
          <table:table-cell office:value-type="float" office:value="92.672" calcext:value-type="float">
            <text:p>92.672</text:p>
          </table:table-cell>
          <table:table-cell office:value-type="float" office:value="1.43067266822e-05" calcext:value-type="float">
            <text:p>1.43067266822e-05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29915702551" calcext:value-type="float">
            <text:p>0.032991570255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09186858831" calcext:value-type="float">
            <text:p>0.30918685883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5600422303" calcext:value-type="float">
            <text:p>0.065560042230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9917164698" calcext:value-type="float">
            <text:p>0.029917164698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7204378813" calcext:value-type="float">
            <text:p>0.094720437881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99612540765" calcext:value-type="float">
            <text:p>0.00199612540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4760242856" calcext:value-type="float">
            <text:p>0.00164760242856</text:p>
          </table:table-cell>
          <table:table-cell office:value-type="float" office:value="93.696" calcext:value-type="float">
            <text:p>93.696</text:p>
          </table:table-cell>
          <table:table-cell office:value-type="float" office:value="1.09003631865e-05" calcext:value-type="float">
            <text:p>1.09003631865e-05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29326617631" calcext:value-type="float">
            <text:p>0.032932661763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7735827978" calcext:value-type="float">
            <text:p>0.277735827978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0664328835" calcext:value-type="float">
            <text:p>0.065066432883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81854345902" calcext:value-type="float">
            <text:p>0.028185434590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643483064" calcext:value-type="float">
            <text:p>0.09064348306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94928194246" calcext:value-type="float">
            <text:p>0.00194928194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3602357727" calcext:value-type="float">
            <text:p>0.00163602357727</text:p>
          </table:table-cell>
          <table:table-cell office:value-type="float" office:value="94.72" calcext:value-type="float">
            <text:p>94.72</text:p>
          </table:table-cell>
          <table:table-cell office:value-type="float" office:value="1.02190904874e-05" calcext:value-type="float">
            <text:p>1.02190904874e-05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28659122091" calcext:value-type="float">
            <text:p>0.032865912209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0095040074" calcext:value-type="float">
            <text:p>0.25009504007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5177437302" calcext:value-type="float">
            <text:p>0.064517743730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66552487205" calcext:value-type="float">
            <text:p>0.026655248720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8892909873" calcext:value-type="float">
            <text:p>0.0868892909873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90610385013" calcext:value-type="float">
            <text:p>0.00190610385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2921248827" calcext:value-type="float">
            <text:p>0.00162921248827</text:p>
          </table:table-cell>
          <table:table-cell office:value-type="float" office:value="95.744" calcext:value-type="float">
            <text:p>95.744</text:p>
          </table:table-cell>
          <table:table-cell office:value-type="float" office:value="8.17527238983e-06" calcext:value-type="float">
            <text:p>8.17527238983e-0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27688036711" calcext:value-type="float">
            <text:p>0.032768803671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517284032" calcext:value-type="float">
            <text:p>0.22517284032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5674309879" calcext:value-type="float">
            <text:p>0.063567430987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5341924451" calcext:value-type="float">
            <text:p>0.025341924451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7619703399" calcext:value-type="float">
            <text:p>0.083761970339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86725089778" calcext:value-type="float">
            <text:p>0.00186725089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2580694377" calcext:value-type="float">
            <text:p>0.00162580694377</text:p>
          </table:table-cell>
          <table:table-cell office:value-type="float" office:value="98.816" calcext:value-type="float">
            <text:p>98.816</text:p>
          </table:table-cell>
          <table:table-cell office:value-type="float" office:value="7.49399969069e-06" calcext:value-type="float">
            <text:p>7.49399969069e-06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5424181353" calcext:value-type="float">
            <text:p>0.032542418135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2050767876" calcext:value-type="float">
            <text:p>0.18205076787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856359432" calcext:value-type="float">
            <text:p>0.06185635943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41595729296" calcext:value-type="float">
            <text:p>0.024159572929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3123891454" calcext:value-type="float">
            <text:p>0.081312389145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83122028253" calcext:value-type="float">
            <text:p>0.00183122028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61763363697" calcext:value-type="float">
            <text:p>0.00161763363697</text:p>
          </table:table-cell>
          <table:table-cell office:value-type="float" office:value="115.2" calcext:value-type="float">
            <text:p>115.2</text:p>
          </table:table-cell>
          <table:table-cell office:value-type="float" office:value="6.81272699155e-06" calcext:value-type="float">
            <text:p>6.81272699155e-0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87110259" calcext:value-type="float">
            <text:p>0.03187110259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7842168376" calcext:value-type="float">
            <text:p>0.14784216837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93579195613" calcext:value-type="float">
            <text:p>0.059357919561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30969696925" calcext:value-type="float">
            <text:p>0.0230969696925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4055345802" calcext:value-type="float">
            <text:p>0.079405534580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79797535066" calcext:value-type="float">
            <text:p>0.00179797535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61422809247" calcext:value-type="float">
            <text:p>0.00161422809247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6.1314542924e-06" calcext:value-type="float">
            <text:p>6.1314542924e-06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3237996741" calcext:value-type="float">
            <text:p>0.030323799674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1851219889" calcext:value-type="float">
            <text:p>0.12185121988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64876909968" calcext:value-type="float">
            <text:p>0.0564876909968</text:p>
          </table:table-cell>
          <table:table-cell office:value-type="float" office:value="44.8" calcext:value-type="float">
            <text:p>44.8</text:p>
          </table:table-cell>
          <table:table-cell office:value-type="float" office:value="0.0220923491823" calcext:value-type="float">
            <text:p>0.0220923491823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9665705464" calcext:value-type="float">
            <text:p>0.0779665705464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76619656794" calcext:value-type="float">
            <text:p>0.00176619656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60741700347" calcext:value-type="float">
            <text:p>0.00160741700347</text:p>
          </table:table-cell>
          <table:table-cell office:value-type="float" office:value="148.48" calcext:value-type="float">
            <text:p>148.48</text:p>
          </table:table-cell>
          <table:table-cell office:value-type="float" office:value="5.45018159326e-06" calcext:value-type="float">
            <text:p>5.45018159326e-0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78914620082" calcext:value-type="float">
            <text:p>0.0278914620082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236318248" calcext:value-type="float">
            <text:p>0.10236318248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36556709468" calcext:value-type="float">
            <text:p>0.053655670946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10941160741" calcext:value-type="float">
            <text:p>0.021094116074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8718452343" calcext:value-type="float">
            <text:p>0.076871845234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73350144199" calcext:value-type="float">
            <text:p>0.00173350144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60128702338" calcext:value-type="float">
            <text:p>0.0016012870233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76890889411e-06" calcext:value-type="float">
            <text:p>4.76890889411e-0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704810954" calcext:value-type="float">
            <text:p>0.025704810954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72383484487" calcext:value-type="float">
            <text:p>0.087238348448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12273213704" calcext:value-type="float">
            <text:p>0.051227321370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00226448905" calcext:value-type="float">
            <text:p>0.020022644890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60107536761" calcext:value-type="float">
            <text:p>0.076010753676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70307884723" calcext:value-type="float">
            <text:p>0.00170307884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9720036998" calcext:value-type="float">
            <text:p>0.0015972003699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4.08763619497e-06" calcext:value-type="float">
            <text:p>4.08763619497e-06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3997767509" calcext:value-type="float">
            <text:p>0.024399776750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55958389728" calcext:value-type="float">
            <text:p>0.0755958389728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93059169048" calcext:value-type="float">
            <text:p>0.049305916904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88585873845" calcext:value-type="float">
            <text:p>0.018858587384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3378884647" calcext:value-type="float">
            <text:p>0.075337888464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67595508804" calcext:value-type="float">
            <text:p>0.00167595508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8766484538" calcext:value-type="float">
            <text:p>0.0015876648453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40636349583e-06" calcext:value-type="float">
            <text:p>3.40636349583e-06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5314293894" calcext:value-type="float">
            <text:p>0.023531429389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67179307063" calcext:value-type="float">
            <text:p>0.066717930706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8149164676" calcext:value-type="float">
            <text:p>0.047814916467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7590471038" calcext:value-type="float">
            <text:p>0.01759047103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7842406025" calcext:value-type="float">
            <text:p>0.074784240602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62288048898" calcext:value-type="float">
            <text:p>0.00162288048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8153486528" calcext:value-type="float">
            <text:p>0.00158153486528</text:p>
          </table:table-cell>
          <table:table-cell office:value-type="float" office:value="209.92" calcext:value-type="float">
            <text:p>209.92</text:p>
          </table:table-cell>
          <table:table-cell office:value-type="float" office:value="2.04381809743e-06" calcext:value-type="float">
            <text:p>2.04381809743e-06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9805445155" calcext:value-type="float">
            <text:p>0.022980544515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99749078131" calcext:value-type="float">
            <text:p>0.059974907813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678523298" calcext:value-type="float">
            <text:p>0.04667852329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62569923448" calcext:value-type="float">
            <text:p>0.0162569923448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3214075549" calcext:value-type="float">
            <text:p>0.074321407554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57149196143" calcext:value-type="float">
            <text:p>0.00157149196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7812932078" calcext:value-type="float">
            <text:p>0.00157812932078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1.36254539829e-06" calcext:value-type="float">
            <text:p>1.36254539829e-0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6514209613" calcext:value-type="float">
            <text:p>0.022651420961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46948590755" calcext:value-type="float">
            <text:p>0.054694859075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8211267157" calcext:value-type="float">
            <text:p>0.045821126715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48756391433" calcext:value-type="float">
            <text:p>0.0148756391433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9098090151" calcext:value-type="float">
            <text:p>0.0739098090151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52156958304" calcext:value-type="float">
            <text:p>0.00152156958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7336155849" calcext:value-type="float">
            <text:p>0.0015733615584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6.81272699143e-07" calcext:value-type="float">
            <text:p>6.81272699143e-07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4272470071" calcext:value-type="float">
            <text:p>0.022427247007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05832205444" calcext:value-type="float">
            <text:p>0.050583220544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5144228148" calcext:value-type="float">
            <text:p>0.045144228148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35102854536" calcext:value-type="float">
            <text:p>0.013510285453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5454869527" calcext:value-type="float">
            <text:p>0.0735454869527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47318666124" calcext:value-type="float">
            <text:p>0.00147318666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6859379619" calcext:value-type="float">
            <text:p>0.00156859379619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2796741978" calcext:value-type="float">
            <text:p>0.022279674197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72542058749" calcext:value-type="float">
            <text:p>0.047254205874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6273587477" calcext:value-type="float">
            <text:p>0.044627358747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22006199873" calcext:value-type="float">
            <text:p>0.012200619987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2133788619" calcext:value-type="float">
            <text:p>0.073213378861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42451050961" calcext:value-type="float">
            <text:p>0.00142451050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6518825169" calcext:value-type="float">
            <text:p>0.00156518825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1447677196" calcext:value-type="float">
            <text:p>0.022144767719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45886633468" calcext:value-type="float">
            <text:p>0.044588663346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1935432449" calcext:value-type="float">
            <text:p>0.044193543244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9754170601" calcext:value-type="float">
            <text:p>0.010975417060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9032598304" calcext:value-type="float">
            <text:p>0.0729032598304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38015949797" calcext:value-type="float">
            <text:p>0.00138015949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6042048939" calcext:value-type="float">
            <text:p>0.00156042048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0166970391" calcext:value-type="float">
            <text:p>0.022016697039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23392476523" calcext:value-type="float">
            <text:p>0.042339247652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8390600308" calcext:value-type="float">
            <text:p>0.0438390600308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985960614411" calcext:value-type="float">
            <text:p>0.00985960614411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5945334393" calcext:value-type="float">
            <text:p>0.0725945334393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33496545056" calcext:value-type="float">
            <text:p>0.00133496545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5088496479" calcext:value-type="float">
            <text:p>0.00155088496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7949357194" calcext:value-type="float">
            <text:p>0.021794935719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03914284704" calcext:value-type="float">
            <text:p>0.0403914284704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5386021676" calcext:value-type="float">
            <text:p>0.0435386021676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885920255952" calcext:value-type="float">
            <text:p>0.00885920255952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2762418074" calcext:value-type="float">
            <text:p>0.072276241807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29274035518" calcext:value-type="float">
            <text:p>0.00129274035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4816052919" calcext:value-type="float">
            <text:p>0.00154816052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997424915" calcext:value-type="float">
            <text:p>0.0212997424915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87249118317" calcext:value-type="float">
            <text:p>0.038724911831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269405816" calcext:value-type="float">
            <text:p>0.04326940581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797873330004" calcext:value-type="float">
            <text:p>0.00797873330004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9435106933" calcext:value-type="float">
            <text:p>0.071943510693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25484039977" calcext:value-type="float">
            <text:p>0.00125484039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440738758" calcext:value-type="float">
            <text:p>0.0015440738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055828362" calcext:value-type="float">
            <text:p>0.02005582836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72088920538" calcext:value-type="float">
            <text:p>0.0372088920538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0306646278" calcext:value-type="float">
            <text:p>0.043030664627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721757822955" calcext:value-type="float">
            <text:p>0.0072175782295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5983924092" calcext:value-type="float">
            <text:p>0.071598392409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21778348012" calcext:value-type="float">
            <text:p>0.00121778348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365816779" calcext:value-type="float">
            <text:p>0.0015365816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78955152342" calcext:value-type="float">
            <text:p>0.017895515234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58385468071" calcext:value-type="float">
            <text:p>0.035838546807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8068719006" calcext:value-type="float">
            <text:p>0.042806871900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656879182353" calcext:value-type="float">
            <text:p>0.0065687918235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2571955073" calcext:value-type="float">
            <text:p>0.071257195507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18428197215" calcext:value-type="float">
            <text:p>0.00118428197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324950245" calcext:value-type="float">
            <text:p>0.0015324950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4386491177" calcext:value-type="float">
            <text:p>0.015438649117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45387281267" calcext:value-type="float">
            <text:p>0.0345387281267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5943680526" calcext:value-type="float">
            <text:p>0.042594368052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600936703203" calcext:value-type="float">
            <text:p>0.00600936703203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9319406734" calcext:value-type="float">
            <text:p>0.070931940673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14982746723" calcext:value-type="float">
            <text:p>0.00114982746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284083711" calcext:value-type="float">
            <text:p>0.0015284083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7781534339" calcext:value-type="float">
            <text:p>0.0137781534339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32730676123" calcext:value-type="float">
            <text:p>0.0332730676123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3723741028" calcext:value-type="float">
            <text:p>0.042372374102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55290716091" calcext:value-type="float">
            <text:p>0.0055290716091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3491939562" calcext:value-type="float">
            <text:p>0.070349193956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11760883977" calcext:value-type="float">
            <text:p>0.00111760883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215972821" calcext:value-type="float">
            <text:p>0.0015215972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701917401" calcext:value-type="float">
            <text:p>0.01270191740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19431093736" calcext:value-type="float">
            <text:p>0.0319431093736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150070019" calcext:value-type="float">
            <text:p>0.04215007001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51281536092" calcext:value-type="float">
            <text:p>0.0051281536092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427492745" calcext:value-type="float">
            <text:p>0.069842749274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08561013467" calcext:value-type="float">
            <text:p>0.00108561013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181917376" calcext:value-type="float">
            <text:p>0.0015181917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9883807523" calcext:value-type="float">
            <text:p>0.011988380752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30549456202" calcext:value-type="float">
            <text:p>0.030549456202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9166631363" calcext:value-type="float">
            <text:p>0.041916663136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78490826823" calcext:value-type="float">
            <text:p>0.00478490826823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727697826" calcext:value-type="float">
            <text:p>0.069372769782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05540746227" calcext:value-type="float">
            <text:p>0.00105540746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1342397531" calcext:value-type="float">
            <text:p>0.00151342397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070601727" calcext:value-type="float">
            <text:p>0.011507060172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91682607144" calcext:value-type="float">
            <text:p>0.029168260714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6872259694" calcext:value-type="float">
            <text:p>0.041687225969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49139784386" calcext:value-type="float">
            <text:p>0.00449139784386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351142077" calcext:value-type="float">
            <text:p>0.0689351142077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02384860192" calcext:value-type="float">
            <text:p>0.00102384860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50933732191" calcext:value-type="float">
            <text:p>0.00150933732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1630587058" calcext:value-type="float">
            <text:p>0.011163058705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78774839015" calcext:value-type="float">
            <text:p>0.027877483901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4710005129" calcext:value-type="float">
            <text:p>0.041471000512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424718824083" calcext:value-type="float">
            <text:p>0.0042471882408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022962258" calcext:value-type="float">
            <text:p>0.0685022962258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993426007155" calcext:value-type="float">
            <text:p>0.000993426007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50320734181" calcext:value-type="float">
            <text:p>0.00150320734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9390858045" calcext:value-type="float">
            <text:p>0.0109390858045</text:p>
          </table:table-cell>
          <table:table-cell office:value-type="float" office:value="44.8" calcext:value-type="float">
            <text:p>44.8</text:p>
          </table:table-cell>
          <table:table-cell office:value-type="float" office:value="0.0266747145985" calcext:value-type="float">
            <text:p>0.026674714598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0942496744" calcext:value-type="float">
            <text:p>0.041094249674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404018680484" calcext:value-type="float">
            <text:p>0.0040401868048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911374673" calcext:value-type="float">
            <text:p>0.068091137467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963296642218" calcext:value-type="float">
            <text:p>0.000963296642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9980179731" calcext:value-type="float">
            <text:p>0.00149980179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7842750918" calcext:value-type="float">
            <text:p>0.010784275091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54731508778" calcext:value-type="float">
            <text:p>0.0254731508778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7629024602" calcext:value-type="float">
            <text:p>0.040762902460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8714477673" calcext:value-type="float">
            <text:p>0.0038714477673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80931568" calcext:value-type="float">
            <text:p>0.06768093156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932031011693" calcext:value-type="float">
            <text:p>0.000932031011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9775847061" calcext:value-type="float">
            <text:p>0.00149775847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584159929" calcext:value-type="float">
            <text:p>0.0106584159929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41873973246" calcext:value-type="float">
            <text:p>0.024187397324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4609559535" calcext:value-type="float">
            <text:p>0.0404609559535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72813431057" calcext:value-type="float">
            <text:p>0.00372813431057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749035899" calcext:value-type="float">
            <text:p>0.067274903589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901608416928" calcext:value-type="float">
            <text:p>0.000901608416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9367181721" calcext:value-type="float">
            <text:p>0.00149367181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464295422" calcext:value-type="float">
            <text:p>0.0105464295422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27798799561" calcext:value-type="float">
            <text:p>0.022779879956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1760668192" calcext:value-type="float">
            <text:p>0.040176066819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59920801176" calcext:value-type="float">
            <text:p>0.0035992080117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717708379" calcext:value-type="float">
            <text:p>0.066871770837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872505356393" calcext:value-type="float">
            <text:p>0.000872505356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8958516381" calcext:value-type="float">
            <text:p>0.00148958516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4617862824" calcext:value-type="float">
            <text:p>0.0104617862824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211670117311" calcext:value-type="float">
            <text:p>0.0211670117311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399078628967" calcext:value-type="float">
            <text:p>0.0399078628967</text:p>
          </table:table-cell>
          <table:table-cell office:value-type="float" office:value="57.6" calcext:value-type="float">
            <text:p>57.6</text:p>
          </table:table-cell>
          <table:table-cell office:value-type="float" office:value="0.00348702538812" calcext:value-type="float">
            <text:p>0.00348702538812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788263501" calcext:value-type="float">
            <text:p>0.0664788263501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840506651296" calcext:value-type="float">
            <text:p>0.000840506651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8549851041" calcext:value-type="float">
            <text:p>0.00148549851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3773440755" calcext:value-type="float">
            <text:p>0.010377344075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93317135665" calcext:value-type="float">
            <text:p>0.019331713566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6483427274" calcext:value-type="float">
            <text:p>0.039648342727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39003609936" calcext:value-type="float">
            <text:p>0.0033900360993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905362131" calcext:value-type="float">
            <text:p>0.066090536213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810010749072" calcext:value-type="float">
            <text:p>0.000810010749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8141185702" calcext:value-type="float">
            <text:p>0.00148141185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005418777" calcext:value-type="float">
            <text:p>0.010300541877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72112951812" calcext:value-type="float">
            <text:p>0.017211295181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3894428262" calcext:value-type="float">
            <text:p>0.039389442826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30805410464" calcext:value-type="float">
            <text:p>0.00330805410464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7015131075" calcext:value-type="float">
            <text:p>0.0657015131075</text:p>
          </table:table-cell>
          <table:table-cell office:value-type="float" office:value="89.6" calcext:value-type="float">
            <text:p>89.6</text:p>
          </table:table-cell>
          <table:table-cell office:value-type="float" office:value="0.000781310879552" calcext:value-type="float">
            <text:p>0.000781310879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7664409472" calcext:value-type="float">
            <text:p>0.00147664409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223323098" calcext:value-type="float">
            <text:p>0.0102223323098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49072264212" calcext:value-type="float">
            <text:p>0.014907226421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1310391395" calcext:value-type="float">
            <text:p>0.039131039139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23872288672" calcext:value-type="float">
            <text:p>0.0032387228867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3182438057" calcext:value-type="float">
            <text:p>0.0653182438057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750118556485" calcext:value-type="float">
            <text:p>0.000750118556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7460076802" calcext:value-type="float">
            <text:p>0.00147460076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399006316" calcext:value-type="float">
            <text:p>0.010139900631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25229864364" calcext:value-type="float">
            <text:p>0.0125229864364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88883282355" calcext:value-type="float">
            <text:p>0.038888328235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17832162888" calcext:value-type="float">
            <text:p>0.0031783216288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9459690335" calcext:value-type="float">
            <text:p>0.064945969033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718559696132" calcext:value-type="float">
            <text:p>0.000718559696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7255744132" calcext:value-type="float">
            <text:p>0.00147255744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0496278913" calcext:value-type="float">
            <text:p>0.010049627891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0453138211" calcext:value-type="float">
            <text:p>0.0100453138211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6436945003" calcext:value-type="float">
            <text:p>0.038643694500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31229434736" calcext:value-type="float">
            <text:p>0.003122943473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5701027149" calcext:value-type="float">
            <text:p>0.0645701027149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689749865426" calcext:value-type="float">
            <text:p>0.000689749865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6915189682" calcext:value-type="float">
            <text:p>0.00146915189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94045618093" calcext:value-type="float">
            <text:p>0.0099404561809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799200618544" calcext:value-type="float">
            <text:p>0.0079920061854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4006734623" calcext:value-type="float">
            <text:p>0.038400673462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307178224392" calcext:value-type="float">
            <text:p>0.00307178224392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202262403" calcext:value-type="float">
            <text:p>0.064202262403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66119661082" calcext:value-type="float">
            <text:p>0.00066119661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6642746122" calcext:value-type="float">
            <text:p>0.00146642746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82826867741" calcext:value-type="float">
            <text:p>0.0098282686774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56841438597" calcext:value-type="float">
            <text:p>0.0065684143859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1653437485" calcext:value-type="float">
            <text:p>0.0381653437485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302862077014" calcext:value-type="float">
            <text:p>0.00302862077014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8319666461" calcext:value-type="float">
            <text:p>0.0638319666461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632936586044" calcext:value-type="float">
            <text:p>0.00063293658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6438413452" calcext:value-type="float">
            <text:p>0.00146438413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0944642906" calcext:value-type="float">
            <text:p>0.0097094464290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49162843631" calcext:value-type="float">
            <text:p>0.00549162843631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79344179383" calcext:value-type="float">
            <text:p>0.0379344179383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98700963667" calcext:value-type="float">
            <text:p>0.0029870096366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4725188251" calcext:value-type="float">
            <text:p>0.0634725188251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603833525509" calcext:value-type="float">
            <text:p>0.000603833525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5961637222" calcext:value-type="float">
            <text:p>0.00145961637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0791472785" calcext:value-type="float">
            <text:p>0.0096079147278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64169289478" calcext:value-type="float">
            <text:p>0.0046416928947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77066554952" calcext:value-type="float">
            <text:p>0.037706655495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94949140156" calcext:value-type="float">
            <text:p>0.0029494914015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1102124264" calcext:value-type="float">
            <text:p>0.0631102124264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574510542602" calcext:value-type="float">
            <text:p>0.00057451054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5621082772" calcext:value-type="float">
            <text:p>0.00145621082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47903983581" calcext:value-type="float">
            <text:p>0.00947903983581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92597885248" calcext:value-type="float">
            <text:p>0.00392597885248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4872046446" calcext:value-type="float">
            <text:p>0.037487204644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91550794233" calcext:value-type="float">
            <text:p>0.00291550794233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7414925521" calcext:value-type="float">
            <text:p>0.0627414925521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544491138851" calcext:value-type="float">
            <text:p>0.000544491138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5212417433" calcext:value-type="float">
            <text:p>0.00145212417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38937025415" calcext:value-type="float">
            <text:p>0.0093893702541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33062211263" calcext:value-type="float">
            <text:p>0.00333062211263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2574573437" calcext:value-type="float">
            <text:p>0.037257457343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883136837" calcext:value-type="float">
            <text:p>0.00288313683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3835839652" calcext:value-type="float">
            <text:p>0.062383583965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51502154103" calcext:value-type="float">
            <text:p>0.00051502154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4871862983" calcext:value-type="float">
            <text:p>0.00144871862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1276910927" calcext:value-type="float">
            <text:p>0.0093127691092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86828128968" calcext:value-type="float">
            <text:p>0.0028682812896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0396812169" calcext:value-type="float">
            <text:p>0.037039681216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85386641226" calcext:value-type="float">
            <text:p>0.0028538664122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20224136679" calcext:value-type="float">
            <text:p>0.062022413667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488117704213" calcext:value-type="float">
            <text:p>0.000488117704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4599419423" calcext:value-type="float">
            <text:p>0.00144599419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4561744946" calcext:value-type="float">
            <text:p>0.0092456174494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50399449611" calcext:value-type="float">
            <text:p>0.00250399449611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68201683395" calcext:value-type="float">
            <text:p>0.036820168339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82620834143" calcext:value-type="float">
            <text:p>0.00282620834143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6630757922" calcext:value-type="float">
            <text:p>0.061663075792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461030598753" calcext:value-type="float">
            <text:p>0.000461030598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4395086753" calcext:value-type="float">
            <text:p>0.00144395086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18288895287" calcext:value-type="float">
            <text:p>0.0091828889528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20882775604" calcext:value-type="float">
            <text:p>0.00220882775604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5989807383" calcext:value-type="float">
            <text:p>0.0365989807383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80041067894" calcext:value-type="float">
            <text:p>0.0028004106789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3077325956" calcext:value-type="float">
            <text:p>0.061307732595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433870185835" calcext:value-type="float">
            <text:p>0.000433870185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3918310523" calcext:value-type="float">
            <text:p>0.00143918310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1814992754" calcext:value-type="float">
            <text:p>0.0091181499275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98619688606" calcext:value-type="float">
            <text:p>0.001986196886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3882136409" calcext:value-type="float">
            <text:p>0.0363882136409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77498509813" calcext:value-type="float">
            <text:p>0.00277498509813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9563474296" calcext:value-type="float">
            <text:p>0.060956347429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408139268334" calcext:value-type="float">
            <text:p>0.000408139268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3577756073" calcext:value-type="float">
            <text:p>0.00143577756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558235367" calcext:value-type="float">
            <text:p>0.009055823536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80917721417" calcext:value-type="float">
            <text:p>0.0018091772141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1724223721" calcext:value-type="float">
            <text:p>0.036172422372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72506414068" calcext:value-type="float">
            <text:p>0.0027250641406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602360225" calcext:value-type="float">
            <text:p>0.06060236022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384131076079" calcext:value-type="float">
            <text:p>0.000384131076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3305312513" calcext:value-type="float">
            <text:p>0.00143305312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89947034631" calcext:value-type="float">
            <text:p>0.008994703463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66651663864" calcext:value-type="float">
            <text:p>0.00166651663864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59517309853" calcext:value-type="float">
            <text:p>0.035951730985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67322076126" calcext:value-type="float">
            <text:p>0.0026732207612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2440118569" calcext:value-type="float">
            <text:p>0.060244011856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359829653995" calcext:value-type="float">
            <text:p>0.000359829653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3237201623" calcext:value-type="float">
            <text:p>0.00143237201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396149757" calcext:value-type="float">
            <text:p>0.008939614975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54615933619" calcext:value-type="float">
            <text:p>0.00154615933619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57438171211" calcext:value-type="float">
            <text:p>0.0357438171211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62032315045" calcext:value-type="float">
            <text:p>0.0026203231504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960349951" calcext:value-type="float">
            <text:p>0.059896034995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336261306484" calcext:value-type="float">
            <text:p>0.000336261306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3032868953" calcext:value-type="float">
            <text:p>0.00143032868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88593385843" calcext:value-type="float">
            <text:p>0.0088859338584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45734810466" calcext:value-type="float">
            <text:p>0.0014573481046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5333601579" calcext:value-type="float">
            <text:p>0.035533360157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56637130824" calcext:value-type="float">
            <text:p>0.00256637130824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5456759853" calcext:value-type="float">
            <text:p>0.059545675985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3119598844" calcext:value-type="float">
            <text:p>0.0003119598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2624203613" calcext:value-type="float">
            <text:p>0.00142624203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2561799632" calcext:value-type="float">
            <text:p>0.0088256179963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38159734836" calcext:value-type="float">
            <text:p>0.0013815973483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3264387227" calcext:value-type="float">
            <text:p>0.035326438722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51080711212" calcext:value-type="float">
            <text:p>0.00251080711212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948038974" calcext:value-type="float">
            <text:p>0.059194803897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288428190617" calcext:value-type="float">
            <text:p>0.000288428190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2215538274" calcext:value-type="float">
            <text:p>0.00142215538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6892108594" calcext:value-type="float">
            <text:p>0.00876892108594</text:p>
          </table:table-cell>
          <table:table-cell office:value-type="float" office:value="57.6" calcext:value-type="float">
            <text:p>57.6</text:p>
          </table:table-cell>
          <table:table-cell office:value-type="float" office:value="0.00130725310478" calcext:value-type="float">
            <text:p>0.0013072531047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1163539203" calcext:value-type="float">
            <text:p>0.035116353920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45332049404" calcext:value-type="float">
            <text:p>0.00245332049404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8519944645" calcext:value-type="float">
            <text:p>0.058851994464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267132374281" calcext:value-type="float">
            <text:p>0.000267132374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1738762044" calcext:value-type="float">
            <text:p>0.00141738762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1544102154" calcext:value-type="float">
            <text:p>0.0087154410215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25159538728" calcext:value-type="float">
            <text:p>0.00125159538728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49110451821" calcext:value-type="float">
            <text:p>0.0349110451821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39465561733" calcext:value-type="float">
            <text:p>0.00239465561733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5033579309" calcext:value-type="float">
            <text:p>0.0585033579309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246019826588" calcext:value-type="float">
            <text:p>0.000246019826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1057653144" calcext:value-type="float">
            <text:p>0.00141057653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5814095254" calcext:value-type="float">
            <text:p>0.0086581409525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19895162561" calcext:value-type="float">
            <text:p>0.00119895162561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704744015" calcext:value-type="float">
            <text:p>0.034704744015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33592872701" calcext:value-type="float">
            <text:p>0.0023359287270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625641618" calcext:value-type="float">
            <text:p>0.058162564161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226520042955" calcext:value-type="float">
            <text:p>0.000226520042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0853320474" calcext:value-type="float">
            <text:p>0.00140853320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0626931113" calcext:value-type="float">
            <text:p>0.0086062693111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15735903528" calcext:value-type="float">
            <text:p>0.0011573590352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5003656791" calcext:value-type="float">
            <text:p>0.034500365679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28048855812" calcext:value-type="float">
            <text:p>0.00228048855812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8279273292" calcext:value-type="float">
            <text:p>0.057827927329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207130220508" calcext:value-type="float">
            <text:p>0.000207130220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0717098694" calcext:value-type="float">
            <text:p>0.00140717098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5540293409" calcext:value-type="float">
            <text:p>0.0085554029340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1199859831" calcext:value-type="float">
            <text:p>0.0011199859831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2969177452" calcext:value-type="float">
            <text:p>0.034296917745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22418019866" calcext:value-type="float">
            <text:p>0.0022241801986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95012973" calcext:value-type="float">
            <text:p>0.05749501297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87923666704" calcext:value-type="float">
            <text:p>0.000187923666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0308433354" calcext:value-type="float">
            <text:p>0.00140308433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0252602831" calcext:value-type="float">
            <text:p>0.0085025260283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07939804471" calcext:value-type="float">
            <text:p>0.0010793980447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1011611357" calcext:value-type="float">
            <text:p>0.034101161135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16874002976" calcext:value-type="float">
            <text:p>0.0021687400297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650671397" calcext:value-type="float">
            <text:p>0.057165067139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71905987291" calcext:value-type="float">
            <text:p>0.000171905987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9899768014" calcext:value-type="float">
            <text:p>0.00139899768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5165965126" calcext:value-type="float">
            <text:p>0.0084516596512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03860917593" calcext:value-type="float">
            <text:p>0.00103860917593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38978372554" calcext:value-type="float">
            <text:p>0.033897837255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11373395615" calcext:value-type="float">
            <text:p>0.0021137339561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8327391584" calcext:value-type="float">
            <text:p>0.0568327391584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55888307878" calcext:value-type="float">
            <text:p>0.000155888307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9695435344" calcext:value-type="float">
            <text:p>0.00139695435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39918485123" calcext:value-type="float">
            <text:p>0.0083991848512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00646031384" calcext:value-type="float">
            <text:p>0.00100646031384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7042515842" calcext:value-type="float">
            <text:p>0.033704251584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05730156947" calcext:value-type="float">
            <text:p>0.0020573015694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5041126687" calcext:value-type="float">
            <text:p>0.056504112668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41116855239" calcext:value-type="float">
            <text:p>0.000141116855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9354880894" calcext:value-type="float">
            <text:p>0.00139354880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4711215694" calcext:value-type="float">
            <text:p>0.0083471121569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971096565537" calcext:value-type="float">
            <text:p>0.000971096565537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5120925296" calcext:value-type="float">
            <text:p>0.033512092529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00297764558" calcext:value-type="float">
            <text:p>0.00200297764558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786012957" calcext:value-type="float">
            <text:p>0.0561786012957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28617933775" calcext:value-type="float">
            <text:p>0.000128617933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9082437335" calcext:value-type="float">
            <text:p>0.00139082437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29684893852" calcext:value-type="float">
            <text:p>0.0082968489385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939751424998" calcext:value-type="float">
            <text:p>0.00093975142499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3149713303" calcext:value-type="float">
            <text:p>0.0333149713303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94697935418" calcext:value-type="float">
            <text:p>0.0019469793541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569746565" calcext:value-type="float">
            <text:p>0.0558569746565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15056054181" calcext:value-type="float">
            <text:p>0.000115056054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8741882885" calcext:value-type="float">
            <text:p>0.00138741882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4618361435" calcext:value-type="float">
            <text:p>0.0082461836143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910013727564" calcext:value-type="float">
            <text:p>0.000910013727564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1226882221" calcext:value-type="float">
            <text:p>0.033122688222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88918266804" calcext:value-type="float">
            <text:p>0.00188918266804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5352380721" calcext:value-type="float">
            <text:p>0.0555352380721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03363514747" calcext:value-type="float">
            <text:p>0.000103363514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8673771995" calcext:value-type="float">
            <text:p>0.00138673771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19873513616" calcext:value-type="float">
            <text:p>0.0081987351361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87505184004" calcext:value-type="float">
            <text:p>0.00087505184004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29333824007" calcext:value-type="float">
            <text:p>0.032933382400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8329983358" calcext:value-type="float">
            <text:p>0.001832998335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2147108858" calcext:value-type="float">
            <text:p>0.0552147108858</text:p>
          </table:table-cell>
          <table:table-cell office:value-type="float" office:value="120.32" calcext:value-type="float">
            <text:p>120.32</text:p>
          </table:table-cell>
          <table:table-cell office:value-type="float" office:value="9.25506647996e-05" calcext:value-type="float">
            <text:p>9.255066479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8469439325" calcext:value-type="float">
            <text:p>0.00138469439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46461389" calcext:value-type="float">
            <text:p>0.00814646138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844108560278" calcext:value-type="float">
            <text:p>0.000844108560278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7538768151" calcext:value-type="float">
            <text:p>0.032753876815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77501560883" calcext:value-type="float">
            <text:p>0.00177501560883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962726602" calcext:value-type="float">
            <text:p>0.0548962726602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8.24342356969e-05" calcext:value-type="float">
            <text:p>8.243423569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8265106655" calcext:value-type="float">
            <text:p>0.00138265106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09961606943" calcext:value-type="float">
            <text:p>0.0080996160694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811155976634" calcext:value-type="float">
            <text:p>0.000811155976634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5704015138" calcext:value-type="float">
            <text:p>0.032570401513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71709489546" calcext:value-type="float">
            <text:p>0.0017170948954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769915207" calcext:value-type="float">
            <text:p>0.054576991520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7.36006870962e-05" calcext:value-type="float">
            <text:p>7.360068709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7992663095" calcext:value-type="float">
            <text:p>0.00137992663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4995600963" calcext:value-type="float">
            <text:p>0.00804995600963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775390367558" calcext:value-type="float">
            <text:p>0.00077539036755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3854995959" calcext:value-type="float">
            <text:p>0.032385499595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66339110769" calcext:value-type="float">
            <text:p>0.00166339110769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600558808" calcext:value-type="float">
            <text:p>0.0542600558808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6.54269056108e-05" calcext:value-type="float">
            <text:p>6.542690561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7788330425" calcext:value-type="float">
            <text:p>0.00137788330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799989384408" calcext:value-type="float">
            <text:p>0.0079998938440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733797777228" calcext:value-type="float">
            <text:p>0.000733797777228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2038850988" calcext:value-type="float">
            <text:p>0.0322038850988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60832302047" calcext:value-type="float">
            <text:p>0.0016083230204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477745918" calcext:value-type="float">
            <text:p>0.053947774591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5.85360046278e-05" calcext:value-type="float">
            <text:p>5.8536004627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7515886865" calcext:value-type="float">
            <text:p>0.00137515886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5606431762" calcext:value-type="float">
            <text:p>0.00795606431762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660458185582" calcext:value-type="float">
            <text:p>0.000660458185582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0197275026" calcext:value-type="float">
            <text:p>0.032019727502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55517735521" calcext:value-type="float">
            <text:p>0.00155517735521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6299227411" calcext:value-type="float">
            <text:p>0.0536299227411</text:p>
          </table:table-cell>
          <table:table-cell office:value-type="float" office:value="125.44" calcext:value-type="float">
            <text:p>125.44</text:p>
          </table:table-cell>
          <table:table-cell office:value-type="float" office:value="5.2414831946e-05" calcext:value-type="float">
            <text:p>5.24148319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7243443305" calcext:value-type="float">
            <text:p>0.00137243443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0700741644" calcext:value-type="float">
            <text:p>0.0079070074164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587721385102" calcext:value-type="float">
            <text:p>0.000587721385102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8416485336" calcext:value-type="float">
            <text:p>0.031841648533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5007294041" calcext:value-type="float">
            <text:p>0.0015007294041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311191328" calcext:value-type="float">
            <text:p>0.05331119132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67701577364e-05" calcext:value-type="float">
            <text:p>4.677015773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6902888855" calcext:value-type="float">
            <text:p>0.00136902888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6156946698" calcext:value-type="float">
            <text:p>0.0078615694669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535680414592" calcext:value-type="float">
            <text:p>0.000535680414592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6615847068" calcext:value-type="float">
            <text:p>0.0316615847068</text:p>
          </table:table-cell>
          <table:table-cell office:value-type="float" office:value="89.6" calcext:value-type="float">
            <text:p>89.6</text:p>
          </table:table-cell>
          <table:table-cell office:value-type="float" office:value="0.0014478938069" calcext:value-type="float">
            <text:p>0.001447893806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966744846" calcext:value-type="float">
            <text:p>0.0529966744846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4.18585580995e-05" calcext:value-type="float">
            <text:p>4.185855809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6426112625" calcext:value-type="float">
            <text:p>0.00136426112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0768729684" calcext:value-type="float">
            <text:p>0.00780768729684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493685963485" calcext:value-type="float">
            <text:p>0.00049368596348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480528451" calcext:value-type="float">
            <text:p>0.03148052845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961124411" calcext:value-type="float">
            <text:p>0.0013961124411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783828528" calcext:value-type="float">
            <text:p>0.052678382852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3.76800330353e-05" calcext:value-type="float">
            <text:p>3.768003303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6085558176" calcext:value-type="float">
            <text:p>0.00136085558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6446092899" calcext:value-type="float">
            <text:p>0.0077644609289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459527797514" calcext:value-type="float">
            <text:p>0.000459527797514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3023874553" calcext:value-type="float">
            <text:p>0.031302387455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34377295279" calcext:value-type="float">
            <text:p>0.00134377295279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566829167" calcext:value-type="float">
            <text:p>0.0523566829167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40879676292e-05" calcext:value-type="float">
            <text:p>3.408796762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5676892836" calcext:value-type="float">
            <text:p>0.00135676892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2002824391" calcext:value-type="float">
            <text:p>0.0077200282439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425168701154" calcext:value-type="float">
            <text:p>0.000425168701154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1190362076" calcext:value-type="float">
            <text:p>0.031119036207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8975909696" calcext:value-type="float">
            <text:p>0.0012897590969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455743775" calcext:value-type="float">
            <text:p>0.0520455743775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07891320521e-05" calcext:value-type="float">
            <text:p>3.078913205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5472560166" calcext:value-type="float">
            <text:p>0.00135472560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7639977032" calcext:value-type="float">
            <text:p>0.0076763997703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402463567302" calcext:value-type="float">
            <text:p>0.00040246356730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09312810564" calcext:value-type="float">
            <text:p>0.030931281056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23983813951" calcext:value-type="float">
            <text:p>0.00123983813951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288952766" calcext:value-type="float">
            <text:p>0.0517288952766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56576100435e-05" calcext:value-type="float">
            <text:p>2.565761004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5268227496" calcext:value-type="float">
            <text:p>0.00135268227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3216813811" calcext:value-type="float">
            <text:p>0.0076321681381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80160294226" calcext:value-type="float">
            <text:p>0.00038016029422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7404865916" calcext:value-type="float">
            <text:p>0.030740486591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8489407951" calcext:value-type="float">
            <text:p>0.00118489407951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4136088162" calcext:value-type="float">
            <text:p>0.051413608816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1295816336e-05" calcext:value-type="float">
            <text:p>2.129581633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5200116606" calcext:value-type="float">
            <text:p>0.00135200116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8733334727" calcext:value-type="float">
            <text:p>0.0075873333472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620765593" calcext:value-type="float">
            <text:p>0.0003620765593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5594303359" calcext:value-type="float">
            <text:p>0.030559430335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12746947504" calcext:value-type="float">
            <text:p>0.0011274694750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985055979" calcext:value-type="float">
            <text:p>0.0510985055979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770375093e-05" calcext:value-type="float">
            <text:p>1.7703750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4723340376" calcext:value-type="float">
            <text:p>0.00134723340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4450908518" calcext:value-type="float">
            <text:p>0.00754450908518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47810501747" calcext:value-type="float">
            <text:p>0.000347810501747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3773816511" calcext:value-type="float">
            <text:p>0.030377381651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6973480251" calcext:value-type="float">
            <text:p>0.00106973480251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870672228" calcext:value-type="float">
            <text:p>0.050787067222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50646824684e-05" calcext:value-type="float">
            <text:p>1.5064682468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4314675036" calcext:value-type="float">
            <text:p>0.00134314675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0208692883" calcext:value-type="float">
            <text:p>0.0075020869288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333946304971" calcext:value-type="float">
            <text:p>0.000333946304971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2008533524" calcext:value-type="float">
            <text:p>0.030200853352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1386053833" calcext:value-type="float">
            <text:p>0.0010138605383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69801747" calcext:value-type="float">
            <text:p>0.05046980174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33786109512e-05" calcext:value-type="float">
            <text:p>1.337861095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4110342366" calcext:value-type="float">
            <text:p>0.00134110342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5986582535" calcext:value-type="float">
            <text:p>0.0074598658253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21689551298" calcext:value-type="float">
            <text:p>0.000321689551298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019673043" calcext:value-type="float">
            <text:p>0.030019673043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5885446472" calcext:value-type="float">
            <text:p>0.0009588544647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585832625" calcext:value-type="float">
            <text:p>0.0501585832625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22789990923e-05" calcext:value-type="float">
            <text:p>1.227899909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3974120586" calcext:value-type="float">
            <text:p>0.00133974120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2126367361" calcext:value-type="float">
            <text:p>0.0074212636736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313250474999" calcext:value-type="float">
            <text:p>0.000313250474999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298390509749" calcext:value-type="float">
            <text:p>0.029839050974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01925969143" calcext:value-type="float">
            <text:p>0.000901925969143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419774585" calcext:value-type="float">
            <text:p>0.049841977458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1399309605e-05" calcext:value-type="float">
            <text:p>1.13993096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3769787916" calcext:value-type="float">
            <text:p>0.00133769787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7864046438" calcext:value-type="float">
            <text:p>0.0073786404643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02199303656" calcext:value-type="float">
            <text:p>0.00030219930365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6559478345" calcext:value-type="float">
            <text:p>0.029655947834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4443935106" calcext:value-type="float">
            <text:p>0.000844439351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5237591235" calcext:value-type="float">
            <text:p>0.0495237591235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06662350323e-05" calcext:value-type="float">
            <text:p>1.066623503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3156789907" calcext:value-type="float">
            <text:p>0.00133156789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4245094712" calcext:value-type="float">
            <text:p>0.0073424509471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95166740073" calcext:value-type="float">
            <text:p>0.000295166740073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4833272247" calcext:value-type="float">
            <text:p>0.029483327224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794456379998" calcext:value-type="float">
            <text:p>0.000794456379998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2070433742" calcext:value-type="float">
            <text:p>0.0492070433742</text:p>
          </table:table-cell>
          <table:table-cell office:value-type="float" office:value="148.48" calcext:value-type="float">
            <text:p>148.48</text:p>
          </table:table-cell>
          <table:table-cell office:value-type="float" office:value="9.85985300239e-06" calcext:value-type="float">
            <text:p>9.859853002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2135126557" calcext:value-type="float">
            <text:p>0.00132135126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0163721376" calcext:value-type="float">
            <text:p>0.0073016372137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86325802998" calcext:value-type="float">
            <text:p>0.000286325802998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3086597303" calcext:value-type="float">
            <text:p>0.029308659730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44163340877" calcext:value-type="float">
            <text:p>0.000744163340877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895580078" calcext:value-type="float">
            <text:p>0.048889558007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9.34670080155e-06" calcext:value-type="float">
            <text:p>9.346700801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1590239437" calcext:value-type="float">
            <text:p>0.00131590239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6142663902" calcext:value-type="float">
            <text:p>0.00726142663902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75073701266" calcext:value-type="float">
            <text:p>0.00027507370126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1275414477" calcext:value-type="float">
            <text:p>0.0291275414477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694924533155" calcext:value-type="float">
            <text:p>0.000694924533155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742715474" calcext:value-type="float">
            <text:p>0.048574271547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8.7968948721e-06" calcext:value-type="float">
            <text:p>8.79689487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1181574097" calcext:value-type="float">
            <text:p>0.00131181574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1980869417" calcext:value-type="float">
            <text:p>0.0072198086941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61611365266" calcext:value-type="float">
            <text:p>0.00026161136526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89498346396" calcext:value-type="float">
            <text:p>0.028949834639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646305861551" calcext:value-type="float">
            <text:p>0.000646305861551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568228294" calcext:value-type="float">
            <text:p>0.0482568228294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8.39370385708e-06" calcext:value-type="float">
            <text:p>8.393703857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0704797867" calcext:value-type="float">
            <text:p>0.00130704797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8160864817" calcext:value-type="float">
            <text:p>0.0071816086481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46340655772" calcext:value-type="float">
            <text:p>0.000246340655772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771011349" calcext:value-type="float">
            <text:p>0.02877101134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00911897758" calcext:value-type="float">
            <text:p>0.000600911897758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6295482674" calcext:value-type="float">
            <text:p>0.0476295482674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1371277566e-06" calcext:value-type="float">
            <text:p>8.13712775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0432354307" calcext:value-type="float">
            <text:p>0.00130432354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4119702056" calcext:value-type="float">
            <text:p>0.00714119702056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37298788309" calcext:value-type="float">
            <text:p>0.000237298788309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5947931843" calcext:value-type="float">
            <text:p>0.028594793184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55607605647" calcext:value-type="float">
            <text:p>0.00055607605647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477910579" calcext:value-type="float">
            <text:p>0.0470477910579</text:p>
          </table:table-cell>
          <table:table-cell office:value-type="float" office:value="158.72" calcext:value-type="float">
            <text:p>158.72</text:p>
          </table:table-cell>
          <table:table-cell office:value-type="float" office:value="7.73393674169e-06" calcext:value-type="float">
            <text:p>7.733936741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9955578078" calcext:value-type="float">
            <text:p>0.00129955578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0480645042" calcext:value-type="float">
            <text:p>0.0071048064504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27252268906" calcext:value-type="float">
            <text:p>0.0002272522689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4159698937" calcext:value-type="float">
            <text:p>0.028415969893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514402909381" calcext:value-type="float">
            <text:p>0.000514402909381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6138736231" calcext:value-type="float">
            <text:p>0.0466138736231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7.404053184e-06" calcext:value-type="float">
            <text:p>7.4040531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9410690958" calcext:value-type="float">
            <text:p>0.00129410690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6459587568" calcext:value-type="float">
            <text:p>0.0070645958756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14794584846" calcext:value-type="float">
            <text:p>0.00021479458484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2341693162" calcext:value-type="float">
            <text:p>0.028234169316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76884674278" calcext:value-type="float">
            <text:p>0.000476884674278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882889532" calcext:value-type="float">
            <text:p>0.0462882889532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7.25743826946e-06" calcext:value-type="float">
            <text:p>7.257438269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8593360278" calcext:value-type="float">
            <text:p>0.00128593360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2297793083" calcext:value-type="float">
            <text:p>0.00702297793083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07159230099" calcext:value-type="float">
            <text:p>0.000207159230099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051314283" calcext:value-type="float">
            <text:p>0.028051314283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442777187822" calcext:value-type="float">
            <text:p>0.000442777187822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0151115412" calcext:value-type="float">
            <text:p>0.0460151115412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96420844037e-06" calcext:value-type="float">
            <text:p>6.964208440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8116584048" calcext:value-type="float">
            <text:p>0.00128116584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8256630322" calcext:value-type="float">
            <text:p>0.00698256630322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98921084188" calcext:value-type="float">
            <text:p>0.000198921084188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6899460931" calcext:value-type="float">
            <text:p>0.027689946093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0922782387" calcext:value-type="float">
            <text:p>0.0004092278238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81038006" calcext:value-type="float">
            <text:p>0.045781038006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6.81759352583e-06" calcext:value-type="float">
            <text:p>6.817593525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7776029598" calcext:value-type="float">
            <text:p>0.00127776029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429588871" calcext:value-type="float">
            <text:p>0.006942958887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91285729442" calcext:value-type="float">
            <text:p>0.000191285729442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3589090129" calcext:value-type="float">
            <text:p>0.027358909012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78841154118" calcext:value-type="float">
            <text:p>0.000378841154118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62503406" calcext:value-type="float">
            <text:p>0.045562503406</text:p>
          </table:table-cell>
          <table:table-cell office:value-type="float" office:value="168.96" calcext:value-type="float">
            <text:p>168.96</text:p>
          </table:table-cell>
          <table:table-cell office:value-type="float" office:value="6.56101742535e-06" calcext:value-type="float">
            <text:p>6.561017425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7163031588" calcext:value-type="float">
            <text:p>0.00127163031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00134625" calcext:value-type="float">
            <text:p>0.00690013462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85458748188" calcext:value-type="float">
            <text:p>0.000185458748188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1315187308" calcext:value-type="float">
            <text:p>0.027131518730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51245096894" calcext:value-type="float">
            <text:p>0.000351245096894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518482189" calcext:value-type="float">
            <text:p>0.0453518482189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30444132499e-06" calcext:value-type="float">
            <text:p>6.304441324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6413811799" calcext:value-type="float">
            <text:p>0.00126413811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6133142038" calcext:value-type="float">
            <text:p>0.0068613314203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81239210038" calcext:value-type="float">
            <text:p>0.000181239210038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69693806518" calcext:value-type="float">
            <text:p>0.026969380651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325695488857" calcext:value-type="float">
            <text:p>0.00032569548885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5292053" calcext:value-type="float">
            <text:p>0.04515292053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6.26778759638e-06" calcext:value-type="float">
            <text:p>6.267787596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5937035569" calcext:value-type="float">
            <text:p>0.00125937035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2433769162" calcext:value-type="float">
            <text:p>0.00682433769162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74005716068" calcext:value-type="float">
            <text:p>0.000174005716068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68331077522" calcext:value-type="float">
            <text:p>0.0268331077522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02688438902" calcext:value-type="float">
            <text:p>0.000302688438902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523070133" calcext:value-type="float">
            <text:p>0.044952307013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6.0112114959e-06" calcext:value-type="float">
            <text:p>6.01121149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5051593999" calcext:value-type="float">
            <text:p>0.00125051593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8875133298" calcext:value-type="float">
            <text:p>0.00678875133298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66370361321" calcext:value-type="float">
            <text:p>0.000166370361321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7107288578" calcext:value-type="float">
            <text:p>0.0267107288578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81293742851" calcext:value-type="float">
            <text:p>0.000281293742851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552850429" calcext:value-type="float">
            <text:p>0.044755285042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5.93790403858e-06" calcext:value-type="float">
            <text:p>5.937904038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4302374209" calcext:value-type="float">
            <text:p>0.00124302374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4914391686" calcext:value-type="float">
            <text:p>0.0067491439168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60342449679" calcext:value-type="float">
            <text:p>0.000160342449679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5948007516" calcext:value-type="float">
            <text:p>0.026594800751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62379591271" calcext:value-type="float">
            <text:p>0.000262379591271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586662052" calcext:value-type="float">
            <text:p>0.0445586662052</text:p>
          </table:table-cell>
          <table:table-cell office:value-type="float" office:value="179.2" calcext:value-type="float">
            <text:p>179.2</text:p>
          </table:table-cell>
          <table:table-cell office:value-type="float" office:value="5.82794285275e-06" calcext:value-type="float">
            <text:p>5.827942852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382559798" calcext:value-type="float">
            <text:p>0.0012382559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0692281339" calcext:value-type="float">
            <text:p>0.0067069228133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51099651828" calcext:value-type="float">
            <text:p>0.000151099651828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487122211" calcext:value-type="float">
            <text:p>0.026487122211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46814174724" calcext:value-type="float">
            <text:p>0.000246814174724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619740707" calcext:value-type="float">
            <text:p>0.0443619740707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68132793821e-06" calcext:value-type="float">
            <text:p>5.681327938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30082673" calcext:value-type="float">
            <text:p>0.001230082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6108275819" calcext:value-type="float">
            <text:p>0.00666108275819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44870809798" calcext:value-type="float">
            <text:p>0.000144870809798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3777069197" calcext:value-type="float">
            <text:p>0.026377706919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30132513166" calcext:value-type="float">
            <text:p>0.00023013251316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723184351" calcext:value-type="float">
            <text:p>0.0441723184351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53471302367e-06" calcext:value-type="float">
            <text:p>5.534713023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23271584" calcext:value-type="float">
            <text:p>0.001223271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2469218805" calcext:value-type="float">
            <text:p>0.0066246921880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37436385439" calcext:value-type="float">
            <text:p>0.000137436385439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2690359502" calcext:value-type="float">
            <text:p>0.026269035950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14381055784" calcext:value-type="float">
            <text:p>0.000214381055784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850082992" calcext:value-type="float">
            <text:p>0.043985008299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31479065191e-06" calcext:value-type="float">
            <text:p>5.314790651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185038217" calcext:value-type="float">
            <text:p>0.0012185038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58568793055" calcext:value-type="float">
            <text:p>0.00658568793055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31810334573" calcext:value-type="float">
            <text:p>0.000131810334573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1640865892" calcext:value-type="float">
            <text:p>0.0261640865892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98629598402" calcext:value-type="float">
            <text:p>0.000198629598402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954992574" calcext:value-type="float">
            <text:p>0.043795499257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16817573737e-06" calcext:value-type="float">
            <text:p>5.168175737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137360594" calcext:value-type="float">
            <text:p>0.0012137360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4145629834" calcext:value-type="float">
            <text:p>0.0065414562983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24978701379" calcext:value-type="float">
            <text:p>0.000124978701379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055291566" calcext:value-type="float">
            <text:p>0.02605529156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84676535761" calcext:value-type="float">
            <text:p>0.000184676535761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118539646" calcext:value-type="float">
            <text:p>0.0436118539646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09486828004e-06" calcext:value-type="float">
            <text:p>5.094868280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0624386151" calcext:value-type="float">
            <text:p>0.00120624386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0024045924" calcext:value-type="float">
            <text:p>0.0065002404592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19553580901" calcext:value-type="float">
            <text:p>0.000119553580901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59500940978" calcext:value-type="float">
            <text:p>0.0259500940978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70723473119" calcext:value-type="float">
            <text:p>0.00017072347311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386901235" calcext:value-type="float">
            <text:p>0.0434386901235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9482533655e-06" calcext:value-type="float">
            <text:p>4.94825336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9943277251" calcext:value-type="float">
            <text:p>0.00119943277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5701409139" calcext:value-type="float">
            <text:p>0.0064570140913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12922878095" calcext:value-type="float">
            <text:p>0.00011292287809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58458890585" calcext:value-type="float">
            <text:p>0.025845889058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60863308853" calcext:value-type="float">
            <text:p>0.000160863308853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682016178" calcext:value-type="float">
            <text:p>0.043268201617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80163845096e-06" calcext:value-type="float">
            <text:p>4.801638450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8785392121" calcext:value-type="float">
            <text:p>0.00118785392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8101610514" calcext:value-type="float">
            <text:p>0.0063810161051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06894966453" calcext:value-type="float">
            <text:p>0.000106894966453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7419941532" calcext:value-type="float">
            <text:p>0.0257419941532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50755090139" calcext:value-type="float">
            <text:p>0.000150755090139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985193777" calcext:value-type="float">
            <text:p>0.0430985193777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65502353642e-06" calcext:value-type="float">
            <text:p>4.655023536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8308615891" calcext:value-type="float">
            <text:p>0.00118308615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0501811888" calcext:value-type="float">
            <text:p>0.00630501811888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00063333258" calcext:value-type="float">
            <text:p>0.000100063333258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6411385616" calcext:value-type="float">
            <text:p>0.0256411385616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41763116437" calcext:value-type="float">
            <text:p>0.000141763116437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252455912" calcext:value-type="float">
            <text:p>0.042925245591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61836980781e-06" calcext:value-type="float">
            <text:p>4.618369807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7831839662" calcext:value-type="float">
            <text:p>0.00117831839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68225443" calcext:value-type="float">
            <text:p>0.006268225443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9.54419343328e-05" calcext:value-type="float">
            <text:p>9.54419343328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5419576939" calcext:value-type="float">
            <text:p>0.025541957693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32647115511" calcext:value-type="float">
            <text:p>0.000132647115511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539141716" calcext:value-type="float">
            <text:p>0.0427539141716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54506235059e-06" calcext:value-type="float">
            <text:p>4.545062350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7150730762" calcext:value-type="float">
            <text:p>0.00117150730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4349593954" calcext:value-type="float">
            <text:p>0.0062434959395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9.10214657952e-05" calcext:value-type="float">
            <text:p>9.10214657952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4412881827" calcext:value-type="float">
            <text:p>0.0254412881827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24461318762" calcext:value-type="float">
            <text:p>0.000124461318762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81813135" calcext:value-type="float">
            <text:p>0.042581813135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47175489326e-06" calcext:value-type="float">
            <text:p>4.471754893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6537732752" calcext:value-type="float">
            <text:p>0.00116537732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177611717" calcext:value-type="float">
            <text:p>0.006217761171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8.70028580339e-05" calcext:value-type="float">
            <text:p>8.70028580339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3429756903" calcext:value-type="float">
            <text:p>0.0253429756903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17205726188" calcext:value-type="float">
            <text:p>0.000117205726188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102618248" calcext:value-type="float">
            <text:p>0.0424102618248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39844743605e-06" calcext:value-type="float">
            <text:p>4.398447436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5720402072" calcext:value-type="float">
            <text:p>0.00115720402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0067167744" calcext:value-type="float">
            <text:p>0.0062006716774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8.41898326008e-05" calcext:value-type="float">
            <text:p>8.41898326008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2418719914" calcext:value-type="float">
            <text:p>0.0252418719914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10632283344" calcext:value-type="float">
            <text:p>0.000110632283344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37977546" calcext:value-type="float">
            <text:p>0.04223797754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28848625011e-06" calcext:value-type="float">
            <text:p>4.288486250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5243625842" calcext:value-type="float">
            <text:p>0.00115243625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8076744295" calcext:value-type="float">
            <text:p>0.00618076744295</text:p>
          </table:table-cell>
          <table:table-cell office:value-type="float" office:value="110.08" calcext:value-type="float">
            <text:p>110.08</text:p>
          </table:table-cell>
          <table:table-cell office:value-type="float" office:value="8.05730856156e-05" calcext:value-type="float">
            <text:p>8.05730856156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1438076062" calcext:value-type="float">
            <text:p>0.0251438076062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9.77334521018e-05" calcext:value-type="float">
            <text:p>9.77334521018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659498062" calcext:value-type="float">
            <text:p>0.0420659498062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17852506418e-06" calcext:value-type="float">
            <text:p>4.178525064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4630627833" calcext:value-type="float">
            <text:p>0.00114630627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6186847282" calcext:value-type="float">
            <text:p>0.0061618684728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7.61526170782e-05" calcext:value-type="float">
            <text:p>7.61526170782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04382039" calcext:value-type="float">
            <text:p>0.0250438203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8.73151653296e-05" calcext:value-type="float">
            <text:p>8.73151653296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934456368" calcext:value-type="float">
            <text:p>0.041893445636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10521760696e-06" calcext:value-type="float">
            <text:p>4.105217606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3813297153" calcext:value-type="float">
            <text:p>0.00113813297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4377371419" calcext:value-type="float">
            <text:p>0.0061437737141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7.31386612571e-05" calcext:value-type="float">
            <text:p>7.31386612571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49444534418" calcext:value-type="float">
            <text:p>0.024944453441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7.71449330043e-05" calcext:value-type="float">
            <text:p>7.71449330043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210147643" calcext:value-type="float">
            <text:p>0.0417210147643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92194896381e-06" calcext:value-type="float">
            <text:p>3.92194896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3132188253" calcext:value-type="float">
            <text:p>0.00113132188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2366842682" calcext:value-type="float">
            <text:p>0.0061236684268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6.89191231077e-05" calcext:value-type="float">
            <text:p>6.89191231077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48430396089" calcext:value-type="float">
            <text:p>0.0248430396089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83390001371e-05" calcext:value-type="float">
            <text:p>6.83390001371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542277503" calcext:value-type="float">
            <text:p>0.0415542277503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77533404927e-06" calcext:value-type="float">
            <text:p>3.775334049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2655412023" calcext:value-type="float">
            <text:p>0.00112655412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031610337" calcext:value-type="float">
            <text:p>0.006103161033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6.53023761223e-05" calcext:value-type="float">
            <text:p>6.53023761223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744230902" calcext:value-type="float">
            <text:p>0.02474423090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12074347871e-05" calcext:value-type="float">
            <text:p>6.1207434787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849852913" calcext:value-type="float">
            <text:p>0.0413849852913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66537286334e-06" calcext:value-type="float">
            <text:p>3.665372863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1906192233" calcext:value-type="float">
            <text:p>0.00111906192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08365890495" calcext:value-type="float">
            <text:p>0.00608365890495</text:p>
          </table:table-cell>
          <table:table-cell office:value-type="float" office:value="115.2" calcext:value-type="float">
            <text:p>115.2</text:p>
          </table:table-cell>
          <table:table-cell office:value-type="float" office:value="6.22884203013e-05" calcext:value-type="float">
            <text:p>6.22884203013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6425069351" calcext:value-type="float">
            <text:p>0.024642506935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46960055544e-05" calcext:value-type="float">
            <text:p>5.46960055544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15119809" calcext:value-type="float">
            <text:p>0.041215119809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62871913473e-06" calcext:value-type="float">
            <text:p>3.628719134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0952639774" calcext:value-type="float">
            <text:p>0.00110952639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6395572333" calcext:value-type="float">
            <text:p>0.0060639557233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5.92744644803e-05" calcext:value-type="float">
            <text:p>5.92744644803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5438222818" calcext:value-type="float">
            <text:p>0.024543822281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91767941097e-05" calcext:value-type="float">
            <text:p>4.91767941097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443014675" calcext:value-type="float">
            <text:p>0.0410443014675</text:p>
          </table:table-cell>
          <table:table-cell office:value-type="float" office:value="230.4" calcext:value-type="float">
            <text:p>230.4</text:p>
          </table:table-cell>
          <table:table-cell office:value-type="float" office:value="3.51875794879e-06" calcext:value-type="float">
            <text:p>3.518757948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0612085324" calcext:value-type="float">
            <text:p>0.00110612085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4565991183" calcext:value-type="float">
            <text:p>0.00604565991183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5.52558567189e-05" calcext:value-type="float">
            <text:p>5.52558567189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4408577787" calcext:value-type="float">
            <text:p>0.024440857778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50838957348e-05" calcext:value-type="float">
            <text:p>4.50838957348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722004309" calcext:value-type="float">
            <text:p>0.040872200430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33548930564e-06" calcext:value-type="float">
            <text:p>3.335489305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09930976424" calcext:value-type="float">
            <text:p>0.00109930976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2917357618" calcext:value-type="float">
            <text:p>0.0060291735761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5.20409705098e-05" calcext:value-type="float">
            <text:p>5.20409705098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3398781334" calcext:value-type="float">
            <text:p>0.0243398781334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24793240417e-05" calcext:value-type="float">
            <text:p>4.24793240417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017852221" calcext:value-type="float">
            <text:p>0.0407017852221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11556693389e-06" calcext:value-type="float">
            <text:p>3.115566933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9317978414" calcext:value-type="float">
            <text:p>0.00109317978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1208408192" calcext:value-type="float">
            <text:p>0.00601208408192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5.04335274053e-05" calcext:value-type="float">
            <text:p>5.04335274053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2353009333" calcext:value-type="float">
            <text:p>0.024235300933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3.79523303847e-05" calcext:value-type="float">
            <text:p>3.79523303847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318464429" calcext:value-type="float">
            <text:p>0.0405318464429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07891320517e-06" calcext:value-type="float">
            <text:p>3.078913205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8773091294" calcext:value-type="float">
            <text:p>0.00108773091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599258195317" calcext:value-type="float">
            <text:p>0.00599258195317</text:p>
          </table:table-cell>
          <table:table-cell office:value-type="float" office:value="120.32" calcext:value-type="float">
            <text:p>120.32</text:p>
          </table:table-cell>
          <table:table-cell office:value-type="float" office:value="4.86251539127e-05" calcext:value-type="float">
            <text:p>4.86251539127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1314680549" calcext:value-type="float">
            <text:p>0.024131468054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44795681273e-05" calcext:value-type="float">
            <text:p>3.44795681273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659756397" calcext:value-type="float">
            <text:p>0.040365975639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93229829074e-06" calcext:value-type="float">
            <text:p>2.932298290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8023871505" calcext:value-type="float">
            <text:p>0.00108023871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7026508419" calcext:value-type="float">
            <text:p>0.00597026508419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4.54102677035e-05" calcext:value-type="float">
            <text:p>4.54102677035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0285655786" calcext:value-type="float">
            <text:p>0.0240285655786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17509692107e-05" calcext:value-type="float">
            <text:p>3.17509692107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954138372" calcext:value-type="float">
            <text:p>0.0401954138372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78568337619e-06" calcext:value-type="float">
            <text:p>2.785683376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7547095275" calcext:value-type="float">
            <text:p>0.00107547095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503608497" calcext:value-type="float">
            <text:p>0.005950360849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4.25972422706e-05" calcext:value-type="float">
            <text:p>4.25972422706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39239883784" calcext:value-type="float">
            <text:p>0.0239239883784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90843839059e-05" calcext:value-type="float">
            <text:p>2.90843839059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298728699" calcext:value-type="float">
            <text:p>0.040029872869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71237591887e-06" calcext:value-type="float">
            <text:p>2.712375918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6934097265" calcext:value-type="float">
            <text:p>0.00106934097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3307030256" calcext:value-type="float">
            <text:p>0.0059330703025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0788868778e-05" calcext:value-type="float">
            <text:p>4.0788868778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38199694195" calcext:value-type="float">
            <text:p>0.0238199694195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56116216485e-05" calcext:value-type="float">
            <text:p>2.56116216485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63269098" calcext:value-type="float">
            <text:p>0.039863269098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63906846165e-06" calcext:value-type="float">
            <text:p>2.639068461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6457321035" calcext:value-type="float">
            <text:p>0.00106457321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1437238531" calcext:value-type="float">
            <text:p>0.0059143723853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85786345092e-05" calcext:value-type="float">
            <text:p>3.8578634509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71712897" calcext:value-type="float">
            <text:p>0.02371712897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3565172461e-05" calcext:value-type="float">
            <text:p>2.3565172461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000736304" calcext:value-type="float">
            <text:p>0.0397000736304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52910727572e-06" calcext:value-type="float">
            <text:p>2.529107275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5980544805" calcext:value-type="float">
            <text:p>0.0010598054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9507130943" calcext:value-type="float">
            <text:p>0.00589507130943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7774912957e-05" calcext:value-type="float">
            <text:p>3.7774912957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6116213678" calcext:value-type="float">
            <text:p>0.023611621367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15187232737e-05" calcext:value-type="float">
            <text:p>2.15187232737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324437024" calcext:value-type="float">
            <text:p>0.0395324437024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4557998185e-06" calcext:value-type="float">
            <text:p>2.45579981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5299435906" calcext:value-type="float">
            <text:p>0.00105299435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7516707494" calcext:value-type="float">
            <text:p>0.00587516707494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3.61674698524e-05" calcext:value-type="float">
            <text:p>3.61674698524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5127506341" calcext:value-type="float">
            <text:p>0.0235127506341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98443557567e-05" calcext:value-type="float">
            <text:p>1.98443557567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658399306" calcext:value-type="float">
            <text:p>0.0393658399306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34583863257e-06" calcext:value-type="float">
            <text:p>2.345838632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4550216116" calcext:value-type="float">
            <text:p>0.00104550216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5244810021" calcext:value-type="float">
            <text:p>0.0058524481002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3.5162817912e-05" calcext:value-type="float">
            <text:p>3.5162817912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4132596323" calcext:value-type="float">
            <text:p>0.0234132596323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84800562985e-05" calcext:value-type="float">
            <text:p>1.84800562985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053197984" calcext:value-type="float">
            <text:p>0.0392053197984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30918490396e-06" calcext:value-type="float">
            <text:p>2.309184903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3800996326" calcext:value-type="float">
            <text:p>0.00103800996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2993017836" calcext:value-type="float">
            <text:p>0.0058299301783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3.29525836433e-05" calcext:value-type="float">
            <text:p>3.29525836433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3163737564" calcext:value-type="float">
            <text:p>0.0233163737564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73017976753e-05" calcext:value-type="float">
            <text:p>1.73017976753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46045713" calcext:value-type="float">
            <text:p>0.039046045713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27253117524e-06" calcext:value-type="float">
            <text:p>2.272531175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2847443866" calcext:value-type="float">
            <text:p>0.00102847443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81042804961" calcext:value-type="float">
            <text:p>0.0058104280496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15460709268e-05" calcext:value-type="float">
            <text:p>3.15460709268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2158282989" calcext:value-type="float">
            <text:p>0.0232158282989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59995118288e-05" calcext:value-type="float">
            <text:p>1.59995118288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920123533" calcext:value-type="float">
            <text:p>0.0388920123533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19922371802e-06" calcext:value-type="float">
            <text:p>2.199223718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1689558737" calcext:value-type="float">
            <text:p>0.00101689558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8630170477" calcext:value-type="float">
            <text:p>0.00578630170477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07423493745e-05" calcext:value-type="float">
            <text:p>3.07423493745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1196867448" calcext:value-type="float">
            <text:p>0.023119686744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53173620997e-05" calcext:value-type="float">
            <text:p>1.53173620997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411307588" calcext:value-type="float">
            <text:p>0.0387411307588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16256998942e-06" calcext:value-type="float">
            <text:p>2.162569989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0599784497" calcext:value-type="float">
            <text:p>0.00100599784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6197430705" calcext:value-type="float">
            <text:p>0.0057619743070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87330454939e-05" calcext:value-type="float">
            <text:p>2.87330454939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0219324936" calcext:value-type="float">
            <text:p>0.023021932493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40770898649e-05" calcext:value-type="float">
            <text:p>1.40770898649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90395758" calcext:value-type="float">
            <text:p>0.038590395758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01595507487e-06" calcext:value-type="float">
            <text:p>2.015955074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91013449176" calcext:value-type="float">
            <text:p>0.000991013449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3925533232" calcext:value-type="float">
            <text:p>0.0057392553323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63218808371e-05" calcext:value-type="float">
            <text:p>2.63218808371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29287061995" calcext:value-type="float">
            <text:p>0.0229287061995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31468856889e-05" calcext:value-type="float">
            <text:p>1.31468856889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37864984" calcext:value-type="float">
            <text:p>0.03843786498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90599388894e-06" calcext:value-type="float">
            <text:p>1.905993888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72623508882" calcext:value-type="float">
            <text:p>0.000972623508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1613425185" calcext:value-type="float">
            <text:p>0.0057161342518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41116465682e-05" calcext:value-type="float">
            <text:p>2.41116465682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28311380288" calcext:value-type="float">
            <text:p>0.0228311380288</text:p>
          </table:table-cell>
          <table:table-cell office:value-type="float" office:value="179.2" calcext:value-type="float">
            <text:p>179.2</text:p>
          </table:table-cell>
          <table:table-cell office:value-type="float" office:value="1.24647359597e-05" calcext:value-type="float">
            <text:p>1.24647359597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92370709" calcext:value-type="float">
            <text:p>0.038292370709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79603270301e-06" calcext:value-type="float">
            <text:p>1.796032703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52871350789" calcext:value-type="float">
            <text:p>0.000952871350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69019843114" calcext:value-type="float">
            <text:p>0.00569019843114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27051338518e-05" calcext:value-type="float">
            <text:p>2.27051338518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7348724211" calcext:value-type="float">
            <text:p>0.0227348724211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17205726188e-05" calcext:value-type="float">
            <text:p>1.17205726188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423686768" calcext:value-type="float">
            <text:p>0.0381423686768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7593789744e-06" calcext:value-type="float">
            <text:p>1.75937897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31075865996" calcext:value-type="float">
            <text:p>0.000931075865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6747945642" calcext:value-type="float">
            <text:p>0.0056674794564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12986211353e-05" calcext:value-type="float">
            <text:p>2.12986211353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6400954568" calcext:value-type="float">
            <text:p>0.022640095456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05423139958e-05" calcext:value-type="float">
            <text:p>1.05423139958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967278081" calcext:value-type="float">
            <text:p>0.037996727808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68607151718e-06" calcext:value-type="float">
            <text:p>1.686071517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09280381203" calcext:value-type="float">
            <text:p>0.000909280381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4717311617" calcext:value-type="float">
            <text:p>0.00564717311617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0494899583e-05" calcext:value-type="float">
            <text:p>2.0494899583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5491641546" calcext:value-type="float">
            <text:p>0.022549164154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01082187136e-05" calcext:value-type="float">
            <text:p>1.01082187136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546784857" calcext:value-type="float">
            <text:p>0.0378546784857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57611033125e-06" calcext:value-type="float">
            <text:p>1.576110331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90209332009" calcext:value-type="float">
            <text:p>0.000890209332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2324782421" calcext:value-type="float">
            <text:p>0.00562324782421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96911780308e-05" calcext:value-type="float">
            <text:p>1.96911780308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4577986648" calcext:value-type="float">
            <text:p>0.022457798664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9.92217787832e-06" calcext:value-type="float">
            <text:p>9.92217787832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139851553" calcext:value-type="float">
            <text:p>0.0377139851553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53945660264e-06" calcext:value-type="float">
            <text:p>1.539456602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67051629417" calcext:value-type="float">
            <text:p>0.000867051629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59650779201" calcext:value-type="float">
            <text:p>0.0055965077920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80837349262e-05" calcext:value-type="float">
            <text:p>1.80837349262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3653166925" calcext:value-type="float">
            <text:p>0.0223653166925</text:p>
          </table:table-cell>
          <table:table-cell office:value-type="float" office:value="189.44" calcext:value-type="float">
            <text:p>189.44</text:p>
          </table:table-cell>
          <table:table-cell office:value-type="float" office:value="9.61210981965e-06" calcext:value-type="float">
            <text:p>9.61210981965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739148482" calcext:value-type="float">
            <text:p>0.037573914848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46614914531e-06" calcext:value-type="float">
            <text:p>1.466149145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52067233622" calcext:value-type="float">
            <text:p>0.000852067233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7238144716" calcext:value-type="float">
            <text:p>0.00557238144716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7280013374e-05" calcext:value-type="float">
            <text:p>1.7280013374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2750056584" calcext:value-type="float">
            <text:p>0.022275005658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9.24002814917e-06" calcext:value-type="float">
            <text:p>9.24002814917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327450881" calcext:value-type="float">
            <text:p>0.0374327450881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35618795949e-06" calcext:value-type="float">
            <text:p>1.356187959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35039511127" calcext:value-type="float">
            <text:p>0.000835039511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4986352531" calcext:value-type="float">
            <text:p>0.00554986352531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60744310456e-05" calcext:value-type="float">
            <text:p>1.60744310456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1874858308" calcext:value-type="float">
            <text:p>0.022187485830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8.9299600905e-06" calcext:value-type="float">
            <text:p>8.9299600905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893397737" calcext:value-type="float">
            <text:p>0.0372893397737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31953423077e-06" calcext:value-type="float">
            <text:p>1.319534230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20736224232" calcext:value-type="float">
            <text:p>0.000820736224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2895402645" calcext:value-type="float">
            <text:p>0.0055289540264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52707094933e-05" calcext:value-type="float">
            <text:p>1.52707094933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100648298" calcext:value-type="float">
            <text:p>0.022100648298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8.68190564352e-06" calcext:value-type="float">
            <text:p>8.68190564352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514317241" calcext:value-type="float">
            <text:p>0.0371514317241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24622677355e-06" calcext:value-type="float">
            <text:p>1.246226773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03027392838" calcext:value-type="float">
            <text:p>0.000803027392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0623505172" calcext:value-type="float">
            <text:p>0.00550623505172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50697791051e-05" calcext:value-type="float">
            <text:p>1.50697791051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0096549691" calcext:value-type="float">
            <text:p>0.0220096549691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8.18579674966e-06" calcext:value-type="float">
            <text:p>8.18579674966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110682296" calcext:value-type="float">
            <text:p>0.037011068229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20957304495e-06" calcext:value-type="float">
            <text:p>1.209573044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9553519494" calcext:value-type="float">
            <text:p>0.00079553519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8371712987" calcext:value-type="float">
            <text:p>0.00548371712987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42660575529e-05" calcext:value-type="float">
            <text:p>1.42660575529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19195300154" calcext:value-type="float">
            <text:p>0.0219195300154</text:p>
          </table:table-cell>
          <table:table-cell office:value-type="float" office:value="199.68" calcext:value-type="float">
            <text:p>199.68</text:p>
          </table:table-cell>
          <table:table-cell office:value-type="float" office:value="7.99975591448e-06" calcext:value-type="float">
            <text:p>7.99975591448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69935118" calcext:value-type="float">
            <text:p>0.036869935118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17291931623e-06" calcext:value-type="float">
            <text:p>1.172919316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88042997043" calcext:value-type="float">
            <text:p>0.000788042997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6079710227" calcext:value-type="float">
            <text:p>0.00546079710227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40651271648e-05" calcext:value-type="float">
            <text:p>1.40651271648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18346153138" calcext:value-type="float">
            <text:p>0.0218346153138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7.93774230268e-06" calcext:value-type="float">
            <text:p>7.93774230268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321003652" calcext:value-type="float">
            <text:p>0.0367321003652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0629581304e-06" calcext:value-type="float">
            <text:p>1.06295813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81231908045" calcext:value-type="float">
            <text:p>0.000781231908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3807812754" calcext:value-type="float">
            <text:p>0.0054380781275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34623360006e-05" calcext:value-type="float">
            <text:p>1.34623360006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7437460384" calcext:value-type="float">
            <text:p>0.021743746038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7.81371507919e-06" calcext:value-type="float">
            <text:p>7.81371507919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88878293" calcext:value-type="float">
            <text:p>0.036588878293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9.5299694447e-07" calcext:value-type="float">
            <text:p>9.52996944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76464145746" calcext:value-type="float">
            <text:p>0.000776464145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1596231143" calcext:value-type="float">
            <text:p>0.00541596231143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32614056125e-05" calcext:value-type="float">
            <text:p>1.32614056125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6582110687" calcext:value-type="float">
            <text:p>0.0216582110687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7.627674244e-06" calcext:value-type="float">
            <text:p>7.627674244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48221611" calcext:value-type="float">
            <text:p>0.03644822161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8.79689487254e-07" calcext:value-type="float">
            <text:p>8.796894872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72377492348" calcext:value-type="float">
            <text:p>0.000772377492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39163491372" calcext:value-type="float">
            <text:p>0.00539163491372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30604752244e-05" calcext:value-type="float">
            <text:p>1.30604752244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57459893" calcext:value-type="float">
            <text:p>0.0215745989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7.5656606322e-06" calcext:value-type="float">
            <text:p>7.5656606322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073450384" calcext:value-type="float">
            <text:p>0.0363073450384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8.43035758535e-07" calcext:value-type="float">
            <text:p>8.430357585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6556640335" calcext:value-type="float">
            <text:p>0.00076556640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7152962635" calcext:value-type="float">
            <text:p>0.00537152962635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28595448364e-05" calcext:value-type="float">
            <text:p>1.28595448364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4908627377" calcext:value-type="float">
            <text:p>0.0214908627377</text:p>
          </table:table-cell>
          <table:table-cell office:value-type="float" office:value="209.92" calcext:value-type="float">
            <text:p>209.92</text:p>
          </table:table-cell>
          <table:table-cell office:value-type="float" office:value="7.44163340871e-06" calcext:value-type="float">
            <text:p>7.44163340871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661752784" calcext:value-type="float">
            <text:p>0.0361661752784</text:p>
          </table:table-cell>
          <table:table-cell office:value-type="float" office:value="378.88" calcext:value-type="float">
            <text:p>378.88</text:p>
          </table:table-cell>
          <table:table-cell office:value-type="float" office:value="8.06382029928e-07" calcext:value-type="float">
            <text:p>8.0638202992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62841967751" calcext:value-type="float">
            <text:p>0.000762841967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5102223323" calcext:value-type="float">
            <text:p>0.0053510222332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24576840602e-05" calcext:value-type="float">
            <text:p>1.24576840602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4047695267" calcext:value-type="float">
            <text:p>0.0214047695267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7.19357896184e-06" calcext:value-type="float">
            <text:p>7.19357896184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899926949" calcext:value-type="float">
            <text:p>0.0358899926949</text:p>
          </table:table-cell>
          <table:table-cell office:value-type="float" office:value="399.36" calcext:value-type="float">
            <text:p>399.36</text:p>
          </table:table-cell>
          <table:table-cell office:value-type="float" office:value="7.6972830132e-07" calcext:value-type="float">
            <text:p>7.69728301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58755314352" calcext:value-type="float">
            <text:p>0.000758755314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3051484011" calcext:value-type="float">
            <text:p>0.0053305148401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22567536722e-05" calcext:value-type="float">
            <text:p>1.22567536722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3178699671" calcext:value-type="float">
            <text:p>0.0213178699671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7.06955173835e-06" calcext:value-type="float">
            <text:p>7.06955173835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05124433" calcext:value-type="float">
            <text:p>0.035605124433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7.33074572712e-07" calcext:value-type="float">
            <text:p>7.330745727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53306443154" calcext:value-type="float">
            <text:p>0.000753306443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1061060562" calcext:value-type="float">
            <text:p>0.00531061060562</text:p>
          </table:table-cell>
          <table:table-cell office:value-type="float" office:value="179.2" calcext:value-type="float">
            <text:p>179.2</text:p>
          </table:table-cell>
          <table:table-cell office:value-type="float" office:value="1.20558232841e-05" calcext:value-type="float">
            <text:p>1.20558232841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2362426863" calcext:value-type="float">
            <text:p>0.021236242686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6.82149729136e-06" calcext:value-type="float">
            <text:p>6.82149729136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272560216" calcext:value-type="float">
            <text:p>0.0353272560216</text:p>
          </table:table-cell>
          <table:table-cell office:value-type="float" office:value="602.112" calcext:value-type="float">
            <text:p>602.112</text:p>
          </table:table-cell>
          <table:table-cell office:value-type="float" office:value="6.96420843993e-07" calcext:value-type="float">
            <text:p>6.964208439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51944225354" calcext:value-type="float">
            <text:p>0.000751944225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90907424" calcext:value-type="float">
            <text:p>0.00529090742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1854892896e-05" calcext:value-type="float">
            <text:p>1.1854892896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1446290893" calcext:value-type="float">
            <text:p>0.0211446290893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6.63545645618e-06" calcext:value-type="float">
            <text:p>6.63545645618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414715489" calcext:value-type="float">
            <text:p>0.0350414715489</text:p>
          </table:table-cell>
          <table:table-cell office:value-type="float" office:value="765.952" calcext:value-type="float">
            <text:p>765.952</text:p>
          </table:table-cell>
          <table:table-cell office:value-type="float" office:value="6.59767115385e-07" calcext:value-type="float">
            <text:p>6.597671153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49900898655" calcext:value-type="float">
            <text:p>0.000749900898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7080213663" calcext:value-type="float">
            <text:p>0.0052708021366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1653962508e-05" calcext:value-type="float">
            <text:p>1.1653962508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0584738515" calcext:value-type="float">
            <text:p>0.0210584738515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6.44941562089e-06" calcext:value-type="float">
            <text:p>6.44941562089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481741476" calcext:value-type="float">
            <text:p>0.0347481741476</text:p>
          </table:table-cell>
          <table:table-cell office:value-type="float" office:value="782.336" calcext:value-type="float">
            <text:p>782.336</text:p>
          </table:table-cell>
          <table:table-cell office:value-type="float" office:value="6.23113386777e-07" calcext:value-type="float">
            <text:p>6.231133867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49219789755" calcext:value-type="float">
            <text:p>0.000749219789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5331053662" calcext:value-type="float">
            <text:p>0.0052533105366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1.14530321199e-05" calcext:value-type="float">
            <text:p>1.14530321199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08863494562" calcext:value-type="float">
            <text:p>0.0208863494562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6.26337478571e-06" calcext:value-type="float">
            <text:p>6.26337478571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62902753" calcext:value-type="float">
            <text:p>0.034462902753</text:p>
          </table:table-cell>
          <table:table-cell office:value-type="float" office:value="864.256" calcext:value-type="float">
            <text:p>864.256</text:p>
          </table:table-cell>
          <table:table-cell office:value-type="float" office:value="5.8645965817e-07" calcext:value-type="float">
            <text:p>5.86459658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47857571956" calcext:value-type="float">
            <text:p>0.000747857571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3642209523" calcext:value-type="float">
            <text:p>0.00523642209523</text:p>
          </table:table-cell>
          <table:table-cell office:value-type="float" office:value="199.68" calcext:value-type="float">
            <text:p>199.68</text:p>
          </table:table-cell>
          <table:table-cell office:value-type="float" office:value="1.10511713438e-05" calcext:value-type="float">
            <text:p>1.10511713438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7068438706" calcext:value-type="float">
            <text:p>0.020706843870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6.07733395053e-06" calcext:value-type="float">
            <text:p>6.07733395053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660138054" calcext:value-type="float">
            <text:p>0.0341660138054</text:p>
          </table:table-cell>
          <table:table-cell office:value-type="float" office:value="872.448" calcext:value-type="float">
            <text:p>872.448</text:p>
          </table:table-cell>
          <table:table-cell office:value-type="float" office:value="5.49805929451e-07" calcext:value-type="float">
            <text:p>5.498059294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46495354156" calcext:value-type="float">
            <text:p>0.000746495354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183273366" calcext:value-type="float">
            <text:p>0.0052183273366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1.06493105676e-05" calcext:value-type="float">
            <text:p>1.06493105676e-05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5352156899" calcext:value-type="float">
            <text:p>0.0205352156899</text:p>
          </table:table-cell>
          <table:table-cell office:value-type="float" office:value="230.4" calcext:value-type="float">
            <text:p>230.4</text:p>
          </table:table-cell>
          <table:table-cell office:value-type="float" office:value="5.95330672704e-06" calcext:value-type="float">
            <text:p>5.95330672704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72276623" calcext:value-type="float">
            <text:p>0.033872276623</text:p>
          </table:table-cell>
          <table:table-cell office:value-type="float" office:value="880.64" calcext:value-type="float">
            <text:p>880.64</text:p>
          </table:table-cell>
          <table:table-cell office:value-type="float" office:value="4.39844743627e-07" calcext:value-type="float">
            <text:p>4.3984474362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45133136357" calcext:value-type="float">
            <text:p>0.000745133136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0023257796" calcext:value-type="float">
            <text:p>0.00520023257796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1.02474497915e-05" calcext:value-type="float">
            <text:p>1.02474497915e-05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3597418469" calcext:value-type="float">
            <text:p>0.020359741846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5.76726589174e-06" calcext:value-type="float">
            <text:p>5.76726589174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739217381" calcext:value-type="float">
            <text:p>0.0335739217381</text:p>
          </table:table-cell>
          <table:table-cell office:value-type="float" office:value="888.832" calcext:value-type="float">
            <text:p>888.832</text:p>
          </table:table-cell>
          <table:table-cell office:value-type="float" office:value="3.665372863e-07" calcext:value-type="float">
            <text:p>3.6653728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39684265158" calcext:value-type="float">
            <text:p>0.000739684265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8253992508" calcext:value-type="float">
            <text:p>0.00518253992508</text:p>
          </table:table-cell>
          <table:table-cell office:value-type="float" office:value="209.92" calcext:value-type="float">
            <text:p>209.92</text:p>
          </table:table-cell>
          <table:table-cell office:value-type="float" office:value="9.8455890154e-06" calcext:value-type="float">
            <text:p>9.8455890154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1886719074" calcext:value-type="float">
            <text:p>0.020188671907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5.51921144487e-06" calcext:value-type="float">
            <text:p>5.51921144487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682005184" calcext:value-type="float">
            <text:p>0.0332682005184</text:p>
          </table:table-cell>
          <table:table-cell office:value-type="float" office:value="897.024" calcext:value-type="float">
            <text:p>897.024</text:p>
          </table:table-cell>
          <table:table-cell office:value-type="float" office:value="3.29883557693e-07" calcext:value-type="float">
            <text:p>3.298835576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3559761176" calcext:value-type="float">
            <text:p>0.00073559761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6163042622" calcext:value-type="float">
            <text:p>0.00516163042622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9.64465862729e-06" calcext:value-type="float">
            <text:p>9.64465862729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0133221181" calcext:value-type="float">
            <text:p>0.020013322118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5.39518422138e-06" calcext:value-type="float">
            <text:p>5.39518422138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632489157" calcext:value-type="float">
            <text:p>0.0329632489157</text:p>
          </table:table-cell>
          <table:table-cell office:value-type="float" office:value="946.176" calcext:value-type="float">
            <text:p>946.176</text:p>
          </table:table-cell>
          <table:table-cell office:value-type="float" office:value="2.93229829085e-07" calcext:value-type="float">
            <text:p>2.932298290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3491650286" calcext:value-type="float">
            <text:p>0.00073491650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4232935034" calcext:value-type="float">
            <text:p>0.00514232935034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9.44372823919e-06" calcext:value-type="float">
            <text:p>9.44372823919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8393989453" calcext:value-type="float">
            <text:p>0.0198393989453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5.1471297744e-06" calcext:value-type="float">
            <text:p>5.1471297744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453604166" calcext:value-type="float">
            <text:p>0.0326453604166</text:p>
          </table:table-cell>
          <table:table-cell office:value-type="float" office:value="954.368" calcext:value-type="float">
            <text:p>954.368</text:p>
          </table:table-cell>
          <table:table-cell office:value-type="float" office:value="2.56576100477e-07" calcext:value-type="float">
            <text:p>2.565761004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3355428506" calcext:value-type="float">
            <text:p>0.00073355428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2523985608" calcext:value-type="float">
            <text:p>0.0051252398560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9.24279785119e-06" calcext:value-type="float">
            <text:p>9.24279785119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6610098424" calcext:value-type="float">
            <text:p>0.0196610098424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96108893921e-06" calcext:value-type="float">
            <text:p>4.96108893921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198856921" calcext:value-type="float">
            <text:p>0.0323198856921</text:p>
          </table:table-cell>
          <table:table-cell office:value-type="float" office:value="995.328" calcext:value-type="float">
            <text:p>995.328</text:p>
          </table:table-cell>
          <table:table-cell office:value-type="float" office:value="2.19922371758e-07" calcext:value-type="float">
            <text:p>2.199223717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31510958361" calcext:value-type="float">
            <text:p>0.000731510958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0935667906" calcext:value-type="float">
            <text:p>0.0051093566790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9.04186746309e-06" calcext:value-type="float">
            <text:p>9.04186746309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4751154955" calcext:value-type="float">
            <text:p>0.0194751154955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83706171572e-06" calcext:value-type="float">
            <text:p>4.83706171572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9935314052" calcext:value-type="float">
            <text:p>0.0319935314052</text:p>
          </table:table-cell>
          <table:table-cell office:value-type="float" office:value="1003.52" calcext:value-type="float">
            <text:p>1003.52</text:p>
          </table:table-cell>
          <table:table-cell office:value-type="float" office:value="1.8326864315e-07" calcext:value-type="float">
            <text:p>1.83268643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26062087163" calcext:value-type="float">
            <text:p>0.000726062087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9246823767" calcext:value-type="float">
            <text:p>0.00509246823767</text:p>
          </table:table-cell>
          <table:table-cell office:value-type="float" office:value="230.4" calcext:value-type="float">
            <text:p>230.4</text:p>
          </table:table-cell>
          <table:table-cell office:value-type="float" office:value="8.84093707498e-06" calcext:value-type="float">
            <text:p>8.84093707498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2873603443" calcext:value-type="float">
            <text:p>0.0192873603443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4.77504810392e-06" calcext:value-type="float">
            <text:p>4.77504810392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6783679" calcext:value-type="float">
            <text:p>0.03166783679</text:p>
          </table:table-cell>
          <table:table-cell office:value-type="float" office:value="1044.48" calcext:value-type="float">
            <text:p>1044.48</text:p>
          </table:table-cell>
          <table:table-cell office:value-type="float" office:value="1.46614914542e-07" calcext:value-type="float">
            <text:p>1.466149145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24018760464" calcext:value-type="float">
            <text:p>0.000724018760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7397137329" calcext:value-type="float">
            <text:p>0.0050739713732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8.64000668699e-06" calcext:value-type="float">
            <text:p>8.64000668699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1042572038" calcext:value-type="float">
            <text:p>0.0191042572038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4.58900726874e-06" calcext:value-type="float">
            <text:p>4.58900726874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471630101" calcext:value-type="float">
            <text:p>0.0313471630101</text:p>
          </table:table-cell>
          <table:table-cell office:value-type="float" office:value="1089.536" calcext:value-type="float">
            <text:p>1089.536</text:p>
          </table:table-cell>
          <table:table-cell office:value-type="float" office:value="1.09961185935e-07" calcext:value-type="float">
            <text:p>1.099611859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21294324864" calcext:value-type="float">
            <text:p>0.000721294324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5165450431" calcext:value-type="float">
            <text:p>0.00505165450431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7.83628513468e-06" calcext:value-type="float">
            <text:p>7.83628513468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89101132913" calcext:value-type="float">
            <text:p>0.0189101132913</text:p>
          </table:table-cell>
          <table:table-cell office:value-type="float" office:value="250.88" calcext:value-type="float">
            <text:p>250.88</text:p>
          </table:table-cell>
          <table:table-cell office:value-type="float" office:value="4.34095282176e-06" calcext:value-type="float">
            <text:p>4.34095282176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162643176" calcext:value-type="float">
            <text:p>0.0310162643176</text:p>
          </table:table-cell>
          <table:table-cell office:value-type="float" office:value="1400.832" calcext:value-type="float">
            <text:p>1400.832</text:p>
          </table:table-cell>
          <table:table-cell office:value-type="float" office:value="7.33074572157e-08" calcext:value-type="float">
            <text:p>7.3307457215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17207671466" calcext:value-type="float">
            <text:p>0.000717207671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3476606292" calcext:value-type="float">
            <text:p>0.00503476606292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7.63535474657e-06" calcext:value-type="float">
            <text:p>7.63535474657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715907352" calcext:value-type="float">
            <text:p>0.018715907352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4.27893921007e-06" calcext:value-type="float">
            <text:p>4.27893921007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6870881014" calcext:value-type="float">
            <text:p>0.0306870881014</text:p>
          </table:table-cell>
          <table:table-cell office:value-type="float" office:value="1630.208" calcext:value-type="float">
            <text:p>1630.208</text:p>
          </table:table-cell>
          <table:table-cell office:value-type="float" office:value="3.66537286078e-08" calcext:value-type="float">
            <text:p>3.6653728607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712439909167" calcext:value-type="float">
            <text:p>0.000712439909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1968709739" calcext:value-type="float">
            <text:p>0.00501968709739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7.43442435858e-06" calcext:value-type="float">
            <text:p>7.43442435858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5203368229" calcext:value-type="float">
            <text:p>0.0185203368229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4.15491198658e-06" calcext:value-type="float">
            <text:p>4.15491198658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529643469" calcext:value-type="float">
            <text:p>0.0303529643469</text:p>
          </table:table-cell>
          <table:table-cell office:value-type="float" office:value="1712.128" calcext:value-type="float">
            <text:p>1712.1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709715473568" calcext:value-type="float">
            <text:p>0.000709715473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875186376" calcext:value-type="float">
            <text:p>0.0049875186376</text:p>
          </table:table-cell>
          <table:table-cell office:value-type="float" office:value="240.64" calcext:value-type="float">
            <text:p>240.64</text:p>
          </table:table-cell>
          <table:table-cell office:value-type="float" office:value="7.23349397047e-06" calcext:value-type="float">
            <text:p>7.23349397047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3232156236" calcext:value-type="float">
            <text:p>0.0183232156236</text:p>
          </table:table-cell>
          <table:table-cell office:value-type="float" office:value="261.12" calcext:value-type="float">
            <text:p>261.12</text:p>
          </table:table-cell>
          <table:table-cell office:value-type="float" office:value="4.03088476308e-06" calcext:value-type="float">
            <text:p>4.03088476308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257304976" calcext:value-type="float">
            <text:p>0.0300257304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706991037969" calcext:value-type="float">
            <text:p>0.000706991037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4891648585" calcext:value-type="float">
            <text:p>0.00494891648585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7.03256358237e-06" calcext:value-type="float">
            <text:p>7.03256358237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1212563332" calcext:value-type="float">
            <text:p>0.0181212563332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3.96887115139e-06" calcext:value-type="float">
            <text:p>3.96887115139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88454978" calcext:value-type="float">
            <text:p>0.029688454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70426660237" calcext:value-type="float">
            <text:p>0.00070426660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0810275249" calcext:value-type="float">
            <text:p>0.0049081027524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6.83163319437e-06" calcext:value-type="float">
            <text:p>6.83163319437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79139007103" calcext:value-type="float">
            <text:p>0.0179139007103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3.90685753959e-06" calcext:value-type="float">
            <text:p>3.90685753959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574463402" calcext:value-type="float">
            <text:p>0.0293574463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701542166771" calcext:value-type="float">
            <text:p>0.000701542166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69098495" calcext:value-type="float">
            <text:p>0.00486909849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6.63070280627e-06" calcext:value-type="float">
            <text:p>6.63070280627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707351436" calcext:value-type="float">
            <text:p>0.017707351436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3.7828303161e-06" calcext:value-type="float">
            <text:p>3.7828303161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217100547" calcext:value-type="float">
            <text:p>0.0290217100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97455513372" calcext:value-type="float">
            <text:p>0.000697455513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2949107888" calcext:value-type="float">
            <text:p>0.00482949107888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6.42977241816e-06" calcext:value-type="float">
            <text:p>6.42977241816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499747706" calcext:value-type="float">
            <text:p>0.017499747706</text:p>
          </table:table-cell>
          <table:table-cell office:value-type="float" office:value="276.48" calcext:value-type="float">
            <text:p>276.48</text:p>
          </table:table-cell>
          <table:table-cell office:value-type="float" office:value="3.72081670441e-06" calcext:value-type="float">
            <text:p>3.72081670441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858271754" calcext:value-type="float">
            <text:p>0.0286858271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92687751074" calcext:value-type="float">
            <text:p>0.000692687751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8767208115" calcext:value-type="float">
            <text:p>0.0047876720811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6.22884203016e-06" calcext:value-type="float">
            <text:p>6.22884203016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295679504" calcext:value-type="float">
            <text:p>0.017295679504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59678948092e-06" calcext:value-type="float">
            <text:p>3.59678948092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64860208" calcext:value-type="float">
            <text:p>0.028364860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90644424374" calcext:value-type="float">
            <text:p>0.000690644424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4746150642" calcext:value-type="float">
            <text:p>0.0047474615064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6.02791164206e-06" calcext:value-type="float">
            <text:p>6.02791164206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088696042" calcext:value-type="float">
            <text:p>0.01708869604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34873503394e-06" calcext:value-type="float">
            <text:p>3.34873503394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442230765" calcext:value-type="float">
            <text:p>0.0280442230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86557770976" calcext:value-type="float">
            <text:p>0.000686557770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1227725352" calcext:value-type="float">
            <text:p>0.0047122772535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5.62605086596e-06" calcext:value-type="float">
            <text:p>5.62605086596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68861785103" calcext:value-type="float">
            <text:p>0.0168861785103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3.28672142225e-06" calcext:value-type="float">
            <text:p>3.28672142225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294863425" calcext:value-type="float">
            <text:p>0.0277294863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81108899778" calcext:value-type="float">
            <text:p>0.000681108899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6925193855" calcext:value-type="float">
            <text:p>0.00466925193855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5.42512047785e-06" calcext:value-type="float">
            <text:p>5.42512047785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6878167748" calcext:value-type="float">
            <text:p>0.0166878167748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3.22470781045e-06" calcext:value-type="float">
            <text:p>3.22470781045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181212643" calcext:value-type="float">
            <text:p>0.0274181212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75660028579" calcext:value-type="float">
            <text:p>0.000675660028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2703083508" calcext:value-type="float">
            <text:p>0.0046270308350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5.02325970175e-06" calcext:value-type="float">
            <text:p>5.02325970175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4856714039" calcext:value-type="float">
            <text:p>0.0164856714039</text:p>
          </table:table-cell>
          <table:table-cell office:value-type="float" office:value="296.96" calcext:value-type="float">
            <text:p>296.96</text:p>
          </table:table-cell>
          <table:table-cell office:value-type="float" office:value="3.16269419876e-06" calcext:value-type="float">
            <text:p>3.16269419876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102744356" calcext:value-type="float">
            <text:p>0.0271102744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71573375181" calcext:value-type="float">
            <text:p>0.000671573375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8159288562" calcext:value-type="float">
            <text:p>0.00458159288562</text:p>
          </table:table-cell>
          <table:table-cell office:value-type="float" office:value="296.96" calcext:value-type="float">
            <text:p>296.96</text:p>
          </table:table-cell>
          <table:table-cell office:value-type="float" office:value="4.42046853755e-06" calcext:value-type="float">
            <text:p>4.42046853755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2917755987" calcext:value-type="float">
            <text:p>0.0162917755987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3.10068058695e-06" calcext:value-type="float">
            <text:p>3.10068058695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009983179" calcext:value-type="float">
            <text:p>0.0268009983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66805612882" calcext:value-type="float">
            <text:p>0.000666805612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4017599364" calcext:value-type="float">
            <text:p>0.00454017599364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4.01860776134e-06" calcext:value-type="float">
            <text:p>4.01860776134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0960810159" calcext:value-type="float">
            <text:p>0.0160960810159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2.91463975177e-06" calcext:value-type="float">
            <text:p>2.91463975177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4962666059" calcext:value-type="float">
            <text:p>0.0264962666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59994523884" calcext:value-type="float">
            <text:p>0.000659994523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9051593384" calcext:value-type="float">
            <text:p>0.00449051593384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3.81767737334e-06" calcext:value-type="float">
            <text:p>3.81767737334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59045422294" calcext:value-type="float">
            <text:p>0.0159045422294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2.85262614008e-06" calcext:value-type="float">
            <text:p>2.85262614008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1958594088" calcext:value-type="float">
            <text:p>0.0261958594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53864543786" calcext:value-type="float">
            <text:p>0.000653864543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4358295522" calcext:value-type="float">
            <text:p>0.0044358295522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3.61674698524e-06" calcext:value-type="float">
            <text:p>3.61674698524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7171592391" calcext:value-type="float">
            <text:p>0.0157171592391</text:p>
          </table:table-cell>
          <table:table-cell office:value-type="float" office:value="317.44" calcext:value-type="float">
            <text:p>317.44</text:p>
          </table:table-cell>
          <table:table-cell office:value-type="float" office:value="2.79061252828e-06" calcext:value-type="float">
            <text:p>2.79061252828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8941695167" calcext:value-type="float">
            <text:p>0.0258941695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48415672588" calcext:value-type="float">
            <text:p>0.000648415672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8415896366" calcext:value-type="float">
            <text:p>0.0043841589636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3.41581659713e-06" calcext:value-type="float">
            <text:p>3.41581659713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5326915089" calcext:value-type="float">
            <text:p>0.0155326915089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6045716931e-06" calcext:value-type="float">
            <text:p>2.6045716931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5975004597" calcext:value-type="float">
            <text:p>0.0255975004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40923474691" calcext:value-type="float">
            <text:p>0.000640923474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2585363029" calcext:value-type="float">
            <text:p>0.00432585363029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01395582103e-06" calcext:value-type="float">
            <text:p>3.01395582103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3523795748" calcext:value-type="float">
            <text:p>0.0153523795748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41853085781e-06" calcext:value-type="float">
            <text:p>2.41853085781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2971665595" calcext:value-type="float">
            <text:p>0.0252971665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31387950094" calcext:value-type="float">
            <text:p>0.000631387950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707651429" calcext:value-type="float">
            <text:p>0.0042707651429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81302543292e-06" calcext:value-type="float">
            <text:p>2.81302543292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1710752118" calcext:value-type="float">
            <text:p>0.0151710752118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23249002262e-06" calcext:value-type="float">
            <text:p>2.23249002262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49980054091" calcext:value-type="float">
            <text:p>0.0249980054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22533534397" calcext:value-type="float">
            <text:p>0.000622533534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1507349689" calcext:value-type="float">
            <text:p>0.00421507349689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2.61209504493e-06" calcext:value-type="float">
            <text:p>2.61209504493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49869796424" calcext:value-type="float">
            <text:p>0.0149869796424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17047641093e-06" calcext:value-type="float">
            <text:p>2.17047641093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050378437" calcext:value-type="float">
            <text:p>0.0247050378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136791187" calcext:value-type="float">
            <text:p>0.0006136791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5777342789" calcext:value-type="float">
            <text:p>0.0041577734278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41116465682e-06" calcext:value-type="float">
            <text:p>2.41116465682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8030701534" calcext:value-type="float">
            <text:p>0.0148030701534</text:p>
          </table:table-cell>
          <table:table-cell office:value-type="float" office:value="337.92" calcext:value-type="float">
            <text:p>337.92</text:p>
          </table:table-cell>
          <table:table-cell office:value-type="float" office:value="2.10846279913e-06" calcext:value-type="float">
            <text:p>2.10846279913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163947933" calcext:value-type="float">
            <text:p>0.0244163947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604824703002" calcext:value-type="float">
            <text:p>0.000604824703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9584914279" calcext:value-type="float">
            <text:p>0.00409584914279</text:p>
          </table:table-cell>
          <table:table-cell office:value-type="float" office:value="358.4" calcext:value-type="float">
            <text:p>358.4</text:p>
          </table:table-cell>
          <table:table-cell office:value-type="float" office:value="2.21023426872e-06" calcext:value-type="float">
            <text:p>2.21023426872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6241848359" calcext:value-type="float">
            <text:p>0.0146241848359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98443557564e-06" calcext:value-type="float">
            <text:p>1.98443557564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351180778" calcext:value-type="float">
            <text:p>0.0241351180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96651396205" calcext:value-type="float">
            <text:p>0.000596651396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3794591517" calcext:value-type="float">
            <text:p>0.00403794591517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2.00930388072e-06" calcext:value-type="float">
            <text:p>2.00930388072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4534870573" calcext:value-type="float">
            <text:p>0.0144534870573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79839474046e-06" calcext:value-type="float">
            <text:p>1.79839474046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658620479" calcext:value-type="float">
            <text:p>0.0238658620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90521416107" calcext:value-type="float">
            <text:p>0.000590521416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8848690824" calcext:value-type="float">
            <text:p>0.00398848690824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80837349262e-06" calcext:value-type="float">
            <text:p>1.80837349262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2739194449" calcext:value-type="float">
            <text:p>0.014273919444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73638112866e-06" calcext:value-type="float">
            <text:p>1.73638112866e-06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897161128" calcext:value-type="float">
            <text:p>0.0235897161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78942564811" calcext:value-type="float">
            <text:p>0.000578942564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3239315648" calcext:value-type="float">
            <text:p>0.00393239315648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60744310451e-06" calcext:value-type="float">
            <text:p>1.60744310451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0937315645" calcext:value-type="float">
            <text:p>0.0140937315645</text:p>
          </table:table-cell>
          <table:table-cell office:value-type="float" office:value="358.4" calcext:value-type="float">
            <text:p>358.4</text:p>
          </table:table-cell>
          <table:table-cell office:value-type="float" office:value="1.61235390528e-06" calcext:value-type="float">
            <text:p>1.61235390528e-06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180412864" calcext:value-type="float">
            <text:p>0.0233180412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73493693613" calcext:value-type="float">
            <text:p>0.000573493693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8011940932" calcext:value-type="float">
            <text:p>0.00388011940932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1.40651271652e-06" calcext:value-type="float">
            <text:p>1.40651271652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39209248743" calcext:value-type="float">
            <text:p>0.0139209248743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48832668179e-06" calcext:value-type="float">
            <text:p>1.48832668179e-06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58497091" calcext:value-type="float">
            <text:p>0.023058497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68725931314" calcext:value-type="float">
            <text:p>0.000568725931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3126356102" calcext:value-type="float">
            <text:p>0.00383126356102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1.20558232841e-06" calcext:value-type="float">
            <text:p>1.20558232841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7576082859" calcext:value-type="float">
            <text:p>0.0137576082859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1.42631306999e-06" calcext:value-type="float">
            <text:p>1.42631306999e-06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155912838" calcext:value-type="float">
            <text:p>0.0228155912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62595951216" calcext:value-type="float">
            <text:p>0.000562595951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8441824145" calcext:value-type="float">
            <text:p>0.00378441824145</text:p>
          </table:table-cell>
          <table:table-cell office:value-type="float" office:value="419.84" calcext:value-type="float">
            <text:p>419.84</text:p>
          </table:table-cell>
          <table:table-cell office:value-type="float" office:value="8.03721552312e-07" calcext:value-type="float">
            <text:p>8.03721552312e-07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5918106252" calcext:value-type="float">
            <text:p>0.0135918106252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30228584649e-06" calcext:value-type="float">
            <text:p>1.30228584649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748110856" calcext:value-type="float">
            <text:p>0.0225748110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57147080018" calcext:value-type="float">
            <text:p>0.000557147080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4300134947" calcext:value-type="float">
            <text:p>0.00374300134947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4.018607761e-07" calcext:value-type="float">
            <text:p>4.018607761e-07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4307890288" calcext:value-type="float">
            <text:p>0.0134307890288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2402722348e-06" calcext:value-type="float">
            <text:p>1.2402722348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420935424" calcext:value-type="float">
            <text:p>0.0223420935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4965488212" calcext:value-type="float">
            <text:p>0.00054965488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0359498622" calcext:value-type="float">
            <text:p>0.00370359498622</text:p>
          </table:table-cell>
          <table:table-cell office:value-type="float" office:value="485.376" calcext:value-type="float">
            <text:p>485.376</text:p>
          </table:table-cell>
          <table:table-cell office:value-type="float" office:value="2.00930388106e-07" calcext:value-type="float">
            <text:p>2.00930388106e-07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2724966119" calcext:value-type="float">
            <text:p>0.0132724966119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178258623e-06" calcext:value-type="float">
            <text:p>1.178258623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17585248" calcext:value-type="float">
            <text:p>0.022117585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39438248624" calcext:value-type="float">
            <text:p>0.000539438248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6338441149" calcext:value-type="float">
            <text:p>0.00366338441149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1182979645" calcext:value-type="float">
            <text:p>0.0131182979645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1.11624501131e-06" calcext:value-type="float">
            <text:p>1.11624501131e-06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904474616" calcext:value-type="float">
            <text:p>0.021904474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29902724027" calcext:value-type="float">
            <text:p>0.000529902724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22771731" calcext:value-type="float">
            <text:p>0.003622771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29752021159" calcext:value-type="float">
            <text:p>0.0129752021159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1.05423139962e-06" calcext:value-type="float">
            <text:p>1.05423139962e-06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117038637" calcext:value-type="float">
            <text:p>0.0217117038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17642763831" calcext:value-type="float">
            <text:p>0.000517642763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8236010339" calcext:value-type="float">
            <text:p>0.00358236010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8413482619" calcext:value-type="float">
            <text:p>0.0128413482619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9.92217787821e-07" calcext:value-type="float">
            <text:p>9.92217787821e-07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401525535" calcext:value-type="float">
            <text:p>0.0215401525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08788348134" calcext:value-type="float">
            <text:p>0.000508788348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4617058613" calcext:value-type="float">
            <text:p>0.00354617058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115261504" calcext:value-type="float">
            <text:p>0.0127115261504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9.30204176131e-07" calcext:value-type="float">
            <text:p>9.30204176131e-07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8223446" calcext:value-type="float">
            <text:p>0.02138223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98571714637" calcext:value-type="float">
            <text:p>0.000498571714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0575895851" calcext:value-type="float">
            <text:p>0.00350575895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5834407896" calcext:value-type="float">
            <text:p>0.0125834407896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8.06176952639e-07" calcext:value-type="float">
            <text:p>8.06176952639e-07</text:p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24096476" calcext:value-type="float">
            <text:p>0.021224096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8903619004" calcext:value-type="float">
            <text:p>0.00048903619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6514627803" calcext:value-type="float">
            <text:p>0.00346514627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4589529837" calcext:value-type="float">
            <text:p>0.0124589529837</text:p>
          </table:table-cell>
          <table:table-cell office:value-type="float" office:value="440.32" calcext:value-type="float">
            <text:p>440.32</text:p>
          </table:table-cell>
          <table:table-cell office:value-type="float" office:value="6.82149729148e-07" calcext:value-type="float">
            <text:p>6.82149729148e-07</text:p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707594365" calcext:value-type="float">
            <text:p>0.0210707594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77457338744" calcext:value-type="float">
            <text:p>0.000477457338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2855465502" calcext:value-type="float">
            <text:p>0.00342855465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3552441589" calcext:value-type="float">
            <text:p>0.0123552441589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6.20136117346e-07" calcext:value-type="float">
            <text:p>6.20136117346e-07</text:p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158465145" calcext:value-type="float">
            <text:p>0.0209158465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66559596348" calcext:value-type="float">
            <text:p>0.000466559596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8573039292" calcext:value-type="float">
            <text:p>0.00338573039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2569936933" calcext:value-type="float">
            <text:p>0.0122569936933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5.58122505656e-07" calcext:value-type="float">
            <text:p>5.58122505656e-07</text:p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678234976" calcext:value-type="float">
            <text:p>0.0207678234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5974850735" calcext:value-type="float">
            <text:p>0.00045974850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4974192853" calcext:value-type="float">
            <text:p>0.00334974192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168047249" calcext:value-type="float">
            <text:p>0.012168047249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4.96108893966e-07" calcext:value-type="float">
            <text:p>4.96108893966e-07</text:p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123608491" calcext:value-type="float">
            <text:p>0.0206123608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54299636152" calcext:value-type="float">
            <text:p>0.000454299636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1475872851" calcext:value-type="float">
            <text:p>0.00331475872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0776121614" calcext:value-type="float">
            <text:p>0.0120776121614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4.34095282165e-07" calcext:value-type="float">
            <text:p>4.34095282165e-07</text:p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591704034" calcext:value-type="float">
            <text:p>0.0204591704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46807438254" calcext:value-type="float">
            <text:p>0.000446807438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8017763423" calcext:value-type="float">
            <text:p>0.00328017763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19882935563" calcext:value-type="float">
            <text:p>0.0119882935563</text:p>
          </table:table-cell>
          <table:table-cell office:value-type="float" office:value="460.8" calcext:value-type="float">
            <text:p>460.8</text:p>
          </table:table-cell>
          <table:table-cell office:value-type="float" office:value="3.72081670474e-07" calcext:value-type="float">
            <text:p>3.72081670474e-07</text:p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043674266" calcext:value-type="float">
            <text:p>0.0203043674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37271913657" calcext:value-type="float">
            <text:p>0.000437271913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4599864571" calcext:value-type="float">
            <text:p>0.00324599864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8991610316" calcext:value-type="float">
            <text:p>0.0118991610316</text:p>
          </table:table-cell>
          <table:table-cell office:value-type="float" office:value="464.896" calcext:value-type="float">
            <text:p>464.896</text:p>
          </table:table-cell>
          <table:table-cell office:value-type="float" office:value="2.48054446983e-07" calcext:value-type="float">
            <text:p>2.48054446983e-07</text:p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522397854" calcext:value-type="float">
            <text:p>0.0201522397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30460824659" calcext:value-type="float">
            <text:p>0.000430460824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0960807557" calcext:value-type="float">
            <text:p>0.00320960807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138121423" calcext:value-type="float">
            <text:p>0.0118138121423</text:p>
          </table:table-cell>
          <table:table-cell office:value-type="float" office:value="477.184" calcext:value-type="float">
            <text:p>477.184</text:p>
          </table:table-cell>
          <table:table-cell office:value-type="float" office:value="1.86040835182e-07" calcext:value-type="float">
            <text:p>1.86040835182e-07</text:p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977666446" calcext:value-type="float">
            <text:p>0.0199977666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20925300063" calcext:value-type="float">
            <text:p>0.000420925300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7382066405" calcext:value-type="float">
            <text:p>0.00317382066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270986631" calcext:value-type="float">
            <text:p>0.0117270986631</text:p>
          </table:table-cell>
          <table:table-cell office:value-type="float" office:value="481.28" calcext:value-type="float">
            <text:p>481.28</text:p>
          </table:table-cell>
          <table:table-cell office:value-type="float" office:value="1.24027223491e-07" calcext:value-type="float">
            <text:p>1.24027223491e-07</text:p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40948004" calcext:value-type="float">
            <text:p>0.019840948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12070884365" calcext:value-type="float">
            <text:p>0.000412070884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4024483415" calcext:value-type="float">
            <text:p>0.00314024483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412535593" calcext:value-type="float">
            <text:p>0.0116412535593</text:p>
          </table:table-cell>
          <table:table-cell office:value-type="float" office:value="485.376" calcext:value-type="float">
            <text:p>485.376</text:p>
          </table:table-cell>
          <table:table-cell office:value-type="float" office:value="6.20136116902e-08" calcext:value-type="float">
            <text:p>6.20136116902e-08</text:p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819304576" calcext:value-type="float">
            <text:p>0.0196819304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403897577568" calcext:value-type="float">
            <text:p>0.000403897577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0968479735" calcext:value-type="float">
            <text:p>0.0031096847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5519349542" calcext:value-type="float">
            <text:p>0.0115519349542</text:p>
          </table:table-cell>
          <table:table-cell office:value-type="float" office:value="528.384" calcext:value-type="float">
            <text:p>528.3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275672621" calcext:value-type="float">
            <text:p>0.0195275672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90956508472" calcext:value-type="float">
            <text:p>0.000390956508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8616161113" calcext:value-type="float">
            <text:p>0.00308616161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4631125636" calcext:value-type="float">
            <text:p>0.0114631125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693193327" calcext:value-type="float">
            <text:p>0.0193693193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80058766076" calcext:value-type="float">
            <text:p>0.000380058766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5841631456" calcext:value-type="float">
            <text:p>0.00305841631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3696381623" calcext:value-type="float">
            <text:p>0.0113696381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494884667" calcext:value-type="float">
            <text:p>0.0190494884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6711769698" calcext:value-type="float">
            <text:p>0.00036711769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328825996" calcext:value-type="float">
            <text:p>0.0030328825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276784029" calcext:value-type="float">
            <text:p>0.011276784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366208027" calcext:value-type="float">
            <text:p>0.0187366208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56901063483" calcext:value-type="float">
            <text:p>0.000356901063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1076678349" calcext:value-type="float">
            <text:p>0.00301076678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1868451558" calcext:value-type="float">
            <text:p>0.0111868451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342345904" calcext:value-type="float">
            <text:p>0.0184342345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45322212187" calcext:value-type="float">
            <text:p>0.000345322212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8945517888" calcext:value-type="float">
            <text:p>0.00298945517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0956657465" calcext:value-type="float">
            <text:p>0.0110956657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365760257" calcext:value-type="float">
            <text:p>0.0181365760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33743360891" calcext:value-type="float">
            <text:p>0.00033374336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7236568462" calcext:value-type="float">
            <text:p>0.00297236568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075256507" calcext:value-type="float">
            <text:p>0.0110075256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356191021" calcext:value-type="float">
            <text:p>0.0178356191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19440073996" calcext:value-type="float">
            <text:p>0.000319440073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5326566162" calcext:value-type="float">
            <text:p>0.00295326566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8273997971" calcext:value-type="float">
            <text:p>0.0108273997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452902239" calcext:value-type="float">
            <text:p>0.0175452902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308542331599" calcext:value-type="float">
            <text:p>0.000308542331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3617616735" calcext:value-type="float">
            <text:p>0.00293617616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650685418" calcext:value-type="float">
            <text:p>0.010650685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624376257" calcext:value-type="float">
            <text:p>0.0172624376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94920153604" calcext:value-type="float">
            <text:p>0.000294920153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2170036045" calcext:value-type="float">
            <text:p>0.00292170036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4691329477" calcext:value-type="float">
            <text:p>0.0104691329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774594185" calcext:value-type="float">
            <text:p>0.0169774594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79935757809" calcext:value-type="float">
            <text:p>0.000279935757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0360560182" calcext:value-type="float">
            <text:p>0.00290360560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2931628903" calcext:value-type="float">
            <text:p>0.0102931628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998108978" calcext:value-type="float">
            <text:p>0.0166998108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66313579813" calcext:value-type="float">
            <text:p>0.000266313579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8631505468" calcext:value-type="float">
            <text:p>0.00288631505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1196118784" calcext:value-type="float">
            <text:p>0.0101196118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197802289" calcext:value-type="float">
            <text:p>0.0164197802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54734728517" calcext:value-type="float">
            <text:p>0.000254734728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7183924777" calcext:value-type="float">
            <text:p>0.00287183924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995226354745" calcext:value-type="float">
            <text:p>0.00995226354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388333492" calcext:value-type="float">
            <text:p>0.0161388333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4383698612" calcext:value-type="float">
            <text:p>0.0002438369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5575501788" calcext:value-type="float">
            <text:p>0.00285575501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79514963999" calcext:value-type="float">
            <text:p>0.00979514963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559441026" calcext:value-type="float">
            <text:p>0.0158559441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32939243724" calcext:value-type="float">
            <text:p>0.000232939243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3946973511" calcext:value-type="float">
            <text:p>0.00283946973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63356980227" calcext:value-type="float">
            <text:p>0.00963356980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726517233" calcext:value-type="float">
            <text:p>0.0155726517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8635956829" calcext:value-type="float">
            <text:p>0.000218635956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1976655349" calcext:value-type="float">
            <text:p>0.00281976655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4770141361" calcext:value-type="float">
            <text:p>0.0094770141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792077283" calcext:value-type="float">
            <text:p>0.0152792077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8419323332" calcext:value-type="float">
            <text:p>0.000208419323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0267705922" calcext:value-type="float">
            <text:p>0.00280267705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1220890431" calcext:value-type="float">
            <text:p>0.00931220890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849574678" calcext:value-type="float">
            <text:p>0.0149849574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97521580935" calcext:value-type="float">
            <text:p>0.000197521580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8619072358" calcext:value-type="float">
            <text:p>0.00278619072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14870623551" calcext:value-type="float">
            <text:p>0.00914870623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802257558" calcext:value-type="float">
            <text:p>0.0146802257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80493858441" calcext:value-type="float">
            <text:p>0.000180493858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7050859943" calcext:value-type="float">
            <text:p>0.00277050859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899091003315" calcext:value-type="float">
            <text:p>0.00899091003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750542626" calcext:value-type="float">
            <text:p>0.0143750542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5324950245" calcext:value-type="float">
            <text:p>0.00015324950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5402226379" calcext:value-type="float">
            <text:p>0.00275402226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83150113376" calcext:value-type="float">
            <text:p>0.00883150113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683068868" calcext:value-type="float">
            <text:p>0.0140683068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29410690958" calcext:value-type="float">
            <text:p>0.000129410690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3693276953" calcext:value-type="float">
            <text:p>0.00273693276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6689288671" calcext:value-type="float">
            <text:p>0.0086689288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670567758" calcext:value-type="float">
            <text:p>0.0137670567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8977423964" calcext:value-type="float">
            <text:p>0.000108977423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0194956951" calcext:value-type="float">
            <text:p>0.00270194956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026970187" calcext:value-type="float">
            <text:p>0.0085026970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700945313" calcext:value-type="float">
            <text:p>0.0134700945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9.33119192695e-05" calcext:value-type="float">
            <text:p>9.331191926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6334741776" calcext:value-type="float">
            <text:p>0.00266334741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32312940635" calcext:value-type="float">
            <text:p>0.00832312940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1810116998" calcext:value-type="float">
            <text:p>0.0131810116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49219789755e-05" calcext:value-type="float">
            <text:p>7.492197897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2735895337" calcext:value-type="float">
            <text:p>0.00262735895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14858596553" calcext:value-type="float">
            <text:p>0.00814858596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8976460236" calcext:value-type="float">
            <text:p>0.0128976460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129980098e-05" calcext:value-type="float">
            <text:p>6.12998009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8915890737" calcext:value-type="float">
            <text:p>0.00258915890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797484887323" calcext:value-type="float">
            <text:p>0.00797484887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14756777" calcext:value-type="float">
            <text:p>0.012614756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9039840784e-05" calcext:value-type="float">
            <text:p>4.903984078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5136096711" calcext:value-type="float">
            <text:p>0.00255136096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042751482" calcext:value-type="float">
            <text:p>0.0078042751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347261081" calcext:value-type="float">
            <text:p>0.0123347261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9504316187e-05" calcext:value-type="float">
            <text:p>3.95043161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1818724295" calcext:value-type="float">
            <text:p>0.00251818724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63128237761" calcext:value-type="float">
            <text:p>0.00763128237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608157274" calcext:value-type="float">
            <text:p>0.0120608157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86065737907e-05" calcext:value-type="float">
            <text:p>2.860657379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8541562454" calcext:value-type="float">
            <text:p>0.00248541562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47230766587" calcext:value-type="float">
            <text:p>0.00747230766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828007223" calcext:value-type="float">
            <text:p>0.0117828007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2.24765936927e-05" calcext:value-type="float">
            <text:p>2.247659369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5545874636" calcext:value-type="float">
            <text:p>0.00245545874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0402893278" calcext:value-type="float">
            <text:p>0.00730402893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060317639" calcext:value-type="float">
            <text:p>0.0115060317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29410690958e-05" calcext:value-type="float">
            <text:p>1.294106909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2349133945" calcext:value-type="float">
            <text:p>0.00242349133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14722515936" calcext:value-type="float">
            <text:p>0.00714722515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323779221" calcext:value-type="float">
            <text:p>0.0112323779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9.53552459693e-06" calcext:value-type="float">
            <text:p>9.535524596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9333340839" calcext:value-type="float">
            <text:p>0.00239333340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699178597575" calcext:value-type="float">
            <text:p>0.00699178597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486457616" calcext:value-type="float">
            <text:p>0.0109486457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8.17330679737e-06" calcext:value-type="float">
            <text:p>8.173306797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6176810722" calcext:value-type="float">
            <text:p>0.00236176810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84093677601" calcext:value-type="float">
            <text:p>0.00684093677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574739694" calcext:value-type="float">
            <text:p>0.0106574739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4.08665339868e-06" calcext:value-type="float">
            <text:p>4.086653398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3241438767" calcext:value-type="float">
            <text:p>0.00233241438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69294080949" calcext:value-type="float">
            <text:p>0.00669294080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598887016" calcext:value-type="float">
            <text:p>0.0103598887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6.81108899725e-07" calcext:value-type="float">
            <text:p>6.811088997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0487014397" calcext:value-type="float">
            <text:p>0.00230487014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54767402257" calcext:value-type="float">
            <text:p>0.00654767402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573558955" calcext:value-type="float">
            <text:p>0.0100573558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03.36" calcext:value-type="float">
            <text:p>2703.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6787641521" calcext:value-type="float">
            <text:p>0.00226787641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0011224371" calcext:value-type="float">
            <text:p>0.00640011224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4470812218" calcext:value-type="float">
            <text:p>0.00974470812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3188795082" calcext:value-type="float">
            <text:p>0.00223188795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3971091537" calcext:value-type="float">
            <text:p>0.00623971091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200030147" calcext:value-type="float">
            <text:p>0.0094200030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9589948643" calcext:value-type="float">
            <text:p>0.00219589948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0852641607" calcext:value-type="float">
            <text:p>0.0060852641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0471655425" calcext:value-type="float">
            <text:p>0.00910471655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5709628181" calcext:value-type="float">
            <text:p>0.00215709628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2368432299" calcext:value-type="float">
            <text:p>0.00592368432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7957336241" calcext:value-type="float">
            <text:p>0.0087957336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1628254845" calcext:value-type="float">
            <text:p>0.00211628254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75701828693" calcext:value-type="float">
            <text:p>0.00575701828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49763527825" calcext:value-type="float">
            <text:p>0.00849763527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8009303119" calcext:value-type="float">
            <text:p>0.00208009303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58290903378" calcext:value-type="float">
            <text:p>0.00558290903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0726975155" calcext:value-type="float">
            <text:p>0.00820726975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3767087484" calcext:value-type="float">
            <text:p>0.0020376708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079314053" calcext:value-type="float">
            <text:p>0.0054079314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2540666108" calcext:value-type="float">
            <text:p>0.00792540666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0188346332" calcext:value-type="float">
            <text:p>0.00200188346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2755744442" calcext:value-type="float">
            <text:p>0.00522755744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64614560928" calcext:value-type="float">
            <text:p>0.00764614560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6488973456" calcext:value-type="float">
            <text:p>0.00196488973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0474936176" calcext:value-type="float">
            <text:p>0.0050474936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3743608376" calcext:value-type="float">
            <text:p>0.007374360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2769495293" calcext:value-type="float">
            <text:p>0.00192769495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88578972626" calcext:value-type="float">
            <text:p>0.00488578972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0752360425" calcext:value-type="float">
            <text:p>0.00710752360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9130438279" calcext:value-type="float">
            <text:p>0.00189130438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2489218345" calcext:value-type="float">
            <text:p>0.00472489218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84193241758" calcext:value-type="float">
            <text:p>0.00684193241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5752750001" calcext:value-type="float">
            <text:p>0.00185752750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56176167551" calcext:value-type="float">
            <text:p>0.00456176167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58645619814" calcext:value-type="float">
            <text:p>0.00658645619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2073482413" calcext:value-type="float">
            <text:p>0.00182073482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0421358039" calcext:value-type="float">
            <text:p>0.00440421358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2636227627" calcext:value-type="float">
            <text:p>0.00632636227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9077794595" calcext:value-type="float">
            <text:p>0.00179077794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4647940484" calcext:value-type="float">
            <text:p>0.00424647940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6212708159" calcext:value-type="float">
            <text:p>0.00606212708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5700106317" calcext:value-type="float">
            <text:p>0.00175700106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0929630523" calcext:value-type="float">
            <text:p>0.0040929630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78612774024" calcext:value-type="float">
            <text:p>0.00578612774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2644102637" calcext:value-type="float">
            <text:p>0.00172644102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4347844237" calcext:value-type="float">
            <text:p>0.00394347844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0657350098" calcext:value-type="float">
            <text:p>0.00550657350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8964835048" calcext:value-type="float">
            <text:p>0.00168964835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79796354821" calcext:value-type="float">
            <text:p>0.00379796354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1891995825" calcext:value-type="float">
            <text:p>0.00521891995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5185041023" calcext:value-type="float">
            <text:p>0.0016518504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4823083103" calcext:value-type="float">
            <text:p>0.00364823083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2045512808" calcext:value-type="float">
            <text:p>0.00492045512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062114079" calcext:value-type="float">
            <text:p>0.0016062114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4967613632" calcext:value-type="float">
            <text:p>0.0034967613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1583336134" calcext:value-type="float">
            <text:p>0.00461583336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5795871822" calcext:value-type="float">
            <text:p>0.00155795871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3301058717" calcext:value-type="float">
            <text:p>0.00333301058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1392357856" calcext:value-type="float">
            <text:p>0.00431392357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1473235037" calcext:value-type="float">
            <text:p>0.00151473235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17372574139" calcext:value-type="float">
            <text:p>0.00317372574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1043791321" calcext:value-type="float">
            <text:p>0.00401043791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6185544459" calcext:value-type="float">
            <text:p>0.00146185544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0879645599" calcext:value-type="float">
            <text:p>0.0030087964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69995239735" calcext:value-type="float">
            <text:p>0.0036999523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1320064916" calcext:value-type="float">
            <text:p>0.00141320064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3381882751" calcext:value-type="float">
            <text:p>0.00283381882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39610024768" calcext:value-type="float">
            <text:p>0.00339610024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7178375718" calcext:value-type="float">
            <text:p>0.00137178375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65394108111" calcext:value-type="float">
            <text:p>0.00265394108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09327425411" calcext:value-type="float">
            <text:p>0.00309327425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295626537" calcext:value-type="float">
            <text:p>0.0013295626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4699075385" calcext:value-type="float">
            <text:p>0.0024699075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79708162672" calcext:value-type="float">
            <text:p>0.00279708162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9196576633" calcext:value-type="float">
            <text:p>0.00129196576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28903736315" calcext:value-type="float">
            <text:p>0.00228903736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0239158505" calcext:value-type="float">
            <text:p>0.00250239158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5074992722" calcext:value-type="float">
            <text:p>0.00125074992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0754691971" calcext:value-type="float">
            <text:p>0.00210754691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0814132456" calcext:value-type="float">
            <text:p>0.0022081413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1013724673" calcext:value-type="float">
            <text:p>0.00121013724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2506404733" calcext:value-type="float">
            <text:p>0.00192506404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922283555" calcext:value-type="float">
            <text:p>0.001922283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7334457085" calcext:value-type="float">
            <text:p>0.00117334457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75200924993" calcext:value-type="float">
            <text:p>0.00175200924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4701718229" calcext:value-type="float">
            <text:p>0.00164701718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2971609726" calcext:value-type="float">
            <text:p>0.00112971609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58614956239" calcext:value-type="float">
            <text:p>0.00158614956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37680829319" calcext:value-type="float">
            <text:p>0.00137680829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9634132023" calcext:value-type="float">
            <text:p>0.00109634132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1495556927" calcext:value-type="float">
            <text:p>0.00141495556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2847851799" calcext:value-type="float">
            <text:p>0.00112847851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5613074549" calcext:value-type="float">
            <text:p>0.00105613074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4580846084" calcext:value-type="float">
            <text:p>0.00124580846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03970223589" calcext:value-type="float">
            <text:p>0.000903970223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1511595926" calcext:value-type="float">
            <text:p>0.00101511595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08193363119" calcext:value-type="float">
            <text:p>0.00108193363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72851640514" calcext:value-type="float">
            <text:p>0.000572851640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72693802907" calcext:value-type="float">
            <text:p>0.000972693802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24571616495" calcext:value-type="float">
            <text:p>0.000924571616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4057387853" calcext:value-type="float">
            <text:p>0.00034057387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27456906327" calcext:value-type="float">
            <text:p>0.000927456906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2916068237" calcext:value-type="float">
            <text:p>0.000772916068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75142856504" calcext:value-type="float">
            <text:p>0.000175142856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74378947673" calcext:value-type="float">
            <text:p>0.000874378947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25912530662" calcext:value-type="float">
            <text:p>0.000625912530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95637458612e-05" calcext:value-type="float">
            <text:p>7.956374586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15671508556" calcext:value-type="float">
            <text:p>0.000815671508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498137303909" calcext:value-type="float">
            <text:p>0.000498137303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91405253707e-05" calcext:value-type="float">
            <text:p>3.914052537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48720901618" calcext:value-type="float">
            <text:p>0.000748720901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07342839107" calcext:value-type="float">
            <text:p>0.000307342839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98634501413e-05" calcext:value-type="float">
            <text:p>1.986345014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87399775142" calcext:value-type="float">
            <text:p>0.000687399775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7708653999" calcext:value-type="float">
            <text:p>0.00017708653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9.45529545471e-06" calcext:value-type="float">
            <text:p>9.455295454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24671278551" calcext:value-type="float">
            <text:p>0.000624671278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8.82641493541e-05" calcext:value-type="float">
            <text:p>8.826414935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4.58105399936e-06" calcext:value-type="float">
            <text:p>4.581053999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737120955" calcext:value-type="float">
            <text:p>0.00056737120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8394594835e-05" calcext:value-type="float">
            <text:p>3.83945948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74863239957e-06" calcext:value-type="float">
            <text:p>2.748632399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8515361244" calcext:value-type="float">
            <text:p>0.000518515361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95384448676e-05" calcext:value-type="float">
            <text:p>1.953844486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0889606237e-06" calcext:value-type="float">
            <text:p>2.08896062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67447931327" calcext:value-type="float">
            <text:p>0.000467447931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9.92428945656e-06" calcext:value-type="float">
            <text:p>9.924289456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68582787174e-06" calcext:value-type="float">
            <text:p>1.685827871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1859208302" calcext:value-type="float">
            <text:p>0.00041859208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65201068278e-06" calcext:value-type="float">
            <text:p>4.652010682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61253100783e-06" calcext:value-type="float">
            <text:p>1.61253100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64910965745" calcext:value-type="float">
            <text:p>0.00036491096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23296512769e-06" calcext:value-type="float">
            <text:p>2.232965127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57588257577e-06" calcext:value-type="float">
            <text:p>1.575882575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6457223186" calcext:value-type="float">
            <text:p>0.000316457223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11648256385e-06" calcext:value-type="float">
            <text:p>1.116482563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53923414381e-06" calcext:value-type="float">
            <text:p>1.53923414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71823485227" calcext:value-type="float">
            <text:p>0.000271823485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6.82294900134e-07" calcext:value-type="float">
            <text:p>6.822949001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46593727979e-06" calcext:value-type="float">
            <text:p>1.465937279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7189747269" calcext:value-type="float">
            <text:p>0.000227189747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3.72160854578e-07" calcext:value-type="float">
            <text:p>3.721608545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1.42928884783e-06" calcext:value-type="float">
            <text:p>1.42928884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83963379425" calcext:value-type="float">
            <text:p>0.000183963379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3.10134045556e-07" calcext:value-type="float">
            <text:p>3.101340455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39264041576e-06" calcext:value-type="float">
            <text:p>1.392640415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49583338025" calcext:value-type="float">
            <text:p>0.000149583338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2.48107236422e-07" calcext:value-type="float">
            <text:p>2.481072364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35599198381e-06" calcext:value-type="float">
            <text:p>1.35599198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7012772487" calcext:value-type="float">
            <text:p>0.000117012772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24053618156e-07" calcext:value-type="float">
            <text:p>1.240536181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31934355185e-06" calcext:value-type="float">
            <text:p>1.319343551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6.99664000438e-05" calcext:value-type="float">
            <text:p>6.996640004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6.20268091334e-08" calcext:value-type="float">
            <text:p>6.2026809133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1.28269511979e-06" calcext:value-type="float">
            <text:p>1.282695119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3.86021517482e-05" calcext:value-type="float">
            <text:p>3.860215174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1.24604668783e-06" calcext:value-type="float">
            <text:p>1.24604668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09094988637e-05" calcext:value-type="float">
            <text:p>2.090949886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1.20939825587e-06" calcext:value-type="float">
            <text:p>1.209398255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84632644227e-06" calcext:value-type="float">
            <text:p>8.846326442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1.0994529599e-06" calcext:value-type="float">
            <text:p>1.09945295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22211034745e-06" calcext:value-type="float">
            <text:p>4.222110347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1.06280452783e-06" calcext:value-type="float">
            <text:p>1.06280452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80947586315e-06" calcext:value-type="float">
            <text:p>1.809475863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9.89507663918e-07" calcext:value-type="float">
            <text:p>9.895076639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6.03158621049e-07" calcext:value-type="float">
            <text:p>6.031586210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9.16210799895e-07" calcext:value-type="float">
            <text:p>9.162107998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4.02105747366e-07" calcext:value-type="float">
            <text:p>4.021057473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7.32968639894e-07" calcext:value-type="float">
            <text:p>7.329686398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01052873683e-07" calcext:value-type="float">
            <text:p>2.010528736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6.96320207938e-07" calcext:value-type="float">
            <text:p>6.9632020793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6.23023343915e-07" calcext:value-type="float">
            <text:p>6.230233439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4.76429615981e-07" calcext:value-type="float">
            <text:p>4.764296159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03132751958e-07" calcext:value-type="float">
            <text:p>4.031327519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3.29835887936e-07" calcext:value-type="float">
            <text:p>3.298358879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2.56539023913e-07" calcext:value-type="float">
            <text:p>2.565390239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46593727934e-07" calcext:value-type="float">
            <text:p>1.465937279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7.32968640227e-08" calcext:value-type="float">
            <text:p>7.3296864022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3.66484319558e-08" calcext:value-type="float">
            <text:p>3.6648431955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86.4" calcext:value-type="float">
            <text:p>3686.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